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4"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 style:family="paragraph" style:parent-style-name="Standard">
      <style:paragraph-properties fo:margin-left="0cm" fo:margin-right="0cm" fo:margin-top="0cm" fo:margin-bottom="0.353cm" fo:line-height="115%" fo:text-align="center"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8"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1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2"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3"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4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4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2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2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2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2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3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3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3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3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3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3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3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3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4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4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4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4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6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6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6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6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6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6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6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6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7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9"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3"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4"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5"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6"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7"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8"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9"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0"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1"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2"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3"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4"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5"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6"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77"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78"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7">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48">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49">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50">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51">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52">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53">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54">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55">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56">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60">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61">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63">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64">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65">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68">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9">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70">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paragraph-properties fo:margin-top="0cm" fo:margin-bottom="0.353cm"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paragraph-properties fo:margin-top="0cm" fo:margin-bottom="0.353cm"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2" style:family="paragraph" style:parent-style-name="Standard">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3" style:family="paragraph" style:parent-style-name="Standard" style:list-style-name="L166">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4" style:family="paragraph" style:parent-style-name="Standard" style:list-style-name="L167">
      <style:paragraph-properties fo:margin-top="0cm" fo:margin-bottom="0.353cm"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15"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216"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7"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8" style:family="paragraph" style:parent-style-name="Standard" style:list-style-name="L35">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9" style:family="paragraph" style:parent-style-name="Standard" style:list-style-name="L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74">
      <style:paragraph-properties fo:margin-top="0cm" fo:margin-bottom="0.353cm" fo:line-height="115%" fo:text-align="start" style:justify-single-word="false" style:text-autospace="none"/>
    </style:style>
    <style:style style:name="P221" style:family="paragraph" style:parent-style-name="Standard" style:list-style-name="L146">
      <style:paragraph-properties fo:margin-top="0cm" fo:margin-bottom="0.353cm" fo:line-height="115%" fo:text-align="start" style:justify-single-word="false" style:text-autospace="none"/>
    </style:style>
    <style:style style:name="P222" style:family="paragraph" style:parent-style-name="Standard" style:list-style-name="L93">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3" style:family="paragraph" style:parent-style-name="Standard" style:list-style-name="L94">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4" style:family="paragraph" style:parent-style-name="Standard" style:list-style-name="L95">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5" style:family="paragraph" style:parent-style-name="Standard" style:list-style-name="L96">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26" style:family="paragraph" style:parent-style-name="Standard" style:list-style-name="L93">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7" style:family="paragraph" style:parent-style-name="Standard" style:list-style-name="L98">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8" style:family="paragraph" style:parent-style-name="Standard" style:list-style-name="L97">
      <style:paragraph-properties fo:margin-left="0cm" fo:margin-right="0cm" fo:margin-top="0cm" fo:margin-bottom="0.353cm" fo:line-height="115%" fo:text-align="start" style:justify-single-word="false" fo:text-indent="0cm"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w Game Ideas 27/12/19</text:p>
      <text:p text:style-name="P9">Talent Pools List</text:p>
      <text:p text:style-name="P11">Brawler</text:p>
      <text:p text:style-name="P4">Passive Per Point Bonus: <text:span text:style-name="T1">+1 Base Damage with Melee Weapons</text:span></text:p>
      <text:list xml:id="list763856736010022263" text:style-name="L1">
        <text:list-item>
          <text:list>
            <text:list-item>
              <text:p text:style-name="P20">Level 1</text:p>
            </text:list-item>
            <text:list-item>
              <text:p text:style-name="P43">Whirlwind (Energy 20, CD 2): Deal 100% Weapon Damage to all enemies within your melee range.</text:p>
            </text:list-item>
            <text:list-item>
              <text:p text:style-name="P43">Smash (Energy 20, CD 3) Deal 200% weapon damage to a target.</text:p>
            </text:list-item>
            <text:list-item>
              <text:p text:style-name="P43">Tenacious (Passive): Whenever you lose health, gain 2 block.</text:p>
            </text:list-item>
            <text:list-item>
              <text:p text:style-name="P20">Level 2</text:p>
            </text:list-item>
            <text:list-item>
              <text:p text:style-name="P43">Charge (Energy 30, CD 3): Charge towards a target within 2 + (Mobility). At the end of the movement, deal 60% weapon damage and apply 1 Vulnerable.</text:p>
            </text:list-item>
            <text:list-item>
              <text:p text:style-name="P43">Kick to the Balls (Energy 10, CD 5): Apply 1 'Stunned' to a target.</text:p>
            </text:list-item>
            <text:list-item>
              <text:p text:style-name="P43">Masochist (Passive): While you have 50% or less health, you have +50% crit chance.</text:p>
            </text:list-item>
            <text:list-item>
              <text:p text:style-name="P43">Recklessness (Energy 10) Your melee attacks have +20 Critical Strike Chance and cannot be parried.</text:p>
            </text:list-item>
            <text:list-item>
              <text:p text:style-name="P20">Level 3</text:p>
            </text:list-item>
            <text:list-item>
              <text:p text:style-name="P43">Blade Flurry (Energy 30, CD 4): Deal 140% weapon damage to a random enemy within melee range 3 times.</text:p>
            </text:list-item>
            <text:list-item>
              <text:p text:style-name="P43">Last Stand (Passive): The first time you would take lethal damage each combat, your health is instead reduced to 1, and you gain +5 strength.</text:p>
            </text:list-item>
          </text:list>
        </text:list-item>
      </text:list>
      <text:p text:style-name="P1"/>
      <text:p text:style-name="P11">Duelist</text:p>
      <text:p text:style-name="P4">Passive Per Point Bonus: <text:span text:style-name="T1">+10 Parry Chance</text:span></text:p>
      <text:list xml:id="list5846312337031061516" text:style-name="L2">
        <text:list-item>
          <text:list>
            <text:list-item>
              <text:p text:style-name="P21">Level 1</text:p>
            </text:list-item>
            <text:list-item>
              <text:p text:style-name="P44">Dash (Energy: 0, CD 2): Move to a location within 1 + (current mobility)</text:p>
            </text:list-item>
            <text:list-item>
              <text:p text:style-name="P44">Tendon Slash (Energy 20, CD 2): Deal 140% weapon damage and apply 1 'Weakened'</text:p>
            </text:list-item>
            <text:list-item>
              <text:p text:style-name="P44">Slippery (Passive): Immune to free strikes</text:p>
            </text:list-item>
            <text:list-item>
              <text:p text:style-name="P21">Level 2</text:p>
            </text:list-item>
            <text:list-item>
              <text:p text:style-name="P44"><text:soft-page-break/>Riposte (Passive): Whenever you parry an attack, melee attack the target back for 100% weapon damage</text:p>
            </text:list-item>
            <text:list-item>
              <text:p text:style-name="P44">Shield Shatter (Energy 30, CD 4): Remove all block from a target, then deal 100% weapon damage.</text:p>
            </text:list-item>
            <text:list-item>
              <text:p text:style-name="P44">Evasion (Energy 10, CD 3, Range 3): Increase a target's parry chance by 50% until the end of the current turn cycle.</text:p>
            </text:list-item>
            <text:list-item>
              <text:p text:style-name="P44">Disarm (Energy 10, CD 4): Deal 100% weapon damage and apply 1 'Disarmed'<text:tab/></text:p>
            </text:list-item>
            <text:list-item>
              <text:p text:style-name="P21">Level 3</text:p>
            </text:list-item>
            <text:list-item>
              <text:p text:style-name="P44">Perfect Reflexes (Passive): Increase your Dodge and Parry chance by 20%.</text:p>
            </text:list-item>
            <text:list-item>
              <text:p text:style-name="P44">Decapitate (Energy 30, CD 4): Deal 200% Weapon Damage. Target is killed instantly if they have 20% or less health.</text:p>
            </text:list-item>
            <text:list-item>
              <text:p text:style-name="P44">Second Wind (Energy 0, CD 5): Gain maximum energy.</text:p>
            </text:list-item>
          </text:list>
        </text:list-item>
      </text:list>
      <text:p text:style-name="P1"/>
      <text:p text:style-name="P11">Assassination</text:p>
      <text:p text:style-name="P4">Passive Per Point Bonus: <text:span text:style-name="T1">+5% Critical Strike Chance</text:span></text:p>
      <text:list xml:id="list7343248619887986444" text:style-name="L3">
        <text:list-item>
          <text:list>
            <text:list-item>
              <text:p text:style-name="P22">Level 1</text:p>
            </text:list-item>
            <text:list-item>
              <text:p text:style-name="P45">Vanish (Energy 10, CD 3): Immediately gain 'Camoflage'.</text:p>
            </text:list-item>
            <text:list-item>
              <text:p text:style-name="P45">Cheap Shot (Energy 20, CD 2): Deal 140% weapon damage. If you have 'Camoflage', apply 1 Vulnerable.</text:p>
            </text:list-item>
            <text:list-item>
              <text:p text:style-name="P45">Shank (Energy 0, CD 1) Deal 100% Weapon Damage</text:p>
            </text:list-item>
            <text:list-item>
              <text:p text:style-name="P45">Opportunist 20 (Passive): Your melee attacks deal 20% more damage when attacking the targets back.</text:p>
            </text:list-item>
            <text:list-item>
              <text:p text:style-name="P22">Level 2</text:p>
            </text:list-item>
            <text:list-item>
              <text:p text:style-name="P45">Shadow Step (Energy 10, CD 2, Range 3) Target an enemy within 3, and teleport to their back tile.</text:p>
            </text:list-item>
            <text:list-item>
              <text:p text:style-name="P45">Ambush (Energy 20, CD 3) Deal 140% Weapon damage. If this back strikes, gain +20 energy.</text:p>
            </text:list-item>
            <text:list-item>
              <text:p text:style-name="P45">Patient Stalker (Passive): You have +10 stamina and +1 mobility while Camoflaged</text:p>
            </text:list-item>
            <text:list-item>
              <text:p text:style-name="P45">Rapid Cloaking (Power, Energy 10): On Activation end, gain camoflage.</text:p>
            </text:list-item>
            <text:list-item>
              <text:p text:style-name="P22">Level 3</text:p>
            </text:list-item>
            <text:list-item>
              <text:p text:style-name="P45">Sharpen Blade (Energy 10, CD 4): Your next melee attack is guaranteed to critically strike</text:p>
            </text:list-item>
            <text:list-item>
              <text:p text:style-name="P45"><text:soft-page-break/>Preparation (Energy 0, CD 4): Reduce the energy cost of your next ability to 0.</text:p>
            </text:list-item>
            <text:list-item>
              <text:p text:style-name="P45">Slice and Dice (Energy X, CD 4): Spend all your energy. For each 10 points spent, deal 100% weapon damage to a target.</text:p>
            </text:list-item>
            <text:list-item>
              <text:p text:style-name="P45">Stealth (Passive): You are permanently Camoflaged.</text:p>
            </text:list-item>
          </text:list>
        </text:list-item>
      </text:list>
      <text:p text:style-name="P1"/>
      <text:list xml:id="list1924255402062902483" text:style-name="L4">
        <text:list-item>
          <text:p text:style-name="P46"/>
        </text:list-item>
      </text:list>
      <text:p text:style-name="P1"/>
      <text:p text:style-name="P1"/>
      <text:p text:style-name="P1"/>
      <text:p text:style-name="P11">Guardian</text:p>
      <text:p text:style-name="P4">Passive Per Point Bonus: <text:span text:style-name="T1">+10 Physical Resistance</text:span></text:p>
      <text:list xml:id="list2469874553940256679" text:style-name="L5">
        <text:list-item>
          <text:list>
            <text:list-item>
              <text:p text:style-name="P23">Level 1</text:p>
            </text:list-item>
            <text:list-item>
              <text:p text:style-name="P47">Provoke (Energy 10, CD 3, Range 1): Force a target enemy within 1 to focus its attacks on you during its next activation.</text:p>
            </text:list-item>
            <text:list-item>
              <text:p text:style-name="P47">Guard (Energy 10, CD 2, Range 3): Give an ally 6 Block</text:p>
            </text:list-item>
            <text:list-item>
              <text:p text:style-name="P47">Cautious 5 (Passive): On activation end, if you have no block, gain 5 block.</text:p>
            </text:list-item>
            <text:list-item>
              <text:p text:style-name="P47">Sword And Board (Energy 20, CD 2): Deal 140% Weapon damage. Gain 5 Block.</text:p>
            </text:list-item>
            <text:list-item>
              <text:p text:style-name="P23">Level 2</text:p>
            </text:list-item>
            <text:list-item>
              <text:p text:style-name="P47">Get Down! (Energy 30, CD 3): Move to a tile within 1 + (Mobility). At the end of the movement, give adjacent allies 5 Block</text:p>
            </text:list-item>
            <text:list-item>
              <text:p text:style-name="P47">Shield Slam (Energy 10, CD 3): Deal physical damage to a target equal to your current block, then knock the target back 1 tile.</text:p>
            </text:list-item>
            <text:list-item>
              <text:p text:style-name="P47">Testudo (Energy): On activation start, gain 3 Block</text:p>
            </text:list-item>
            <text:list-item>
              <text:p text:style-name="P47">Guardian Aura (Passive): On activation end, allies within (aura size) gain 5 Block.</text:p>
            </text:list-item>
            <text:list-item>
              <text:p text:style-name="P23">Level 3</text:p>
            </text:list-item>
            <text:list-item>
              <text:p text:style-name="P47">Reactive Armour (Energy 20, CD 3): Remove all block, then deal physical damage to all enemies within your melee range equal to the block removed. </text:p>
            </text:list-item>
            <text:list-item>
              <text:p text:style-name="P47">Challenging Shout (Energy 20, CD 4): Force all enemies in your melee range to focus their attacks on you during their next activations.</text:p>
            </text:list-item>
            <text:list-item>
              <text:p text:style-name="P47">Unwavering (Passive): Block does not expire on activation end</text:p>
            </text:list-item>
          </text:list>
        </text:list-item>
      </text:list>
      <text:p text:style-name="P1"><text:soft-page-break/></text:p>
      <text:p text:style-name="P11">Pyromania</text:p>
      <text:p text:style-name="P4">Passive Per Point Bonus: <text:span text:style-name="T1">+5% Fire Damage, +5 Fire Resistance</text:span></text:p>
      <text:list xml:id="list4769525963555820228" text:style-name="L6">
        <text:list-item>
          <text:p text:style-name="P24">Pyromania</text:p>
          <text:list>
            <text:list-item>
              <text:p text:style-name="P24">Level 1</text:p>
            </text:list-item>
            <text:list-item>
              <text:p text:style-name="P48">Fire Ball (Energy 20, CD 0, Range 5): Deal 8 Fire damage to a target.</text:p>
            </text:list-item>
            <text:list-item>
              <text:p text:style-name="P48">Fiery Aura (Passive): On Activation end, deal 3 Fire damage to all enemies within (aura size).</text:p>
            </text:list-item>
            <text:list-item>
              <text:p text:style-name="P48">Fire Nova (Energy 20, CD 2): Deal 6 Fire damage to all enemies within 1 and apply 1 Burning.</text:p>
            </text:list-item>
            <text:list-item>
              <text:p text:style-name="P24">Level 2</text:p>
            </text:list-item>
            <text:list-item>
              <text:p text:style-name="P48">Phoenix Dive (Energy 20, CD 3) Teleport to a location within 3. Upon arrival, apply Burning to all adjacent enemies.</text:p>
            </text:list-item>
            <text:list-item>
              <text:p text:style-name="P48">Meteor (Energy 30, CD 4): Deal 10 fire damage and apply Burning to all characters in a 3x3 area.</text:p>
            </text:list-item>
            <text:list-item>
              <text:p text:style-name="P48">Immolation (Passive): Your melee attacks that reduce health apply 1 Burning</text:p>
            </text:list-item>
            <text:list-item>
              <text:p text:style-name="P48">Blaze (Energy 10): Your Melee Attacks deal Fire damage.</text:p>
            </text:list-item>
            <text:list-item>
              <text:p text:style-name="P24">Level 3</text:p>
            </text:list-item>
            <text:list-item>
              <text:p text:style-name="P48">Combustion (Energy 30, CD 4, R 1): Deal 3 fire damage to a target for each stack of burning. Remove all Burning from the target.</text:p>
            </text:list-item>
            <text:list-item>
              <text:p text:style-name="P48">Dragon Breath (Energy 30, CD 3): Deal 8 fire/magic damage to all targets in a line, up to 5 tiles away.</text:p>
            </text:list-item>
            <text:list-item>
              <text:p text:style-name="P48">Demon (Passive): +20 Fire Resistance. Increase all fire damage dealt by 20%</text:p>
            </text:list-item>
          </text:list>
        </text:list-item>
      </text:list>
      <text:p text:style-name="P1"/>
      <text:p text:style-name="P11">Cyromancy</text:p>
      <text:p text:style-name="P4">Passive Per Point Bonus: <text:span text:style-name="T1">+5% Frost Damage, +5 Frost Resistance</text:span></text:p>
      <text:list xml:id="list1093373355039606336" text:style-name="L7">
        <text:list-item>
          <text:list>
            <text:list-item>
              <text:p text:style-name="P25">Level 1</text:p>
            </text:list-item>
            <text:list-item>
              <text:p text:style-name="P49">Frost Nova (Energy 20, CD 2):Deal 6 Frost Damage to adjacent enemies and apply 1 Chilled</text:p>
            </text:list-item>
            <text:list-item>
              <text:p text:style-name="P49">Chilling Blow (Energy 20, CD 1): Deal 140% Weapon damage and apply 1 'Chilled'</text:p>
            </text:list-item>
            <text:list-item>
              <text:p text:style-name="P49">Icy Focus (Energy 10, CD 1, Range 3): Give an ally +2 Wisdom</text:p>
            </text:list-item>
            <text:list-item>
              <text:p text:style-name="P49">Shatter (Passive): Your Attacks made against targets with 'Chilled' have +50 crit chance.</text:p>
            </text:list-item>
            <text:list-item>
              <text:p text:style-name="P25">Level 2</text:p>
            </text:list-item>
            <text:list-item>
              <text:p text:style-name="P49"><text:soft-page-break/>Blizzard (Energy 30, CD 4, Range 5): Deal 10 Frost Damage and apply Chilled to all enemies in a 3x3 area. </text:p>
            </text:list-item>
            <text:list-item>
              <text:p text:style-name="P49">Frost Armour (Energy 20, CD 3, Range 3): Give an ally 5 block. Removes Burning </text:p>
            </text:list-item>
            <text:list-item>
              <text:p text:style-name="P49">Frost Bolt (Energy 10, CD 4, Range 5) Deal 4 Frost damage and apply Crippled.</text:p>
            </text:list-item>
            <text:list-item>
              <text:p text:style-name="P49">Creeping Frost (Energy 10): Your Melee Attacks deal Frost Damage</text:p>
            </text:list-item>
            <text:list-item>
              <text:p text:style-name="P25">Level 3</text:p>
            </text:list-item>
            <text:list-item>
              <text:p text:style-name="P49">Thaw (Energy 30, CD 3, Range 5): Deal 10 Frost damage to a target. If they are 'Chilled', refund the energy cost</text:p>
            </text:list-item>
            <text:list-item>
              <text:p text:style-name="P49">Frozen Heart (Passive): +20 Frost Resistance. Increase all Frost Damage dealt by 20%.</text:p>
            </text:list-item>
            <text:list-item>
              <text:p text:style-name="P49">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3213735028501690790" text:style-name="L8">
        <text:list-item>
          <text:list>
            <text:list-item>
              <text:p text:style-name="P26">Level 1</text:p>
            </text:list-item>
            <text:list-item>
              <text:p text:style-name="P50">Snipe (Energy 20, CD 2, Range 7): Deal 140% weapon damage to a target. Requires a ranged weapon.</text:p>
            </text:list-item>
            <text:list-item>
              <text:p text:style-name="P50">Haste (Energy 10, CD 2, Range 3): Give an ally +1 mobility and initiative</text:p>
            </text:list-item>
            <text:list-item>
              <text:p text:style-name="P50">Impaling Bolt (Energy 30, CD 4, Range 5): Deal 100% weapon damage and knock a target back 3 tiles</text:p>
            </text:list-item>
            <text:list-item>
              <text:p text:style-name="P50">Predator (Passive): While camoflaged, your critical strike chance is increased by 20%</text:p>
            </text:list-item>
            <text:list-item>
              <text:p text:style-name="P26">Level 2</text:p>
            </text:list-item>
            <text:list-item>
              <text:p text:style-name="P50">Steady Hands (Energy 10, CD 3, Range 3) Give a target +2 range with Ranged Attacks for one Activation</text:p>
            </text:list-item>
            <text:list-item>
              <text:p text:style-name="P50">Head Shot (Energy 30, CD 4, Range 5): Deal 200% weapon damage</text:p>
            </text:list-item>
            <text:list-item>
              <text:p text:style-name="P50">Forest Medicine (Energy 20, CD 3, Range 3):Give an ally 5 block. Removes 'Poisoned' </text:p>
            </text:list-item>
            <text:list-item>
              <text:p text:style-name="P50">Tree Leap (Energy 10, CD 4, Range 4) Teleport to a grass tile within 4.</text:p>
            </text:list-item>
            <text:list-item>
              <text:p text:style-name="P50">Concentration (Energy 10): Your ranged attacks have +20 Critical Chance and cannot be Dodged.</text:p>
            </text:list-item>
            <text:list-item>
              <text:p text:style-name="P26">Level 3</text:p>
            </text:list-item>
            <text:list-item>
              <text:p text:style-name="P50">Rapid Fire (Energy X, CD 4, Range 5) Spend all your energy. For every 10 Energy spent, deal <text:soft-page-break/>100% weapon damage to a target.</text:p>
            </text:list-item>
            <text:list-item>
              <text:p text:style-name="P50">Overwatch (Energy 20, CD 1): Deal 140% weapon damage to the first enemy that moves within range of your weapon.</text:p>
            </text:list-item>
            <text:list-item>
              <text:p text:style-name="P50">Hawk Eye (2) (Passive): Your ranged attacks have +2 range.</text:p>
            </text:list-item>
          </text:list>
        </text:list-item>
      </text:list>
      <text:p text:style-name="P1"/>
      <text:p text:style-name="P11">Manipulation</text:p>
      <text:p text:style-name="P4">Passive Per Point Bonus: <text:span text:style-name="T1">+10 Dodge Chance</text:span></text:p>
      <text:list xml:id="list8008029269191481332" text:style-name="L9">
        <text:list-item>
          <text:list>
            <text:list-item>
              <text:p text:style-name="P27">Level 1</text:p>
            </text:list-item>
            <text:list-item>
              <text:p text:style-name="P51">Telekinesis (Energy 0, CD 2, range 5): Teleport a target anywhere within 2 of its current poisition</text:p>
            </text:list-item>
            <text:list-item>
              <text:p text:style-name="P51">Flux (Passive): Your first 'Move' ability each activation costs 0 energy</text:p>
            </text:list-item>
            <text:list-item>
              <text:p text:style-name="P51">Dimensional Blast(Energy 20, CD 1, Range 5): Deal 8 damage of a random element type to a target.</text:p>
            </text:list-item>
            <text:list-item>
              <text:p text:style-name="P51">Mirage (Energy 10, CD 4, Range 3): Increase a targets dodge chance by 50%. Last until the end of their next activation.</text:p>
            </text:list-item>
            <text:list-item>
              <text:p text:style-name="P27">Level 2</text:p>
            </text:list-item>
            <text:list-item>
              <text:p text:style-name="P51">Phase Shift (Energy 30, CD 5, Range 5): Switch locations with a target character. </text:p>
            </text:list-item>
            <text:list-item>
              <text:p text:style-name="P51">Burst of Knowledge (Energy 10, CD 3, Range 3): Give an ally +4 Temporary Wisdom</text:p>
            </text:list-item>
            <text:list-item>
              <text:p text:style-name="P51">Blink (Energy 10, CD 2): Teleport to a location within 2 of your current position</text:p>
            </text:list-item>
            <text:list-item>
              <text:p text:style-name="P51">Quick Reflexes / Phasing (Passive): The first time this character is attacked each turn cycle, it teleports to a random tile within 2 of its current location.</text:p>
            </text:list-item>
            <text:list-item>
              <text:p text:style-name="P51">Infuse (Energy 10): +20 all resistances</text:p>
            </text:list-item>
            <text:list-item>
              <text:p text:style-name="P27">Level 3</text:p>
            </text:list-item>
            <text:list-item>
              <text:p text:style-name="P51">Ethereal Being (Passive): You ignore all obstacles when determining line of sight. You can walk through trees and over water.</text:p>
            </text:list-item>
            <text:list-item>
              <text:p text:style-name="P51">Time Warp (Energy 40, CD 5, Range 3): When target character finishes their next activation, they activate again.</text:p>
            </text:list-item>
            <text:list-item>
              <text:p text:style-name="P51">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2538261044914876081" text:style-name="L10">
        <text:list-item>
          <text:list>
            <text:list-item>
              <text:p text:style-name="P28"><text:soft-page-break/>Level 1</text:p>
            </text:list-item>
            <text:list-item>
              <text:p text:style-name="P52">Holy Fire (Energy 20, CD 1, Range 3) Deal 6 fire damage to an enemy, or give an ally 6 block.</text:p>
            </text:list-item>
            <text:list-item>
              <text:p text:style-name="P52">Inspire (Energy 10, CD 1, Range 3) Give an ally +2 strength.</text:p>
            </text:list-item>
            <text:list-item>
              <text:p text:style-name="P52">Consecrate (Energy 20, CD 1) Deal 5 fire damage to all enemies and give +10 Energy to all allies within your melee range.</text:p>
            </text:list-item>
            <text:list-item>
              <text:p text:style-name="P52">Encouraging Aura (Passive): On activation end, give allies within (aura size) +10 Energy</text:p>
            </text:list-item>
            <text:list-item>
              <text:p text:style-name="P28">Level 2</text:p>
            </text:list-item>
            <text:list-item>
              <text:p text:style-name="P52">Invigorate (Energy 0, CD 2, Range 3) Give an ally +20 Energy</text:p>
            </text:list-item>
            <text:list-item>
              <text:p text:style-name="P52">Bless (Energy 10, CD 3, Range 3): Removes Weakened and Vulnerable and Stunned from an ally</text:p>
            </text:list-item>
            <text:list-item>
              <text:p text:style-name="P52">Radiance (Passive): Increase the range of your aura effects by 1</text:p>
            </text:list-item>
            <text:list-item>
              <text:p text:style-name="P52">Blinding Light (Energy 30, CD 4, Range 5): Deal 10 Fire damage and apply 'Blind' to all enemies in a 3x3 area.</text:p>
            </text:list-item>
            <text:list-item>
              <text:p text:style-name="P52">Purity (Energy 10): +2 Wisdom, Strength and Dexterity</text:p>
            </text:list-item>
            <text:list-item>
              <text:p text:style-name="P28">Level 3</text:p>
            </text:list-item>
            <text:list-item>
              <text:p text:style-name="P52">Transcendence (Energy 40, CD 5, Range 4): Target ally becomes immune to all damage until the end of the current turn cycle.</text:p>
            </text:list-item>
            <text:list-item>
              <text:p text:style-name="P52">Sacred Aura (Passive): On activation end, remove Stun, Crippled, Blind, Disarmed, Confused, and Terrified from all allies withn (aura size)</text:p>
            </text:list-item>
            <text:list-item>
              <text:p text:style-name="P52">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8486493057888183089" text:style-name="L11">
        <text:list-item>
          <text:list>
            <text:list-item>
              <text:p text:style-name="P29">Level 1</text:p>
            </text:list-item>
            <text:list-item>
              <text:p text:style-name="P53">Shadow Blast (Energy 20, CD 1, Range 5) Deal 8 magic damage to a target and apply 1 'Knock Back'</text:p>
            </text:list-item>
            <text:list-item>
              <text:p text:style-name="P53">Shroud (Energy 0, CD 3, Range 3): Give an ally 'Camoflage' </text:p>
            </text:list-item>
            <text:list-item>
              <text:p text:style-name="P53">Hex (Energy 10, CD 4, Range 5): Apply 1 weakened and 1 vulnerable to a target</text:p>
            </text:list-item>
            <text:list-item>
              <text:p text:style-name="P53">Shadow Aura (Passive): On activation end, apply 1 weakened to all enemies within (aura size)</text:p>
            </text:list-item>
            <text:list-item>
              <text:p text:style-name="P29">Level 2</text:p>
            </text:list-item>
            <text:list-item>
              <text:p text:style-name="P53">Chaos Bolt (Energy 20, CD 4, Range 5): Deal 10 shadow damage to a target and apply 1 <text:soft-page-break/>Vulnerable.</text:p>
            </text:list-item>
            <text:list-item>
              <text:p text:style-name="P53">Nightmare (Energy 10, CD 5, Range 3): Apply 1 'Sleep' to a target.</text:p>
            </text:list-item>
            <text:list-item>
              <text:p text:style-name="P53">Rain Of Chaos (Energy 30, CD 5, Range 5): Deal 10 shadow damage and apply 1 Weakened to all characters in a 3x3 area.</text:p>
            </text:list-item>
            <text:list-item>
              <text:p text:style-name="P53">Shadow Wreath (Energy 10): Your melee attacks deal Shadow Damage</text:p>
            </text:list-item>
            <text:list-item>
              <text:p text:style-name="P29">Level 3</text:p>
            </text:list-item>
            <text:list-item>
              <text:p text:style-name="P53">Shadow Form (Passive): +20 Shadow Resistance. Increase all shadow damage dealt by 20%</text:p>
            </text:list-item>
            <text:list-item>
              <text:p text:style-name="P53">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6562603241967747257" text:style-name="L12">
        <text:list-item>
          <text:list>
            <text:list-item>
              <text:p text:style-name="P30">Level 1</text:p>
            </text:list-item>
            <text:list-item>
              <text:p text:style-name="P54">Poisonous (Passive): Your attacks that reduce health apply 1 'Poison'.</text:p>
            </text:list-item>
            <text:list-item>
              <text:p text:style-name="P54">Blight (Energy 10, CD 1, Range 5): Apply 1 poison to a target. </text:p>
            </text:list-item>
            <text:list-item>
              <text:p text:style-name="P54">Blood Offering (Energy 0, CD 1): Lose 3 Heath. Gain +20 Energy</text:p>
            </text:list-item>
            <text:list-item>
              <text:p text:style-name="P54">Toxic Slash (Energy 20, CD 1): Deal 140% Weapon damage and apply 1 poison.</text:p>
            </text:list-item>
            <text:list-item>
              <text:p text:style-name="P30">Level 2</text:p>
            </text:list-item>
            <text:list-item>
              <text:p text:style-name="P54">Venomous (Passive): Whenever you apply 'Poison', apply 1 extra stack.</text:p>
            </text:list-item>
            <text:list-item>
              <text:p text:style-name="P54">Noxious Fumes (Energy 20, CD 2): Deal 6 poison damage to adjacent enemies and apply 1 poison</text:p>
            </text:list-item>
            <text:list-item>
              <text:p text:style-name="P54">Toxic Eruption (Energy 30, CD 4, Range 5) Deal 10 poison damage and apply 1 poison to all enemies in a 3x3 area. </text:p>
            </text:list-item>
            <text:list-item>
              <text:p text:style-name="P54">Chemical Reaction (Energy 20, CD 4, Range 3): Double a targets current poison </text:p>
            </text:list-item>
            <text:list-item>
              <text:p text:style-name="P30">Level 3</text:p>
            </text:list-item>
            <text:list-item>
              <text:p text:style-name="P54">Drain (Energy 10, CD 3, Range 3): Remove all poison from an enemy. Deal poison damage equal to the amount of poison removed.</text:p>
            </text:list-item>
            <text:list-item>
              <text:p text:style-name="P54">Toxicity (Passive): +20 Poison resistance. Increase all poison damage dealt by 20%.</text:p>
            </text:list-item>
            <text:list-item>
              <text:p text:style-name="P54">Toxic Aura (Passive): On activation end apply 2 poisoned to adjacent enemies.</text:p>
            </text:list-item>
          </text:list>
        </text:list-item>
      </text:list>
      <text:p text:style-name="P1"/>
      <text:p text:style-name="P11"><text:soft-page-break/>Naturalism</text:p>
      <text:p text:style-name="P4">Passive Per Point Bonus: <text:span text:style-name="T1">+5% Air Damage, +5 Air Resistance</text:span></text:p>
      <text:list xml:id="list3187775073279602248" text:style-name="L13">
        <text:list-item>
          <text:p text:style-name="P31">Naturalist</text:p>
          <text:list>
            <text:list-item>
              <text:p text:style-name="P31">Level 1</text:p>
            </text:list-item>
            <text:list-item>
              <text:p text:style-name="P55">Spirit Surge (Energy 10, CD 1, Range 3): Give an ally +1 Dexterity, Strength and Wisdom.</text:p>
            </text:list-item>
            <text:list-item>
              <text:p text:style-name="P55">Lightning Bolt (Energy 20, CD 1, Range 5): Deal 8 Air Damage to a target and apply 'Shocked'.</text:p>
            </text:list-item>
            <text:list-item>
              <text:p text:style-name="P55">Thunder Strike (Energy 20, CD 3): Deal 140% weapon damage and apply 'Shocked'. If the target is already 'Shocked' apply 'Stunned'.</text:p>
            </text:list-item>
            <text:list-item>
              <text:p text:style-name="P55">Storm Aura (Passive): On Activation End, deal 3 Air damage to random enemy within (aura size) twice</text:p>
            </text:list-item>
            <text:list-item>
              <text:p text:style-name="P31">Level 2</text:p>
            </text:list-item>
            <text:list-item>
              <text:p text:style-name="P55">Spirit Vision : Give an ally 'True Sight' for until the end of their activation</text:p>
            </text:list-item>
            <text:list-item>
              <text:p text:style-name="P55">Primal Rage (Energy 10, CD 3, Range 3): Give an ally +4 Temporary Strength.</text:p>
            </text:list-item>
            <text:list-item>
              <text:p text:style-name="P55">Chain Lightning (Energy 30, CD 3, Range 5): Deal 4 Air Damage to a target. Jumps to a random adjacent enemy up to 2 more times.</text:p>
            </text:list-item>
            <text:list-item>
              <text:p text:style-name="P55">Thunder Storm (Energy 30, CD 4, Range 5): Deal 10 Air damage to all enemies in a 3x3 area and apply 1 'Shocked'</text:p>
            </text:list-item>
            <text:list-item>
              <text:p text:style-name="P55">Overload (Energy 10): Your Melee Attacks deal Air Damage.</text:p>
            </text:list-item>
            <text:list-item>
              <text:p text:style-name="P31">Level 3</text:p>
            </text:list-item>
            <text:list-item>
              <text:p text:style-name="P55">Concealing Clouds (Energy 20, CD 4, Range 3): Give Camoflage to all characters in a 3x3 area.</text:p>
            </text:list-item>
            <text:list-item>
              <text:p text:style-name="P55">Super Conductor (Energy 30, CD 5): Deal 12 air damage to all enemies within your melee range and apply 1 'Shocked'. If an enemy is already 'Shocked', they become Stunned.</text:p>
            </text:list-item>
            <text:list-item>
              <text:p text:style-name="P55">Storm Lord (Passive): +20 Air resistance. Increase all air damage by 20%</text:p>
            </text:list-item>
          </text:list>
        </text:list-item>
      </text:list>
      <text:p text:style-name="P1"/>
      <text:p text:style-name="P5">Ability Creation Process</text:p>
      <text:list xml:id="list4197783076726036607" text:style-name="L14">
        <text:list-item>
          <text:p text:style-name="P126">Create ability SO</text:p>
        </text:list-item>
        <text:list-item>
          <text:p text:style-name="P126">put SO in ability library list</text:p>
        </text:list-item>
        <text:list-item>
          <text:p text:style-name="P126">Create Methods</text:p>
          <text:list>
            <text:list-item>
              <text:p text:style-name="P126">defender.OnAbilityNameButtonClicked</text:p>
            </text:list-item>
            <text:list-item>
              <text:p text:style-name="P126">defender.StartAbilityProcess</text:p>
            </text:list-item>
            <text:list-item>
              <text:p text:style-name="P126"><text:soft-page-break/>AbilityLogic.PerformAbility</text:p>
            </text:list-item>
          </text:list>
        </text:list-item>
      </text:list>
      <text:p text:style-name="P1"/>
      <text:p text:style-name="P1"/>
      <text:p text:style-name="P1"/>
      <text:p text:style-name="P9">Starting Preset Characters: Abilities + Passives</text:p>
      <text:p text:style-name="P3"/>
      <text:list xml:id="list694277227204928911" text:style-name="L15">
        <text:list-item>
          <text:p text:style-name="P56"><text:span text:style-name="T2">Knight </text:span>(+2 Guardian, +1 Duelist</text:p>
          <text:list>
            <text:list-item>
              <text:list>
                <text:list-item>
                  <text:p text:style-name="P56">Cautious (passive)</text:p>
                </text:list-item>
                <text:list-item>
                  <text:p text:style-name="P56">Dash</text:p>
                </text:list-item>
                <text:list-item>
                  <text:p text:style-name="P56">Provoke</text:p>
                </text:list-item>
                <text:list-item>
                  <text:p text:style-name="P56">Guard</text:p>
                </text:list-item>
              </text:list>
            </text:list-item>
          </text:list>
        </text:list-item>
      </text:list>
      <text:p text:style-name="P1"/>
      <text:list xml:id="list35640380" text:continue-numbering="true" text:style-name="L15">
        <text:list-item>
          <text:p text:style-name="P56"><text:span text:style-name="T2">Barbarian </text:span>(+2 Brawler, +1 Corruption)</text:p>
          <text:list>
            <text:list-item>
              <text:p text:style-name="P56">Tenacious (passive)</text:p>
            </text:list-item>
            <text:list-item>
              <text:p text:style-name="P56">Whirlwind</text:p>
            </text:list-item>
            <text:list-item>
              <text:p text:style-name="P56">Blood Lust</text:p>
            </text:list-item>
            <text:list-item>
              <text:p text:style-name="P56">Charge</text:p>
            </text:list-item>
          </text:list>
        </text:list-item>
      </text:list>
      <text:p text:style-name="P1"/>
      <text:list xml:id="list3401135795345232015" text:style-name="L16">
        <text:list-item>
          <text:p text:style-name="P57"><text:span text:style-name="T2">Spell Blade </text:span>(+2 Pyromancer, +1 Brawler)</text:p>
          <text:list>
            <text:list-item>
              <text:p text:style-name="P57">Fiery Presence (Passive)</text:p>
            </text:list-item>
            <text:list-item>
              <text:p text:style-name="P57">Pheonix Dive</text:p>
            </text:list-item>
            <text:list-item>
              <text:p text:style-name="P57">Whirlwind</text:p>
            </text:list-item>
            <text:list-item>
              <text:p text:style-name="P57">Fire Nova</text:p>
            </text:list-item>
          </text:list>
        </text:list-item>
      </text:list>
      <text:p text:style-name="P1"/>
      <text:list xml:id="list5860418255455589165" text:style-name="L17">
        <text:list-item>
          <text:p text:style-name="P58"><text:span text:style-name="T2">Mage </text:span>(+1 Pyromancer, +1 Manipulation, +1 Cyromancy)</text:p>
          <text:list>
            <text:list-item>
              <text:p text:style-name="P58">Starting Abilities</text:p>
              <text:list>
                <text:list-item>
                  <text:p text:style-name="P58">Flux (passive)</text:p>
                </text:list-item>
                <text:list-item>
                  <text:p text:style-name="P58">Fire Ball</text:p>
                </text:list-item>
                <text:list-item>
                  <text:p text:style-name="P58"><text:soft-page-break/>Frost Nova</text:p>
                </text:list-item>
                <text:list-item>
                  <text:p text:style-name="P58">Telekinesis</text:p>
                </text:list-item>
              </text:list>
            </text:list-item>
          </text:list>
        </text:list-item>
      </text:list>
      <text:p text:style-name="P1"/>
      <text:list xml:id="list2177312904248008070" text:style-name="L18">
        <text:list-item>
          <text:p text:style-name="P59"><text:span text:style-name="T2">Shadow Blade</text:span> (+3 Assassin)</text:p>
          <text:list>
            <text:list-item>
              <text:p text:style-name="P59">Opportunist <text:s/>(passive)</text:p>
            </text:list-item>
            <text:list-item>
              <text:p text:style-name="P59">Vanish</text:p>
            </text:list-item>
            <text:list-item>
              <text:p text:style-name="P59">Cheap Shot</text:p>
            </text:list-item>
            <text:list-item>
              <text:p text:style-name="P59">Shadow Step</text:p>
              <text:p text:style-name="P59"/>
            </text:list-item>
          </text:list>
        </text:list-item>
      </text:list>
      <text:list xml:id="list6195735376191423841" text:style-name="L19">
        <text:list-item>
          <text:p text:style-name="P60"><text:span text:style-name="T2">Rogue</text:span> (+1 Assassin, +1 Duelist, +1 Corruption)</text:p>
          <text:list>
            <text:list-item>
              <text:p text:style-name="P60">Poisonous (passive)</text:p>
            </text:list-item>
            <text:list-item>
              <text:p text:style-name="P60">Dash</text:p>
            </text:list-item>
            <text:list-item>
              <text:p text:style-name="P60">Blood Lust</text:p>
            </text:list-item>
            <text:list-item>
              <text:p text:style-name="P60">Shank </text:p>
            </text:list-item>
          </text:list>
        </text:list-item>
      </text:list>
      <text:p text:style-name="P1"/>
      <text:list xml:id="list2363462764546817366" text:style-name="L20">
        <text:list-item>
          <text:p text:style-name="P61"><text:span text:style-name="T2">Priest</text:span> (+2 Divinity, +1 Shadowcraft) </text:p>
          <text:list>
            <text:list-item>
              <text:p text:style-name="P61">Holy Fire</text:p>
            </text:list-item>
            <text:list-item>
              <text:p text:style-name="P61">Invigorate</text:p>
            </text:list-item>
            <text:list-item>
              <text:p text:style-name="P61">Shroud</text:p>
            </text:list-item>
            <text:list-item>
              <text:p text:style-name="P61">Encouraging Presence (Passive)</text:p>
            </text:list-item>
          </text:list>
        </text:list-item>
      </text:list>
      <text:p text:style-name="P1"/>
      <text:list xml:id="list843736453676958552" text:style-name="L21">
        <text:list-item>
          <text:p text:style-name="P62"><text:span text:style-name="T2">Monk </text:span>(+1 Divinity, +1 Duelist, +1 Brawler)</text:p>
          <text:list>
            <text:list-item>
              <text:p text:style-name="P62">Encouraging Presence (Passive)</text:p>
            </text:list-item>
            <text:list-item>
              <text:p text:style-name="P62">Consecrate</text:p>
            </text:list-item>
            <text:list-item>
              <text:p text:style-name="P62">Whirlwind</text:p>
            </text:list-item>
            <text:list-item>
              <text:p text:style-name="P62">Dash</text:p>
            </text:list-item>
          </text:list>
        </text:list-item>
      </text:list>
      <text:p text:style-name="P1"/>
      <text:list xml:id="list3494882884996083701" text:style-name="L22">
        <text:list-item>
          <text:p text:style-name="P63"><text:span text:style-name="T2">Paladin</text:span> (+1 Guardian, <text:s/>+2 Divinity)</text:p>
          <text:list>
            <text:list-item>
              <text:p text:style-name="P63"><text:soft-page-break/>Encouraging Presence (Passive)</text:p>
            </text:list-item>
            <text:list-item>
              <text:p text:style-name="P63">Invigorate</text:p>
            </text:list-item>
            <text:list-item>
              <text:p text:style-name="P63">Sword and Board</text:p>
            </text:list-item>
            <text:list-item>
              <text:p text:style-name="P63">Inspire</text:p>
            </text:list-item>
          </text:list>
        </text:list-item>
      </text:list>
      <text:p text:style-name="P1"/>
      <text:list xml:id="list7237499776550436124" text:style-name="L23">
        <text:list-item>
          <text:p text:style-name="P64"><text:span text:style-name="T2">Wayfarer</text:span> (+2 Ranger, +1 Manipulation)</text:p>
          <text:list>
            <text:list-item>
              <text:p text:style-name="P64">Fleet Footed (Passive)</text:p>
            </text:list-item>
            <text:list-item>
              <text:p text:style-name="P64">Haste</text:p>
            </text:list-item>
            <text:list-item>
              <text:p text:style-name="P64">Steady Hands</text:p>
            </text:list-item>
            <text:list-item>
              <text:p text:style-name="P64">Telekinesis</text:p>
            </text:list-item>
          </text:list>
        </text:list-item>
      </text:list>
      <text:p text:style-name="P1"/>
      <text:list xml:id="list7966571033624560123" text:style-name="L24">
        <text:list-item>
          <text:p text:style-name="P65"><text:span text:style-name="T2">Marksman </text:span>(+2 Ranger, + 1 Assassin)</text:p>
          <text:list>
            <text:list-item>
              <text:p text:style-name="P65">Ambusher (Passive)</text:p>
            </text:list-item>
            <text:list-item>
              <text:p text:style-name="P65">Vanish</text:p>
            </text:list-item>
            <text:list-item>
              <text:p text:style-name="P65">Snipe</text:p>
            </text:list-item>
            <text:list-item>
              <text:p text:style-name="P65">Head Shot</text:p>
            </text:list-item>
          </text:list>
        </text:list-item>
      </text:list>
      <text:p text:style-name="P1"/>
      <text:list xml:id="list5867280995967931964" text:style-name="L25">
        <text:list-item>
          <text:p text:style-name="P66"><text:span text:style-name="T2">Warlock</text:span> (+2 Corruption, +1 Shadowcraft)</text:p>
          <text:list>
            <text:list-item>
              <text:p text:style-name="P66">Venomous (Passive)</text:p>
            </text:list-item>
            <text:list-item>
              <text:p text:style-name="P66">Blight</text:p>
            </text:list-item>
            <text:list-item>
              <text:p text:style-name="P66">Noxious Fumes</text:p>
            </text:list-item>
            <text:list-item>
              <text:p text:style-name="P66">Hex</text:p>
            </text:list-item>
          </text:list>
        </text:list-item>
      </text:list>
      <text:p text:style-name="P2"/>
      <text:p text:style-name="P9">New States System</text:p>
      <text:list xml:id="list2250162455371674465" text:style-name="L26">
        <text:list-item>
          <text:p text:style-name="P127">States are temporary or permanent buffs and debuffs effect that apply a party wide effect</text:p>
        </text:list-item>
        <text:list-item>
          <text:p text:style-name="P127">States can be obtained from choosing certain outcomes during mystery events, camp sites, and boss fights</text:p>
        </text:list-item>
        <text:list-item>
          <text:p text:style-name="P127">All states have an expiration condition, or are apply permanently</text:p>
        </text:list-item>
        <text:list-item>
          <text:p text:style-name="P127"><text:soft-page-break/>Negative states can be removed at shop by paying 100g</text:p>
        </text:list-item>
        <text:list-item>
          <text:p text:style-name="P127">Camp Site State Ideas</text:p>
          <text:list>
            <text:list-item>
              <text:p text:style-name="P127">Well Fed (Duration: 1 combats): All party members have +2 strength and wisdom</text:p>
            </text:list-item>
            <text:list-item>
              <text:p text:style-name="P127">Well Rested (Duration: 1 combats): All party members have +10 Stamina</text:p>
            </text:list-item>
          </text:list>
        </text:list-item>
      </text:list>
      <text:list xml:id="list5043177885249543836" text:style-name="L27">
        <text:list-item>
          <text:p text:style-name="P128">Negative State ideas</text:p>
          <text:list>
            <text:list-item>
              <text:p text:style-name="P128">Exhausted (Duration: Permanent): All party members have -10 Stamina</text:p>
            </text:list-item>
            <text:list-item>
              <text:p text:style-name="P128">Tired (Duration: Permanent): All party members have -1 Mobility and Initiative</text:p>
            </text:list-item>
          </text:list>
        </text:list-item>
      </text:list>
      <text:list xml:id="list3283547919826334889" text:style-name="L28">
        <text:list-item>
          <text:p text:style-name="P129">Boss Reward State Ideas</text:p>
          <text:list>
            <text:list-item>
              <text:p text:style-name="P129">Blessing of the King: +10 Stamina and Max Energy</text:p>
            </text:list-item>
            <text:list-item>
              <text:p text:style-name="P129">Incorruptable: +15 Stamina and Max Energy. You cannot gain gold</text:p>
            </text:list-item>
            <text:list-item>
              <text:p text:style-name="P129">Vindicated: +15 Stamina and Max Energy. Item reward screens have only 1 option.</text:p>
            </text:list-item>
            <text:list-item>
              <text:p text:style-name="P129">Treasure Lust: +15 Stamina and Max Energy. Whenever you open a chest, gain a random negative state.</text:p>
            </text:list-item>
            <text:list-item>
              <text:p text:style-name="P129">Fuming Rage: +15 Stamina and Max Energy. You can no longer train or rest at campsites.</text:p>
            </text:list-item>
            <text:list-item>
              <text:p text:style-name="P129">Blessing of the Gods: The next 3 times a party member dies in combat, revive them at 50% health.</text:p>
            </text:list-item>
            <text:list-item>
              <text:p text:style-name="P129">Enlightened: All experience gains are increased by 50%</text:p>
            </text:list-item>
            <text:list-item>
              <text:p text:style-name="P129">Hyper Efficient: You have 6 Activity Points at camp sites instead of 3</text:p>
            </text:list-item>
            <text:list-item>
              <text:p text:style-name="P129">Famous: The price of everything in shops is reduced by 50%.</text:p>
            </text:list-item>
            <text:list-item>
              <text:p text:style-name="P129">Epiphany: All characters immediately gain 2 levels</text:p>
            </text:list-item>
          </text:list>
        </text:list-item>
      </text:list>
      <text:p text:style-name="P8"/>
      <text:p text:style-name="P9">New Shop System</text:p>
      <text:list xml:id="list4640237623776966013" text:style-name="L29">
        <text:list-item>
          <text:p text:style-name="P130">Features of the new shop</text:p>
          <text:list>
            <text:list-item>
              <text:p text:style-name="P130">Player can buy items</text:p>
              <text:list>
                <text:list-item>
                  <text:p text:style-name="P130">shop auto generates 8 random different items: 5 common, 2 rare, 1 epic.</text:p>
                </text:list-item>
              </text:list>
            </text:list-item>
          </text:list>
        </text:list-item>
      </text:list>
      <text:list xml:id="list1639044934321999117" text:style-name="L30">
        <text:list-item>
          <text:p text:style-name="P131">Player can remove states</text:p>
          <text:list>
            <text:list-item>
              <text:p text:style-name="P131">Player can pay 100g to remove a state</text:p>
            </text:list-item>
          </text:list>
        </text:list-item>
      </text:list>
      <text:list xml:id="list1455834513006544170" text:style-name="L31">
        <text:list-item>
          <text:p text:style-name="P132">Player can buy spell books</text:p>
          <text:list>
            <text:list-item>
              <text:p text:style-name="P132"><text:soft-page-break/>shop auto generates 8 spell books: 3 tier one, 3 tier two, and 2 tier 3</text:p>
            </text:list-item>
            <text:list-item>
              <text:p text:style-name="P132">shop only picks a spell book from a certain school once.</text:p>
              <text:list>
                <text:list-item>
                  <text:p text:style-name="P132">The schools chosen are randomly selected</text:p>
                </text:list-item>
              </text:list>
            </text:list-item>
          </text:list>
        </text:list-item>
      </text:list>
      <text:list xml:id="list2687919768994632134" text:style-name="L32">
        <text:list-item>
          <text:p text:style-name="P133">Spell book costs</text:p>
          <text:list>
            <text:list-item>
              <text:p text:style-name="P133">tier 1: 30-45g</text:p>
            </text:list-item>
            <text:list-item>
              <text:p text:style-name="P133">tier 2: 45-60g</text:p>
            </text:list-item>
            <text:list-item>
              <text:p text:style-name="P133">tier 3: 60-75g</text:p>
            </text:list-item>
          </text:list>
        </text:list-item>
      </text:list>
      <text:list xml:id="list3430603122103762116" text:style-name="L33">
        <text:list-item>
          <text:p text:style-name="P134">Player can buy consumables</text:p>
          <text:list>
            <text:list-item>
              <text:p text:style-name="P134">shop random generates 3 random and different consumbales</text:p>
            </text:list-item>
          </text:list>
        </text:list-item>
      </text:list>
      <text:p text:style-name="P5"/>
      <text:p text:style-name="P9">New Consumables System</text:p>
      <text:list xml:id="list3432574265322378069" text:style-name="L34">
        <text:list-item>
          <text:p text:style-name="P67">Elites and bosses have a 100% chance to drop a consumble, normal enemies have 20%</text:p>
        </text:list-item>
        <text:list-item>
          <text:p text:style-name="P67">Consumables can also be bought from shops</text:p>
        </text:list-item>
      </text:list>
      <text:p text:style-name="P1"/>
      <text:list xml:id="list35638011" text:continue-numbering="true" text:style-name="L34">
        <text:list-item>
          <text:p text:style-name="P216">Consumables List</text:p>
          <text:list>
            <text:list-item>
              <text:p text:style-name="P67">Blink Potion</text:p>
              <text:list>
                <text:list-item>
                  <text:p text:style-name="P67"><text:s/>Teleport any character to a new position within 3 of its current location.</text:p>
                </text:list-item>
              </text:list>
            </text:list-item>
            <text:list-item>
              <text:p text:style-name="P67">Potion Of Might</text:p>
              <text:list>
                <text:list-item>
                  <text:p text:style-name="P67">Give a character +2 Strength until the end of combat.</text:p>
                </text:list-item>
              </text:list>
            </text:list-item>
            <text:list-item>
              <text:p text:style-name="P67">Potion Of Clarity</text:p>
              <text:list>
                <text:list-item>
                  <text:p text:style-name="P67">Give a character +2 Wisdom until the end of combat.</text:p>
                </text:list-item>
              </text:list>
            </text:list-item>
            <text:list-item>
              <text:p text:style-name="P67">Adrenaline Potion</text:p>
              <text:list>
                <text:list-item>
                  <text:p text:style-name="P67">Give a character 40 Energy</text:p>
                </text:list-item>
              </text:list>
            </text:list-item>
            <text:list-item>
              <text:p text:style-name="P67">Hand Cannon</text:p>
              <text:list>
                <text:list-item>
                  <text:p text:style-name="P67">Deal 15 physical damage to a target</text:p>
                </text:list-item>
              </text:list>
            </text:list-item>
            <text:list-item>
              <text:p text:style-name="P67">Molotov</text:p>
              <text:list>
                <text:list-item>
                  <text:p text:style-name="P67">Deal 8 Fire damage to all characters in a 3x3 area and apply 1 Burning.</text:p>
                </text:list-item>
              </text:list>
            </text:list-item>
            <text:list-item>
              <text:p text:style-name="P67"><text:soft-page-break/>Bottled Frost</text:p>
              <text:list>
                <text:list-item>
                  <text:p text:style-name="P67">Apply Chilled to all characters in a 3x3 area</text:p>
                </text:list-item>
              </text:list>
            </text:list-item>
            <text:list-item>
              <text:p text:style-name="P67">Poison Grenade</text:p>
              <text:list>
                <text:list-item>
                  <text:p text:style-name="P67">Apply 3 Poisoned to all characters in a 3x3 area</text:p>
                </text:list-item>
              </text:list>
            </text:list-item>
            <text:list-item>
              <text:p text:style-name="P67">Love Potion</text:p>
              <text:list>
                <text:list-item>
                  <text:p text:style-name="P135">Apply 'Stunned' to a target</text:p>
                </text:list-item>
              </text:list>
            </text:list-item>
            <text:list-item>
              <text:p text:style-name="P135">Dynamite</text:p>
              <text:list>
                <text:list-item>
                  <text:p text:style-name="P135">Deal 10 physical damage to all characters in a 3x3 area</text:p>
                </text:list-item>
              </text:list>
            </text:list-item>
            <text:list-item>
              <text:p text:style-name="P135">Vanishing Potion</text:p>
              <text:list>
                <text:list-item>
                  <text:p text:style-name="P135">Give a character Camoflage</text:p>
                </text:list-item>
              </text:list>
            </text:list-item>
            <text:list-item>
              <text:p text:style-name="P135">Bottled Madness</text:p>
              <text:list>
                <text:list-item>
                  <text:p text:style-name="P217">Give a character 4 Temporary Strength</text:p>
                </text:list-item>
              </text:list>
            </text:list-item>
            <text:list-item>
              <text:p text:style-name="P135">Bottled Brilliance</text:p>
              <text:list>
                <text:list-item>
                  <text:p text:style-name="P217">Give a character 4 Temporary Wisdom</text:p>
                </text:list-item>
              </text:list>
            </text:list-item>
          </text:list>
        </text:list-item>
      </text:list>
      <text:p text:style-name="P14"/>
      <text:list xml:id="list35653555" text:continue-numbering="true" text:style-name="L34">
        <text:list-item>
          <text:p text:style-name="P219">Extra potion ides</text:p>
          <text:list>
            <text:list-item>
              <text:p text:style-name="P219">Invincibility potion</text:p>
              <text:list>
                <text:list-item>
                  <text:p text:style-name="P219">become immune to all damage until end of turn cycle</text:p>
                </text:list-item>
              </text:list>
            </text:list-item>
            <text:list-item>
              <text:p text:style-name="P219">Divinity Potion</text:p>
              <text:list>
                <text:list-item>
                  <text:p text:style-name="P217">Remove Stunned, Sleep, Immobilized, Blind, Disarmed, and Silenced from a character</text:p>
                </text:list-item>
              </text:list>
            </text:list-item>
          </text:list>
        </text:list-item>
      </text:list>
      <text:list xml:id="list5214389208194310007" text:style-name="L35">
        <text:list-item>
          <text:p text:style-name="P218">Liquid Metal</text:p>
          <text:list>
            <text:list-item>
              <text:p text:style-name="P218">Give a character 10 Block</text:p>
            </text:list-item>
          </text:list>
        </text:list-item>
      </text:list>
      <text:p text:style-name="P5"/>
      <text:p text:style-name="P9">Playable Races</text:p>
      <text:list xml:id="list7063841827523885318" text:style-name="L36">
        <text:list-item>
          <text:p text:style-name="P68">During the character creation stage, the player may choose a characters race aswell as its class preset</text:p>
        </text:list-item>
        <text:list-item>
          <text:p text:style-name="P68">Each race has its own passive trait or bonus, as well as changing the appearance</text:p>
        </text:list-item>
        <text:list-item>
          <text:p text:style-name="P68">Each race could also have its own racial ability? (maybe that overcomplicates things)</text:p>
        </text:list-item>
        <text:list-item>
          <text:p text:style-name="P68"><text:soft-page-break/>Race / Racial Bonus Ideas</text:p>
          <text:list>
            <text:list-item>
              <text:p text:style-name="P68">Human</text:p>
              <text:list>
                <text:list-item>
                  <text:p text:style-name="P68">Cunning (+2 initiative during first turn)</text:p>
                </text:list-item>
              </text:list>
            </text:list-item>
            <text:list-item>
              <text:p text:style-name="P68">Wood Elf</text:p>
              <text:list>
                <text:list-item>
                  <text:p text:style-name="P68">Ambusher +10</text:p>
                </text:list-item>
              </text:list>
            </text:list-item>
            <text:list-item>
              <text:p text:style-name="P68">Dwarf</text:p>
              <text:list>
                <text:list-item>
                  <text:p text:style-name="P68">Immune to stun</text:p>
                </text:list-item>
              </text:list>
            </text:list-item>
            <text:list-item>
              <text:p text:style-name="P68">Undead</text:p>
              <text:list>
                <text:list-item>
                  <text:p text:style-name="P68">Immune to 'Poisoned'</text:p>
                </text:list-item>
              </text:list>
            </text:list-item>
            <text:list-item>
              <text:p text:style-name="P68">Dragonkin</text:p>
              <text:list>
                <text:list-item>
                  <text:p text:style-name="P68">20% fire resistance</text:p>
                </text:list-item>
              </text:list>
            </text:list-item>
            <text:list-item>
              <text:p text:style-name="P68">Orc</text:p>
              <text:list>
                <text:list-item>
                  <text:p text:style-name="P68">Hardy (+10 physical resistance)</text:p>
                </text:list-item>
              </text:list>
            </text:list-item>
            <text:list-item>
              <text:p text:style-name="P68">Ent</text:p>
              <text:list>
                <text:list-item>
                  <text:p text:style-name="P68">Thorns +3</text:p>
                </text:list-item>
              </text:list>
            </text:list-item>
            <text:list-item>
              <text:p text:style-name="P68">Goblin</text:p>
              <text:list>
                <text:list-item>
                  <text:p text:style-name="P68">Nimble (+10 dodge and parry chance)</text:p>
                </text:list-item>
              </text:list>
            </text:list-item>
            <text:list-item>
              <text:p text:style-name="P68">Golem</text:p>
              <text:list>
                <text:list-item>
                  <text:p text:style-name="P68"/>
                </text:list-item>
              </text:list>
            </text:list-item>
            <text:list-item>
              <text:p text:style-name="P68">Satyr</text:p>
              <text:list>
                <text:list-item>
                  <text:p text:style-name="P68">+5 crit chance</text:p>
                </text:list-item>
              </text:list>
            </text:list-item>
          </text:list>
        </text:list-item>
      </text:list>
      <text:p text:style-name="P1"/>
      <text:p text:style-name="P1"/>
      <text:p text:style-name="P9">New Status/Passive/Trait Definitions</text:p>
      <text:p text:style-name="P6">Primary Stats</text:p>
      <text:list xml:id="list2712433486170266239" text:style-name="L37">
        <text:list-item>
          <text:p text:style-name="P136">Strength: Each point increases the base damage of melee attacks by 1</text:p>
        </text:list-item>
        <text:list-item>
          <text:p text:style-name="P136">Wisdom: Each point increases all fire, shadow, frost, poison and air damage by 1.</text:p>
        </text:list-item>
        <text:list-item>
          <text:p text:style-name="P136">Mobility: Each point increase distance in tiles a character can travel with movement abilities by 1</text:p>
        </text:list-item>
        <text:list-item>
          <text:p text:style-name="P136"><text:soft-page-break/>Initiative: Each point adds +1 to your activation order roll on each turn.</text:p>
        </text:list-item>
        <text:list-item>
          <text:p text:style-name="P136">Dexterity: Each point increase the block gained by abilities and passive effects by 1</text:p>
        </text:list-item>
        <text:list-item>
          <text:p text:style-name="P136">Stamina: Each point increase the amount of energy gained on activation start by 1</text:p>
        </text:list-item>
      </text:list>
      <text:p text:style-name="P5"/>
      <text:p text:style-name="P6">Secondary Stats</text:p>
      <text:list xml:id="list6137420844150172267" text:style-name="L38">
        <text:list-item>
          <text:p text:style-name="P137">Dodge: Each point increase your chance to completely avoid damage from ranged attacks by 1%</text:p>
        </text:list-item>
        <text:list-item>
          <text:p text:style-name="P137">Parry:Each point increase your chance to completely avoid damage from melee attacks by 1%</text:p>
        </text:list-item>
        <text:list-item>
          <text:p text:style-name="P137">Aura Size: Each point increases the range (in tiles) of your 'Aura' effects</text:p>
        </text:list-item>
        <text:list-item>
          <text:p text:style-name="P137">Critical:Each point increase your chance to deal 50% additional damage with attacks by 1%</text:p>
        </text:list-item>
        <text:list-item>
          <text:p text:style-name="P137">Melee Attack Crit (Hidden)</text:p>
        </text:list-item>
        <text:list-item>
          <text:p text:style-name="P137">Ranged Attack Crit (Hidden)</text:p>
        </text:list-item>
      </text:list>
      <text:p text:style-name="P5"/>
      <text:p text:style-name="P6">Resistances</text:p>
      <text:list xml:id="list755798954483170445" text:style-name="L39">
        <text:list-item>
          <text:p text:style-name="P138">Resistances cannot be less then 0%, or more than 100%</text:p>
        </text:list-item>
        <text:list-item>
          <text:p text:style-name="P138">Resistances are calculated BEFORE percentage modifying effects like Vulnerable, Critical, etc</text:p>
        </text:list-item>
        <text:list-item>
          <text:p text:style-name="P138">Resistance Types: Physical, Fire, Frost, Shadow, Air, Poison</text:p>
        </text:list-item>
      </text:list>
      <text:p text:style-name="P5"/>
      <text:p text:style-name="P6">Damage Type Modifiers</text:p>
      <text:list xml:id="list4100257651289608749" text:style-name="L40">
        <text:list-item>
          <text:p text:style-name="P139">Fiery Imbuement: Your melee attacks deal fire damage.</text:p>
        </text:list-item>
        <text:list-item>
          <text:p text:style-name="P139">Poison Imbuement: <text:s/>Your melee attacks deal poison damage.</text:p>
        </text:list-item>
        <text:list-item>
          <text:p text:style-name="P139">Frost Imbuement: <text:s/>Your melee attacks deal frost damage.</text:p>
        </text:list-item>
        <text:list-item>
          <text:p text:style-name="P139">Shadow Imbuement: <text:s/>Your melee attacks deal Shadow damage.</text:p>
        </text:list-item>
        <text:list-item>
          <text:p text:style-name="P139">Air Imbuement: <text:s/>Your melee attacks deal Air damage.</text:p>
        </text:list-item>
      </text:list>
      <text:p text:style-name="P5"/>
      <text:p text:style-name="P6">Damage Type Multipliers (stacking)</text:p>
      <text:list xml:id="list712540450198895366" text:style-name="L41">
        <text:list-item>
          <text:p text:style-name="P140">Fire Damage Bonus: Increase fire damage dealt by X %</text:p>
        </text:list-item>
        <text:list-item>
          <text:p text:style-name="P140">Frost Damage Bonus: Increase fire damage dealt by X %</text:p>
        </text:list-item>
        <text:list-item>
          <text:p text:style-name="P140">Poison Damage Bonus: Increase fire damage dealt by X %</text:p>
        </text:list-item>
        <text:list-item>
          <text:p text:style-name="P140"><text:soft-page-break/>Air Damage Bonus: Increase fire damage dealt by X %</text:p>
        </text:list-item>
        <text:list-item>
          <text:p text:style-name="P140">Shadow Damage Bonus: Increase fire damage dealt by X %</text:p>
        </text:list-item>
        <text:list-item>
          <text:p text:style-name="P140">Fire Resistance: Reduce all Fire damage taken by X%</text:p>
        </text:list-item>
        <text:list-item>
          <text:p text:style-name="P140">Frost Resistance: Reduce all Frost damage taken by X%</text:p>
        </text:list-item>
        <text:list-item>
          <text:p text:style-name="P140">Shadow Resistance: Reduce all Shadow damage taken by X%</text:p>
        </text:list-item>
        <text:list-item>
          <text:p text:style-name="P140">Air Resistance: Reduce all Air damage taken by X%</text:p>
        </text:list-item>
        <text:list-item>
          <text:p text:style-name="P140">Poison Resistance: Reduce all Poison damage taken by X%</text:p>
        </text:list-item>
      </text:list>
      <text:p text:style-name="P5"/>
      <text:p text:style-name="P6">Debuff / Negative Status (non stacking)</text:p>
      <text:list xml:id="list5634276585017159236" text:style-name="L42">
        <text:list-item>
          <text:p text:style-name="P69">Immobilzed Unable to take movement actions. Expires on activation end.</text:p>
        </text:list-item>
        <text:list-item>
          <text:p text:style-name="P69">Blind: Unable to use ranged attacks. Expires on activation end.</text:p>
        </text:list-item>
        <text:list-item>
          <text:p text:style-name="P69">Disarmed: Unable to use melee attacks. Expires on activation end.</text:p>
        </text:list-item>
        <text:list-item>
          <text:p text:style-name="P69">Silenced: Unable to use skills. Expires on activation end.</text:p>
        </text:list-item>
        <text:list-item>
          <text:p text:style-name="P69">Stunned: Unable to take any actions. Expires on activation end.</text:p>
        </text:list-item>
        <text:list-item>
          <text:p text:style-name="P69">Terrified: Unable to gain block. Expires on activation end.</text:p>
        </text:list-item>
        <text:list-item>
          <text:p text:style-name="P69">Weakened: Reduce all damage dealt from attacks by 50%. Expires on activation end.</text:p>
        </text:list-item>
        <text:list-item>
          <text:p text:style-name="P69">Vulnerable: Increase all damage taken from attacks 50%. Expires on activation end.</text:p>
        </text:list-item>
        <text:list-item>
          <text:p text:style-name="P141">Chilled: -1 mobility and initiative. Expires on activation end.</text:p>
        </text:list-item>
        <text:list-item>
          <text:p text:style-name="P141">Shocked: -10 stamina. Expires on activation end.c</text:p>
        </text:list-item>
        <text:list-item>
          <text:p text:style-name="P141">Sleep: Unable to take any actions. Any damage will cancel this effect. Expires on activation end.</text:p>
        </text:list-item>
      </text:list>
      <text:p text:style-name="P5"/>
      <text:p text:style-name="P4">Passive Traits (Non Stacking)</text:p>
      <text:list xml:id="list6819488355319610974" text:style-name="L43">
        <text:list-item>
          <text:p text:style-name="P70">Sharpened Blade: Your next melee attack is guaranteed to critically strike</text:p>
        </text:list-item>
        <text:list-item>
          <text:p text:style-name="P70">Unleashed: This character cannot be Immobilized or knocked back</text:p>
        </text:list-item>
        <text:list-item>
          <text:p text:style-name="P70">Unstoppable: Immune to Stunned and Sleep</text:p>
        </text:list-item>
        <text:list-item>
          <text:p text:style-name="P70">Unwavering: This character's Block does not expire on activation start</text:p>
          <text:list>
            <text:list-item>
              <text:p text:style-name="P70">where is the code that makes a characters block expire on turn start? ITS NOT THERE!!</text:p>
            </text:list-item>
          </text:list>
        </text:list-item>
        <text:list-item>
          <text:p text:style-name="P70">Unfallible: This character is immune to Blind, Disarm and Silenced</text:p>
        </text:list-item>
        <text:list-item>
          <text:p text:style-name="P70"><text:soft-page-break/>Incorruptable: This character is immune to Weakened and Vulnerable.</text:p>
        </text:list-item>
        <text:list-item>
          <text:p text:style-name="P70">Camoflage: This character cannot be targetted by enemy abilities from further then 1 tile away. Using an attack ability, or taking damage will remove this. DONE</text:p>
        </text:list-item>
        <text:list-item>
          <text:p text:style-name="P70">Stealth: This character is permanently Camoflaged DONE</text:p>
        </text:list-item>
        <text:list-item>
          <text:p text:style-name="P70">Patient Stalker: While camoflaged, this character has +10 Stamina and +1 mobility</text:p>
        </text:list-item>
        <text:list-item>
          <text:p text:style-name="P70">Predator: While camoflaged, your attacks have +20 Critical Chance.</text:p>
        </text:list-item>
        <text:list-item>
          <text:p text:style-name="P70">Flux: The character's first 'Move' ability each turn costs 0 Energy DONE</text:p>
        </text:list-item>
        <text:list-item>
          <text:p text:style-name="P70">Life Steal: This character's melee attacks that reduce health heal for that amount DONE</text:p>
        </text:list-item>
        <text:list-item>
          <text:p text:style-name="P70">Undead: Immune to Poisoned DONE</text:p>
        </text:list-item>
        <text:list-item>
          <text:p text:style-name="P70">True Sight: This character ignores Camoflage DONE</text:p>
        </text:list-item>
        <text:list-item>
          <text:p text:style-name="P70">Perfect Aim: Your Ranged Attacks cannot be dodged. DONE</text:p>
        </text:list-item>
        <text:list-item>
          <text:p text:style-name="P70">Virtuoso: Your attacksa cannot be parried.</text:p>
        </text:list-item>
        <text:list-item>
          <text:p text:style-name="P70">Frozen Heart: +20 Frost Resistance. Increase all Frost Damage dealt by 20% DONE</text:p>
        </text:list-item>
        <text:list-item>
          <text:p text:style-name="P70">Demon:+20 Fire Resistance. Increase all Fire Damage dealt by 20% DONE</text:p>
        </text:list-item>
        <text:list-item>
          <text:p text:style-name="P70">Toxicity +20 Poison Resistance. Increase all Poison Damage dealt by 20% DONE</text:p>
        </text:list-item>
        <text:list-item>
          <text:p text:style-name="P70">Shadow Form: +20 Shadow Resistance. Increase all Shadow Damage dealt by 20% DONE</text:p>
        </text:list-item>
        <text:list-item>
          <text:p text:style-name="P70">Storm Lord: +20 Air Resistance. Increase all Air Damage dealt by 20% DONE</text:p>
        </text:list-item>
        <text:list-item>
          <text:p text:style-name="P70">Nimble: +10 Dodge and Parry Chance DONE</text:p>
        </text:list-item>
        <text:list-item>
          <text:p text:style-name="P70">Masochist: While this character has 50% or less health, it has +20% Critical Chance DONE</text:p>
        </text:list-item>
        <text:list-item>
          <text:p text:style-name="P70">Slippery: Immune to free strikes</text:p>
        </text:list-item>
        <text:list-item>
          <text:p text:style-name="P70">Last Stand:The first time this character would take lethal damage each combat, it instead has its health reduced to one, then gains +5 strength. </text:p>
        </text:list-item>
        <text:list-item>
          <text:p text:style-name="P70">Riposte: Whenever this character parries an attack, it melee attacks its attacker for 100% weapon damage. DONE</text:p>
        </text:list-item>
        <text:list-item>
          <text:p text:style-name="P70">Perfect Reflexes: +20 Dodge and Parry Chance DONE</text:p>
        </text:list-item>
        <text:list-item>
          <text:p text:style-name="P70">Shatter: Your Melee attacks against targets with 'Chilled' have +20 Critical Chance. DONE</text:p>
        </text:list-item>
        <text:list-item>
          <text:p text:style-name="P70">Ehereal Being: You ignore all obstructions when determining line of sight.</text:p>
        </text:list-item>
        <text:list-item>
          <text:p text:style-name="P70">Phasing: The first time this character is melee attacked each turn cycle, it teleports to a random tile within 2 of its current location DONE</text:p>
        </text:list-item>
      </text:list>
      <text:p text:style-name="P1"><text:soft-page-break/></text:p>
      <text:p text:style-name="P4">Passive Traits (Stacking)</text:p>
      <text:list xml:id="list3267508416921262766" text:style-name="L44">
        <text:list-item>
          <text:p text:style-name="P71">Burning: This character takes X Fire damage on activation end. DONE</text:p>
        </text:list-item>
        <text:list-item>
          <text:p text:style-name="P71">Poisoned: This character takes X Poison damage on activation end. DONE</text:p>
        </text:list-item>
        <text:list-item>
          <text:p text:style-name="P71">Thorns: Whenever this character is hit with a melee attack, it deals X Physical damage to its attacker. DONE</text:p>
        </text:list-item>
        <text:list-item>
          <text:p text:style-name="P71">Cautious: On activation end, if this character has no block, it gains X Block DONE</text:p>
        </text:list-item>
        <text:list-item>
          <text:p text:style-name="P71">Volatile: This character explodes on death, dealing X Physical damage to all adjacent characters DONE</text:p>
        </text:list-item>
        <text:list-item>
          <text:p text:style-name="P71">Growing: On activation start, this character gains X Strength DONE</text:p>
        </text:list-item>
        <text:list-item>
          <text:p text:style-name="P71">Enrage: Whenever this character loses health, it gains X Strength DONE</text:p>
        </text:list-item>
        <text:list-item>
          <text:p text:style-name="P71">Regeneration: On activation end, this character recovers X health DONE</text:p>
        </text:list-item>
        <text:list-item>
          <text:p text:style-name="P71">Venomous: Whenever this character applies Poisoned, it applies X more. DONE</text:p>
        </text:list-item>
        <text:list-item>
          <text:p text:style-name="P71">Poisonous: Whenever this character reduces health with an attack, it applies X 'Poisoned' DONE</text:p>
        </text:list-item>
        <text:list-item>
          <text:p text:style-name="P71">Immolation: Whenever this character reduces health with an attack, it applies X 'Burning' DONE</text:p>
        </text:list-item>
        <text:list-item>
          <text:p text:style-name="P71">Tenacious: Whenever you lose health, gain X Block DONE</text:p>
        </text:list-item>
        <text:list-item>
          <text:p text:style-name="P71">Fading: On Activation end, this character loses X health DONE</text:p>
        </text:list-item>
        <text:list-item>
          <text:p text:style-name="P71">Radiance : Increase the range of your aura effects by X REMOVED</text:p>
        </text:list-item>
        <text:list-item>
          <text:p text:style-name="P71">Hawk Eye: Increase the range of Ranged Attack abilities by X DONE</text:p>
        </text:list-item>
        <text:list-item>
          <text:p text:style-name="P71">Knowledgeable: Your skills cost X less Energy</text:p>
        </text:list-item>
        <text:list-item>
          <text:p text:style-name="P71">Pragmatic: Your Ranged Attacks cost X less Energy</text:p>
        </text:list-item>
        <text:list-item>
          <text:p text:style-name="P71">Savage: Your Melee Attacks costs X less Energy</text:p>
        </text:list-item>
        <text:list-item>
          <text:p text:style-name="P71">Godlike: Your Abilities cost X less Energy</text:p>
        </text:list-item>
        <text:list-item>
          <text:p text:style-name="P71">Powerful: You can have X additional Power abilities active at a time</text:p>
        </text:list-item>
        <text:list-item>
          <text:p text:style-name="P71">Opportunist:This character's melee attacks deal X% more damage when attacking a target's back DONE</text:p>
        </text:list-item>
      </text:list>
      <text:p text:style-name="P1"/>
      <text:p text:style-name="P4">Aura Traits (Stacking)</text:p>
      <text:list xml:id="list7313353593954735534" text:style-name="L45">
        <text:list-item>
          <text:p text:style-name="P72">Encouraging Aura: On activation end, this character grants X Energy to allies within its Aura DONE</text:p>
        </text:list-item>
        <text:list-item>
          <text:p text:style-name="P72"><text:soft-page-break/>Fiery Aura: On activation end, this character deals X Fire damage to enemies within its Aura DONE</text:p>
        </text:list-item>
        <text:list-item>
          <text:p text:style-name="P72">Toxic Aura: On activation end, this character applies X Poisoned to enemies within its Aura DONE</text:p>
        </text:list-item>
        <text:list-item>
          <text:p text:style-name="P72">Storm Aura: On activation end, this character deals X Air damage to a random enemy within its Aura twice. DONE</text:p>
        </text:list-item>
        <text:list-item>
          <text:p text:style-name="P72">Hateful Aura: On activation end, this character grants X Strength to allies within its Aura DONE</text:p>
        </text:list-item>
        <text:list-item>
          <text:p text:style-name="P72">Soul Drain Aura: On activation end, this character steals X Strength from enemies within its Aura DONE</text:p>
        </text:list-item>
        <text:list-item>
          <text:p text:style-name="P72">Guardian Aura: On activation end, this character gives X Block to allies within its Aura. DONE</text:p>
        </text:list-item>
      </text:list>
      <text:p text:style-name="P1"/>
      <text:p text:style-name="P4">Aura Traits (Non Stacking)</text:p>
      <text:list xml:id="list3545899813395032286" text:style-name="L46">
        <text:list-item>
          <text:p text:style-name="P73">Sacred Aura: On activation end, remove Immobilized, Blind, Disarmed, Silenced, and Terrified from all allies withn (aura size)</text:p>
        </text:list-item>
        <text:list-item>
          <text:p text:style-name="P73">Shadow Aura: On activation end, apply 1 weakened to all enemies within (aura size)</text:p>
        </text:list-item>
      </text:list>
      <text:p text:style-name="P1"/>
      <text:p text:style-name="P4">Temporary Buffs</text:p>
      <text:list xml:id="list4461570444019194382" text:style-name="L47">
        <text:list-item>
          <text:p text:style-name="P74">All main stats (Strength, Wisdom, Initiative, Dexterity, Stamina, Mobility)</text:p>
        </text:list-item>
        <text:list-item>
          <text:p text:style-name="P74">Temporary Critical </text:p>
        </text:list-item>
        <text:list-item>
          <text:p text:style-name="P74">Temporary Melee Critical</text:p>
        </text:list-item>
        <text:list-item>
          <text:p text:style-name="P74">Temporary Ranged Critical</text:p>
        </text:list-item>
        <text:list-item>
          <text:p text:style-name="P74">Temporary Dodge</text:p>
        </text:list-item>
        <text:list-item>
          <text:p text:style-name="P74">Temporary Parry</text:p>
        </text:list-item>
        <text:list-item>
          <text:p text:style-name="P142">Temporary Fiery Imbuement</text:p>
        </text:list-item>
        <text:list-item>
          <text:p text:style-name="P142">Temporary Poison Imbuement</text:p>
        </text:list-item>
        <text:list-item>
          <text:p text:style-name="P142">Temporary Frost Imbuement</text:p>
        </text:list-item>
        <text:list-item>
          <text:p text:style-name="P142">Temporary Shadow Imbuement</text:p>
        </text:list-item>
        <text:list-item>
          <text:p text:style-name="P142">Temporary Air Imbuement</text:p>
        </text:list-item>
        <text:list-item>
          <text:p text:style-name="P142">Temporary True Sight</text:p>
        </text:list-item>
        <text:list-item>
          <text:p text:style-name="P142">Temporary Resistances (fire, air, shadow, poison, physical, frost)</text:p>
        </text:list-item>
        <text:list-item>
          <text:p text:style-name="P142">Temporary Hawk Eye</text:p>
        </text:list-item>
      </text:list>
      <text:p text:style-name="P5"><text:soft-page-break/></text:p>
      <text:p text:style-name="P9">New Item System</text:p>
      <text:p text:style-name="P4">Item Slots and Types</text:p>
      <text:list xml:id="list3652276296955332934" text:style-name="L48">
        <text:list-item>
          <text:p text:style-name="P75">Each playable character has 10 slots</text:p>
        </text:list-item>
        <text:list-item>
          <text:p text:style-name="P75">Item Slots</text:p>
          <text:list>
            <text:list-item>
              <text:p text:style-name="P75">Head</text:p>
            </text:list-item>
            <text:list-item>
              <text:p text:style-name="P75">Neck</text:p>
            </text:list-item>
            <text:list-item>
              <text:p text:style-name="P75">Chest</text:p>
            </text:list-item>
            <text:list-item>
              <text:p text:style-name="P75">Gloves</text:p>
            </text:list-item>
            <text:list-item>
              <text:p text:style-name="P75">Legs</text:p>
            </text:list-item>
            <text:list-item>
              <text:p text:style-name="P75">Ring</text:p>
            </text:list-item>
            <text:list-item>
              <text:p text:style-name="P75">Ring</text:p>
            </text:list-item>
            <text:list-item>
              <text:p text:style-name="P75">Trinket</text:p>
            </text:list-item>
            <text:list-item>
              <text:p text:style-name="P75">Main Hand</text:p>
            </text:list-item>
            <text:list-item>
              <text:p text:style-name="P75">Offhand</text:p>
            </text:list-item>
          </text:list>
        </text:list-item>
      </text:list>
      <text:list xml:id="list7677663672247647187" text:style-name="L49">
        <text:list-item>
          <text:p text:style-name="P76">Main Hand/ Off Hand Weapon sub types</text:p>
          <text:list>
            <text:list-item>
              <text:p text:style-name="P76">1h melee weapon</text:p>
            </text:list-item>
            <text:list-item>
              <text:p text:style-name="P76">2h melee weapon</text:p>
            </text:list-item>
            <text:list-item>
              <text:p text:style-name="P76">1h ranged weapon (wands, pistols, wrist rockets, etc</text:p>
            </text:list-item>
            <text:list-item>
              <text:p text:style-name="P76">2h ranged weapon (Bows, Crossbows, guns)</text:p>
            </text:list-item>
            <text:list-item>
              <text:p text:style-name="P76">Shields (offhand only)</text:p>
            </text:list-item>
            <text:list-item>
              <text:p text:style-name="P76">Off hand (librams, totems, stones, etc)</text:p>
            </text:list-item>
          </text:list>
        </text:list-item>
      </text:list>
      <text:p text:style-name="P3">Specific Item Ideas</text:p>
      <text:p text:style-name="P4">Starting Weapons</text:p>
      <text:list xml:id="list9041419862904884584" text:style-name="L50">
        <text:list-item>
          <text:p text:style-name="P77">Simple Dagger: Base damage 3</text:p>
        </text:list-item>
        <text:list-item>
          <text:p text:style-name="P77">Simple Sword: <text:s/>Base damage 3</text:p>
        </text:list-item>
        <text:list-item>
          <text:p text:style-name="P77">Simple Great Sword: <text:s/>Base damage 6</text:p>
        </text:list-item>
        <text:list-item>
          <text:p text:style-name="P77">Simple Bow: <text:s/>Base damage 6</text:p>
        </text:list-item>
        <text:list-item>
          <text:p text:style-name="P77"><text:soft-page-break/>Simple Shield: <text:s/>Base damage 3</text:p>
        </text:list-item>
        <text:list-item>
          <text:p text:style-name="P77">Simple Staff: <text:s/>Base damage 6</text:p>
        </text:list-item>
      </text:list>
      <text:p text:style-name="P1"/>
      <text:p text:style-name="P4">1h Melee Weapons</text:p>
      <text:list xml:id="list1284253263065476961" text:style-name="L51">
        <text:list-item>
          <text:p text:style-name="P78">Steel Long Sword (common): Base Damage 3, +10 Parry</text:p>
        </text:list-item>
        <text:list-item>
          <text:p text:style-name="P78">Steel Dagger (common): Base Damage 3, +5 Crit</text:p>
        </text:list-item>
        <text:list-item>
          <text:p text:style-name="P78">Steel Mage Blade (common): Base Damage 3, +1 Wisdom</text:p>
        </text:list-item>
        <text:list-item>
          <text:p text:style-name="P78">Blazing Long Sword (rare): Base Damage 4 (Fire), Immolation (1).</text:p>
        </text:list-item>
        <text:list-item>
          <text:p text:style-name="P78">Poisoned Dagger (rare): Base Damage 4 (Poison), <text:s/>Poisonous (1)</text:p>
        </text:list-item>
        <text:list-item>
          <text:p text:style-name="P78">Regal Kris (Rare): Base Damage 4, +15 Opportunist</text:p>
        </text:list-item>
        <text:list-item>
          <text:p text:style-name="P78">Balanced Blade (Rare): Base Damage 4: +10 Parry, Riposte</text:p>
        </text:list-item>
        <text:list-item>
          <text:p text:style-name="P78">Needle (Epic): Base Damage 5, +30 Opportunist, +2 Strength</text:p>
        </text:list-item>
        <text:list-item>
          <text:p text:style-name="P78">Storm Bringer (Epic) Base Damage 5 (Air): +4 Wisdom. Storm Aura (3)</text:p>
        </text:list-item>
        <text:list-item>
          <text:p text:style-name="P78">Phalanx Blade (Epic): Base Damage 5: +2 Dexterity, <text:s/>+20% Parry Chance</text:p>
        </text:list-item>
      </text:list>
      <text:p text:style-name="P4">2h Melee Weapons</text:p>
      <text:list xml:id="list35654788" text:continue-numbering="true" text:style-name="L51">
        <text:list-item>
          <text:p text:style-name="P78">Steel Claymore (common): Base Damage 6, +2 Strength</text:p>
        </text:list-item>
        <text:list-item>
          <text:p text:style-name="P78">Sparing Staff (Common): Base Damage 6, +5 Stamina</text:p>
        </text:list-item>
        <text:list-item>
          <text:p text:style-name="P78">Steel Axe (common): Base Damage 6, +10 Crit chance</text:p>
        </text:list-item>
        <text:list-item>
          <text:p text:style-name="P78">Wild Axe (Rare): Base Damage 8, +1 Melee Range</text:p>
        </text:list-item>
        <text:list-item>
          <text:p text:style-name="P78">Rallying Staff (Rare): Base Damage 8, +1 Radiance</text:p>
        </text:list-item>
        <text:list-item>
          <text:p text:style-name="P78">Mage Lord Staff (Rare): Base Damage 8, +4 Wisdom</text:p>
        </text:list-item>
        <text:list-item>
          <text:p text:style-name="P78">Power Rod (Epic): Base Damage 10: +15 Stamina, +15 Max Energy</text:p>
        </text:list-item>
        <text:list-item>
          <text:p text:style-name="P78">Massive Masher (Epic): Base Damage 13: +20 Crit Chance</text:p>
        </text:list-item>
        <text:list-item>
          <text:p text:style-name="P78">Beacon of Divinity (Epic): Base Damage 10: +8 Wisdom</text:p>
        </text:list-item>
      </text:list>
      <text:p text:style-name="P4">2h Ranged Weapons</text:p>
      <text:list xml:id="list3408730799681908150" text:style-name="L52">
        <text:list-item>
          <text:p text:style-name="P79">Recurve Bow (Common): Base Damage 6, +10 Crit</text:p>
        </text:list-item>
        <text:list-item>
          <text:p text:style-name="P79">Marksman Bow (rare): Base Damage 8, Hawk Eye (1)</text:p>
        </text:list-item>
        <text:list-item>
          <text:p text:style-name="P79">Elf Lord Bow (Epic): Base Damage 10, your attacks cannot be dodged.</text:p>
        </text:list-item>
      </text:list>
      <text:p text:style-name="P4"><text:soft-page-break/>Shields</text:p>
      <text:list xml:id="list8502381257047518874" text:style-name="L53">
        <text:list-item>
          <text:p text:style-name="P80">Balanced Buckler (Common): +5 all resistances</text:p>
        </text:list-item>
        <text:list-item>
          <text:p text:style-name="P80">Skirmish Shield (Common): +10 Parry</text:p>
        </text:list-item>
        <text:list-item>
          <text:p text:style-name="P80">Charged Shield (Rare): +5 Stamina and Max Energy</text:p>
        </text:list-item>
        <text:list-item>
          <text:p text:style-name="P80">Spiked Shield (Rare): +5 Thorns</text:p>
        </text:list-item>
        <text:list-item>
          <text:p text:style-name="P80">Knight Bulwark (Rare): +2 Dexterity</text:p>
        </text:list-item>
        <text:list-item>
          <text:p text:style-name="P80">Phalanx Shield (Rare): +10 Dodge and Parry</text:p>
        </text:list-item>
        <text:list-item>
          <text:p text:style-name="P80">Unbreakable Plate (Epic): +4 Dexterity</text:p>
        </text:list-item>
        <text:list-item>
          <text:p text:style-name="P80">Shield of Kings (Epic): +20 all resistances</text:p>
        </text:list-item>
        <text:list-item>
          <text:p text:style-name="P80">Ethereal Disc (Epic): +10 Stamina and Max Energy</text:p>
        </text:list-item>
        <text:list-item>
          <text:p text:style-name="P80">Shield of the Elements (Epic): +10% Damage to all element types</text:p>
        </text:list-item>
      </text:list>
      <text:p text:style-name="P4">Offhand</text:p>
      <text:list xml:id="list2560075212974317315" text:style-name="L54">
        <text:list-item>
          <text:p text:style-name="P81">Wooden Totem (Common): +5 stamina</text:p>
        </text:list-item>
        <text:list-item>
          <text:p text:style-name="P81">Knowledge Tome (Common) + 2 Wisdom</text:p>
        </text:list-item>
        <text:list-item>
          <text:p text:style-name="P81">Elven Runestone (Rare): +5 Stamina, +5 max energy</text:p>
        </text:list-item>
        <text:list-item>
          <text:p text:style-name="P81">Fire Totem (Rare): Increase fire damage by 20%</text:p>
        </text:list-item>
        <text:list-item>
          <text:p text:style-name="P81">Nature Totem (Rare): Increase nature damage by 20%</text:p>
        </text:list-item>
        <text:list-item>
          <text:p text:style-name="P81">Air Totem (Rare): Increase air damage by 20%</text:p>
        </text:list-item>
        <text:list-item>
          <text:p text:style-name="P81">Shadow Totem (Rare): Increase shadow damage by 20%</text:p>
        </text:list-item>
        <text:list-item>
          <text:p text:style-name="P81">Frost Totem (Rare): Increase frost damage by 20%</text:p>
        </text:list-item>
        <text:list-item>
          <text:p text:style-name="P81">Lucky Charm (Epic): +20 Crit</text:p>
        </text:list-item>
        <text:list-item>
          <text:p text:style-name="P81">Soul Jar (Epic): +10 Stamina and Max Energy</text:p>
        </text:list-item>
      </text:list>
      <text:p text:style-name="P1"/>
      <text:p text:style-name="P4">Head</text:p>
      <text:list xml:id="list6644845984163461961" text:style-name="L55">
        <text:list-item>
          <text:p text:style-name="P82">Knight Visor (Common): +1 Strength</text:p>
        </text:list-item>
        <text:list-item>
          <text:p text:style-name="P82">Assassin Hood(Common): +5 Crit Chance</text:p>
        </text:list-item>
        <text:list-item>
          <text:p text:style-name="P82">Wizard Hat(Common): +1 Wisdom</text:p>
        </text:list-item>
        <text:list-item>
          <text:p text:style-name="P82">Blessed Head Band (Common): +5 Stamina</text:p>
        </text:list-item>
        <text:list-item>
          <text:p text:style-name="P82"><text:soft-page-break/>Sprit Goggles (Rare): Grants True Sight</text:p>
        </text:list-item>
        <text:list-item>
          <text:p text:style-name="P82">Archer Helmet (rare): Hawk Eye (1)</text:p>
        </text:list-item>
      </text:list>
      <text:p text:style-name="P1"/>
      <text:p text:style-name="P4">Neck</text:p>
      <text:list xml:id="list3486086836054853600" text:style-name="L56">
        <text:list-item>
          <text:p text:style-name="P83">Knight Chain(Common): +1 Strength</text:p>
        </text:list-item>
        <text:list-item>
          <text:p text:style-name="P83">Assassin Medallion (Common): +5 Crit Chance</text:p>
        </text:list-item>
        <text:list-item>
          <text:p text:style-name="P83">Wizard Penchant(Common): +1 Wisdom</text:p>
        </text:list-item>
        <text:list-item>
          <text:p text:style-name="P83">Blessed Amulet (Common): +5 Stamina</text:p>
        </text:list-item>
        <text:list-item>
          <text:p text:style-name="P83">Berserker Chain (Common): +2 Enrage</text:p>
        </text:list-item>
        <text:list-item>
          <text:p text:style-name="P83">Golden Necklace (Common): +1 Iniitiative</text:p>
        </text:list-item>
        <text:list-item>
          <text:p text:style-name="P83">Assassin Necklace (Rare) +10 Crit</text:p>
        </text:list-item>
        <text:list-item>
          <text:p text:style-name="P83">Alacrity Medallion(Rare): +1 Mobility</text:p>
        </text:list-item>
        <text:list-item>
          <text:p text:style-name="P83">Bone Trophy (Rare): +1 range on ranged attacks</text:p>
        </text:list-item>
        <text:list-item>
          <text:p text:style-name="P83">Divine Amulet (Rare) +1 Aura Size</text:p>
        </text:list-item>
        <text:list-item>
          <text:p text:style-name="P83">Soldier Chain (Rare) +1 Melee Range</text:p>
        </text:list-item>
        <text:list-item>
          <text:p text:style-name="P83">Kings Necklace (Epic): +10 Stamina and Max Energy</text:p>
        </text:list-item>
        <text:list-item>
          <text:p text:style-name="P83">Soul Stone Necklace (Epic): Powerful +1</text:p>
        </text:list-item>
      </text:list>
      <text:p text:style-name="P1"/>
      <text:p text:style-name="P4">Chest</text:p>
      <text:list xml:id="list7916067168221564085" text:style-name="L57">
        <text:list-item>
          <text:p text:style-name="P84">Knight Cuirass (Common): +1 Strength</text:p>
        </text:list-item>
        <text:list-item>
          <text:p text:style-name="P84">Assassin Vest(Common): +5 Crit Chance</text:p>
        </text:list-item>
        <text:list-item>
          <text:p text:style-name="P84">Wizard Robes(Common): +1 Wisdom</text:p>
        </text:list-item>
        <text:list-item>
          <text:p text:style-name="P84">Blessed Tunic (Common): +5 Stamina</text:p>
        </text:list-item>
        <text:list-item>
          <text:p text:style-name="P84">Berserker Breastplate (Common): +2 Enrage</text:p>
        </text:list-item>
        <text:list-item>
          <text:p text:style-name="P84">Thief Master Cuirass (Rare): +15 Crit Chance</text:p>
        </text:list-item>
        <text:list-item>
          <text:p text:style-name="P84">Barbed Breastplate (Rare): +5 Thorns</text:p>
        </text:list-item>
        <text:list-item>
          <text:p text:style-name="P84">Magical Plate (Rare) +10 all resistances</text:p>
        </text:list-item>
        <text:list-item>
          <text:p text:style-name="P84">Light Leather Tunic (Rare): +10 Dodge and Parry</text:p>
        </text:list-item>
        <text:list-item>
          <text:p text:style-name="P84"><text:soft-page-break/>Blessed Rune Armour (Rare): Incorruptable</text:p>
        </text:list-item>
        <text:list-item>
          <text:p text:style-name="P84">Kings Cuirass (Epic): +6 Strength</text:p>
        </text:list-item>
        <text:list-item>
          <text:p text:style-name="P84">Sacred Soul Chest (Epic): +10 Stamina and Max Energy</text:p>
        </text:list-item>
        <text:list-item>
          <text:p text:style-name="P84">Impenetrable Plate (Epic): Immplaccable, Unstoppable</text:p>
        </text:list-item>
      </text:list>
      <text:p text:style-name="P1"/>
      <text:p text:style-name="P4">Hands</text:p>
      <text:list xml:id="list5587586530033728157" text:style-name="L58">
        <text:list-item>
          <text:p text:style-name="P85">Knight Hand Guards(Common): +1 Strength</text:p>
        </text:list-item>
        <text:list-item>
          <text:p text:style-name="P85">Assassin Gloves(Common): +5 Crit Chance</text:p>
        </text:list-item>
        <text:list-item>
          <text:p text:style-name="P85">Wizard Mits(Common): +1 Wisdom</text:p>
        </text:list-item>
        <text:list-item>
          <text:p text:style-name="P85">Blessed Gloves (Common): +5 Stamina</text:p>
        </text:list-item>
        <text:list-item>
          <text:p text:style-name="P85">Gripping Gloves (Rare): +15 Parry. Immune to Disarm</text:p>
        </text:list-item>
        <text:list-item>
          <text:p text:style-name="P85">Flame Wreathed Gloves (Rare): +10% Fire Damage</text:p>
        </text:list-item>
        <text:list-item>
          <text:p text:style-name="P85">Scribe Gloves(Rare): +2 Wisdom</text:p>
        </text:list-item>
        <text:list-item>
          <text:p text:style-name="P85">Plated Gauntlets (Rare): +2 Dexterity</text:p>
        </text:list-item>
        <text:list-item>
          <text:p text:style-name="P85">Soul Infused Gloves (Epic): +10 Stamina and Max Energy</text:p>
        </text:list-item>
        <text:list-item>
          <text:p text:style-name="P85">Gauntlets of Might (Epic): +3 Strength, +10 <text:s/>Crit</text:p>
        </text:list-item>
      </text:list>
      <text:p text:style-name="P1"/>
      <text:p text:style-name="P4">Legs</text:p>
      <text:list xml:id="list8875496042812639877" text:style-name="L59">
        <text:list-item>
          <text:p text:style-name="P86">Knight Greaves (Common): +1 Strength</text:p>
        </text:list-item>
        <text:list-item>
          <text:p text:style-name="P86">Assassin Treads (Common): +5 Crit Chance</text:p>
        </text:list-item>
        <text:list-item>
          <text:p text:style-name="P86">Wizard Slippers(Common): +1 Wisdom</text:p>
        </text:list-item>
        <text:list-item>
          <text:p text:style-name="P86">Blessed Leggings(Common): +5 Stamina</text:p>
        </text:list-item>
        <text:list-item>
          <text:p text:style-name="P86">Nimble Boots (Common): Slippery</text:p>
        </text:list-item>
        <text:list-item>
          <text:p text:style-name="P86">Berseker Boots (Common): +2 Enrage</text:p>
        </text:list-item>
        <text:list-item>
          <text:p text:style-name="P86">Elven Slippers (Rare) +1 Mobility</text:p>
        </text:list-item>
        <text:list-item>
          <text:p text:style-name="P86">Mithril Boots (Rare): +10 Dodge and Parry</text:p>
        </text:list-item>
        <text:list-item>
          <text:p text:style-name="P86">Rocket Boots (Epic): +2 Mobility, +2 Initiative</text:p>
        </text:list-item>
        <text:list-item>
          <text:p text:style-name="P86">Soundless Sneakers (Epic): Stealth</text:p>
        </text:list-item>
        <text:list-item>
          <text:p text:style-name="P86"><text:soft-page-break/>Weightless Greaves (Epic): +2 Dexterity. Implacable</text:p>
        </text:list-item>
      </text:list>
      <text:p text:style-name="P1"/>
      <text:p text:style-name="P4">Rings</text:p>
      <text:list xml:id="list35632220" text:continue-list="list6644845984163461961" text:style-name="L55">
        <text:list-item>
          <text:p text:style-name="P82">Knight Band(Common): +1 Strength</text:p>
        </text:list-item>
        <text:list-item>
          <text:p text:style-name="P82">Assassin Ring(Common): +5 Crit Chance</text:p>
        </text:list-item>
        <text:list-item>
          <text:p text:style-name="P82">Wizard Ring(Common): +1 Wisdom</text:p>
        </text:list-item>
        <text:list-item>
          <text:p text:style-name="P82">Blessed Band(Common): +5 Stamina</text:p>
        </text:list-item>
        <text:list-item>
          <text:p text:style-name="P82">Berserker Band (Common): +2 Enrage</text:p>
        </text:list-item>
        <text:list-item>
          <text:p text:style-name="P82">Golden Ring (Common): +1 Initiative</text:p>
        </text:list-item>
        <text:list-item>
          <text:p text:style-name="P82">Sacred Band (Common): +10 Max Energy</text:p>
        </text:list-item>
        <text:list-item>
          <text:p text:style-name="P82">Golem Ring (Rare): +2 Dexterity</text:p>
        </text:list-item>
        <text:list-item>
          <text:p text:style-name="P82">Alacrity Band (Rare): +1 Mobility</text:p>
        </text:list-item>
        <text:list-item>
          <text:p text:style-name="P82">Divine Ring (Rare): Knowledgeable (5)</text:p>
        </text:list-item>
        <text:list-item>
          <text:p text:style-name="P82">Brutality Band (Rare): Savage (5)</text:p>
        </text:list-item>
        <text:list-item>
          <text:p text:style-name="P82">Master Tracker Ring (Rare): Pragmatic (5)</text:p>
        </text:list-item>
        <text:list-item>
          <text:p text:style-name="P82">Soul Gem Ring (Epic): Godlike (5)</text:p>
        </text:list-item>
        <text:list-item>
          <text:p text:style-name="P82">Kings Ring (Epic): +10 Stamina and Max Energy</text:p>
        </text:list-item>
      </text:list>
      <text:p text:style-name="P1"/>
      <text:p text:style-name="P4">Trinkets</text:p>
      <text:list xml:id="list8996619511673008343" text:style-name="L60">
        <text:list-item>
          <text:p text:style-name="P87">Vanishing Powder (Rare): Grants Ability: Vanish</text:p>
        </text:list-item>
        <text:list-item>
          <text:p text:style-name="P87">Crack Pipe (Rare): <text:s/>Grants Ability: Energize (Gain +20 Energy)</text:p>
        </text:list-item>
        <text:list-item>
          <text:p text:style-name="P87">War Paint (Rare): Grants Ability: Go Bonkers (Gain +4 Strength <text:s/>until the end of your activation)</text:p>
        </text:list-item>
        <text:list-item>
          <text:p text:style-name="P87">Calipers (Rare): Grants Ability: Withdraw Gain +4 Dexterity <text:s/>until the end of your activation</text:p>
        </text:list-item>
        <text:list-item>
          <text:p text:style-name="P87">Dusty Scroll (Rare): Grants Abillity: Focus Gain +4 Wisdom until the of your activation</text:p>
        </text:list-item>
        <text:list-item>
          <text:p text:style-name="P87">Genie Lamp (Rare): Tip the Scales (+20 Crit chance until end of turn.)</text:p>
        </text:list-item>
        <text:list-item>
          <text:p text:style-name="P87">Snuff (Rare): Grants Ability: Fervor (Gain +1 mobility until the <text:s/>end of your activation)</text:p>
        </text:list-item>
        <text:list-item>
          <text:p text:style-name="P87">Magic Stopwatch (Epic): Grans Ability: Time Travel (Reduce all your current cooldowns by 1)</text:p>
        </text:list-item>
        <text:list-item>
          <text:p text:style-name="P87">Sharpening Stone (Epic): Grants Ability: Sharpen Blades (Your next melee attack is guaranteed to be <text:soft-page-break/>a critical strike)</text:p>
        </text:list-item>
        <text:list-item>
          <text:p text:style-name="P87">Voodoo Doll (Epic): Grants Ability: Transcendence</text:p>
        </text:list-item>
      </text:list>
      <text:p text:style-name="P1"/>
      <text:p text:style-name="P1"/>
      <text:p text:style-name="P9">New Enemies And <text:s/>Changes</text:p>
      <text:list xml:id="list6080732855722017199" text:style-name="L61">
        <text:list-item>
          <text:p text:style-name="P143">Elemental Encounters</text:p>
          <text:list>
            <text:list-item>
              <text:p text:style-name="P143">Elite version has 4 elementals</text:p>
            </text:list-item>
            <text:list-item>
              <text:p text:style-name="P143">Basic version has 2 elementals</text:p>
            </text:list-item>
            <text:list-item>
              <text:p text:style-name="P143">The elementals that spawn are chosen randomly from a list of 5, these being</text:p>
              <text:list>
                <text:list-item>
                  <text:p text:style-name="P143">Fire Elemental</text:p>
                </text:list-item>
                <text:list-item>
                  <text:p text:style-name="P143">Frost Elemental</text:p>
                </text:list-item>
                <text:list-item>
                  <text:p text:style-name="P143">Air Elemental</text:p>
                </text:list-item>
                <text:list-item>
                  <text:p text:style-name="P143">Poison Elemental</text:p>
                </text:list-item>
                <text:list-item>
                  <text:p text:style-name="P143">Earth Elemental (Physical)</text:p>
                </text:list-item>
              </text:list>
            </text:list-item>
          </text:list>
        </text:list-item>
      </text:list>
      <text:list xml:id="list8889936160495117397" text:style-name="L62">
        <text:list-item>
          <text:p text:style-name="P144">Each elemental enemy has 100% immunity damage of its element type, e.g.</text:p>
          <text:list>
            <text:list-item>
              <text:p text:style-name="P144">Fire elemental has 100% fire resistance</text:p>
            </text:list-item>
          </text:list>
        </text:list-item>
      </text:list>
      <text:list xml:id="list3778476874778730851" text:style-name="L63">
        <text:list-item>
          <text:p text:style-name="P145">Fire Elemental</text:p>
          <text:list>
            <text:list-item>
              <text:p text:style-name="P145">Fiery Presence (Passive)</text:p>
            </text:list-item>
            <text:list-item>
              <text:p text:style-name="P145">Fire Ball</text:p>
            </text:list-item>
            <text:list-item>
              <text:p text:style-name="P145">Fire Nova</text:p>
            </text:list-item>
          </text:list>
        </text:list-item>
      </text:list>
      <text:list xml:id="list3204253526346347328" text:style-name="L64">
        <text:list-item>
          <text:p text:style-name="P146">Poison Elemental</text:p>
          <text:list>
            <text:list-item>
              <text:p text:style-name="P146">Toxic Aura (passive)</text:p>
            </text:list-item>
            <text:list-item>
              <text:p text:style-name="P146">Toxic Slash</text:p>
            </text:list-item>
            <text:list-item>
              <text:p text:style-name="P146">Noxious Fumes</text:p>
            </text:list-item>
          </text:list>
        </text:list-item>
      </text:list>
      <text:list xml:id="list7302130024805872572" text:style-name="L65">
        <text:list-item>
          <text:p text:style-name="P147">Frost Elemental</text:p>
          <text:list>
            <text:list-item>
              <text:p text:style-name="P147">Shatter (Passive)</text:p>
            </text:list-item>
            <text:list-item>
              <text:p text:style-name="P147">Frost Nova</text:p>
            </text:list-item>
            <text:list-item>
              <text:p text:style-name="P147"><text:soft-page-break/>Chilling Blow</text:p>
            </text:list-item>
          </text:list>
        </text:list-item>
      </text:list>
      <text:list xml:id="list6263812751617099162" text:style-name="L66">
        <text:list-item>
          <text:p text:style-name="P148">Air Elemental</text:p>
          <text:list>
            <text:list-item>
              <text:p text:style-name="P148">Storm Aura(Passive)</text:p>
            </text:list-item>
            <text:list-item>
              <text:p text:style-name="P148">Thunder Strike</text:p>
            </text:list-item>
            <text:list-item>
              <text:p text:style-name="P148">Lightning Bolt</text:p>
            </text:list-item>
          </text:list>
        </text:list-item>
      </text:list>
      <text:list xml:id="list2915942548068617028" text:style-name="L67">
        <text:list-item>
          <text:p text:style-name="P149">Earth Elemental (physical</text:p>
          <text:list>
            <text:list-item>
              <text:p text:style-name="P149">Thorns +5</text:p>
            </text:list-item>
            <text:list-item>
              <text:p text:style-name="P149">Whirlwind</text:p>
            </text:list-item>
            <text:list-item>
              <text:p text:style-name="P149">Smash</text:p>
            </text:list-item>
          </text:list>
        </text:list-item>
      </text:list>
      <text:p text:style-name="P5"/>
      <text:p text:style-name="P5"/>
      <text:list xml:id="list288085341876627826" text:style-name="L68">
        <text:list-item>
          <text:p text:style-name="P150">Skeleton Army (Elite Act 1)</text:p>
          <text:list>
            <text:list-item>
              <text:p text:style-name="P150">same as skelly gang, except 6 skeletons spawn not just 3</text:p>
            </text:list-item>
          </text:list>
        </text:list-item>
      </text:list>
      <text:p text:style-name="P5"/>
      <text:list xml:id="list4984950219713378218" text:style-name="L69">
        <text:list-item>
          <text:p text:style-name="P151">Orc Warband (Boss Act 1)</text:p>
          <text:list>
            <text:list-item>
              <text:p text:style-name="P151">Similar to goblin warband, but more health and damage</text:p>
            </text:list-item>
            <text:list-item>
              <text:p text:style-name="P151">spawns 4 random orc (orc warrior, orc archer), and an orc war leader</text:p>
            </text:list-item>
            <text:list-item>
              <text:p text:style-name="P151">all orcs have 30% physical resistance and enrage</text:p>
            </text:list-item>
          </text:list>
        </text:list-item>
      </text:list>
      <text:p text:style-name="P5"/>
      <text:list xml:id="list666087241470690218" text:style-name="L70">
        <text:list-item>
          <text:p text:style-name="P152">Elite Encounter: Beauty and The Beast</text:p>
          <text:list>
            <text:list-item>
              <text:p text:style-name="P152">Female Fire Mage Chick and Werewolf/man beast</text:p>
            </text:list-item>
            <text:list-item>
              <text:p text:style-name="P152">Mage chick is 50% immune to all magic schools</text:p>
            </text:list-item>
            <text:list-item>
              <text:p text:style-name="P152">Werewolf is 50% immune to physical damage</text:p>
            </text:list-item>
          </text:list>
        </text:list-item>
      </text:list>
      <text:p text:style-name="P5"/>
      <text:list xml:id="list4993348640652457255" text:style-name="L71">
        <text:list-item>
          <text:p text:style-name="P153">Triple Magic Sniper guys</text:p>
          <text:list>
            <text:list-item>
              <text:p text:style-name="P153">every turn, shoots a laser dealing 8 damage at the closest target</text:p>
            </text:list-item>
            <text:list-item>
              <text:p text:style-name="P153">Infinite range and true sight</text:p>
            </text:list-item>
          </text:list>
        </text:list-item>
      </text:list>
      <text:p text:style-name="P5"/>
      <text:list xml:id="list8600433037415948021" text:style-name="L72">
        <text:list-item>
          <text:p text:style-name="P154"><text:soft-page-break/>Snake Monster from StS</text:p>
          <text:list>
            <text:list-item>
              <text:p text:style-name="P154">Randomizes the costs of defender abilities at the start of each activation</text:p>
            </text:list-item>
            <text:list-item>
              <text:p text:style-name="P154">Lots of poison attacks</text:p>
            </text:list-item>
          </text:list>
        </text:list-item>
      </text:list>
      <text:p text:style-name="P5"/>
      <text:list xml:id="list1586188276581388471" text:style-name="L73">
        <text:list-item>
          <text:p text:style-name="P155">Band of Brigands</text:p>
          <text:list>
            <text:list-item>
              <text:p text:style-name="P155">Human pirate guys that try to rob you</text:p>
            </text:list-item>
            <text:list-item>
              <text:p text:style-name="P155">excellent melee fights, lots of parry, melee damage and movement shenanigans</text:p>
            </text:list-item>
            <text:list-item>
              <text:p text:style-name="P155">if a pirate kills a character, it steals 50g from the player</text:p>
            </text:list-item>
          </text:list>
        </text:list-item>
      </text:list>
      <text:p text:style-name="P5"/>
      <text:list xml:id="list6162930878237203097" text:style-name="L74">
        <text:list-item>
          <text:p text:style-name="P156">Skeleton Necromancer Rework</text:p>
        </text:list-item>
      </text:list>
      <text:list xml:id="list4542642654989034466" text:style-name="L75">
        <text:list-item>
          <text:p text:style-name="P157">New Abilities and Passives</text:p>
          <text:list>
            <text:list-item>
              <text:p text:style-name="P157">Venomous (Passive)</text:p>
            </text:list-item>
            <text:list-item>
              <text:p text:style-name="P157">Hex</text:p>
            </text:list-item>
            <text:list-item>
              <text:p text:style-name="P157">Blight</text:p>
            </text:list-item>
            <text:list-item>
              <text:p text:style-name="P157">Shadow Blast</text:p>
            </text:list-item>
            <text:list-item>
              <text:p text:style-name="P157">Summon Zombie</text:p>
            </text:list-item>
          </text:list>
        </text:list-item>
      </text:list>
      <text:p text:style-name="P5"/>
      <text:list xml:id="list7444734731972944559" text:style-name="L76">
        <text:list-item>
          <text:p text:style-name="P158">Skeleton Gang Rework</text:p>
          <text:list>
            <text:list-item>
              <text:p text:style-name="P158">Skeleton Mage</text:p>
              <text:list>
                <text:list-item>
                  <text:p text:style-name="P158">Quick Reflexes <text:s/>Phasing (Passive)</text:p>
                </text:list-item>
                <text:list-item>
                  <text:p text:style-name="P158">Fire Ball</text:p>
                </text:list-item>
                <text:list-item>
                  <text:p text:style-name="P158">Frost Bolt</text:p>
                </text:list-item>
                <text:list-item>
                  <text:p text:style-name="P158">Strike</text:p>
                </text:list-item>
              </text:list>
            </text:list-item>
          </text:list>
        </text:list-item>
      </text:list>
      <text:list xml:id="list2353511793546073452" text:style-name="L77">
        <text:list-item>
          <text:p text:style-name="P159">Skeleton Archer</text:p>
          <text:list>
            <text:list-item>
              <text:p text:style-name="P159">Flux (Passive) or maybe true sight?</text:p>
            </text:list-item>
            <text:list-item>
              <text:p text:style-name="P159">Shoot</text:p>
            </text:list-item>
            <text:list-item>
              <text:p text:style-name="P159">Impaling Bolt</text:p>
            </text:list-item>
            <text:list-item>
              <text:p text:style-name="P159">Snipe</text:p>
            </text:list-item>
          </text:list>
        </text:list-item>
      </text:list>
      <text:list xml:id="list7365778934590504448" text:style-name="L78">
        <text:list-item>
          <text:p text:style-name="P160"><text:soft-page-break/>Skeleton Priest</text:p>
          <text:list>
            <text:list-item>
              <text:p text:style-name="P160">Encouraging Aura (Passive)</text:p>
            </text:list-item>
            <text:list-item>
              <text:p text:style-name="P160">Invigorate</text:p>
            </text:list-item>
            <text:list-item>
              <text:p text:style-name="P160">Shadow Blast</text:p>
            </text:list-item>
            <text:list-item>
              <text:p text:style-name="P160">Strike</text:p>
            </text:list-item>
          </text:list>
        </text:list-item>
      </text:list>
      <text:list xml:id="list7559709471939824536" text:style-name="L79">
        <text:list-item>
          <text:p text:style-name="P161">Skeleton Warrior</text:p>
          <text:list>
            <text:list-item>
              <text:p text:style-name="P161">Thorns +5 (Passive)</text:p>
            </text:list-item>
            <text:list-item>
              <text:p text:style-name="P161">Inspire</text:p>
            </text:list-item>
            <text:list-item>
              <text:p text:style-name="P161">Sword and Board</text:p>
            </text:list-item>
            <text:list-item>
              <text:p text:style-name="P161">Guard</text:p>
            </text:list-item>
          </text:list>
        </text:list-item>
      </text:list>
      <text:list xml:id="list1170648350476301686" text:style-name="L80">
        <text:list-item>
          <text:p text:style-name="P162">Skeleton Barbarian</text:p>
          <text:list>
            <text:list-item>
              <text:p text:style-name="P162">Enrage +2 (Passive)</text:p>
            </text:list-item>
            <text:list-item>
              <text:p text:style-name="P162">Charge</text:p>
            </text:list-item>
            <text:list-item>
              <text:p text:style-name="P162">Whirlwind</text:p>
            </text:list-item>
            <text:list-item>
              <text:p text:style-name="P162">Strike</text:p>
            </text:list-item>
          </text:list>
        </text:list-item>
      </text:list>
      <text:list xml:id="list1669779982863301041" text:style-name="L81">
        <text:list-item>
          <text:p text:style-name="P163">Skeleton Assassin</text:p>
          <text:list>
            <text:list-item>
              <text:p text:style-name="P163">Stealth (Passive)</text:p>
            </text:list-item>
            <text:list-item>
              <text:p text:style-name="P163">Dash</text:p>
            </text:list-item>
            <text:list-item>
              <text:p text:style-name="P163">Cheap Shot</text:p>
            </text:list-item>
            <text:list-item>
              <text:p text:style-name="P163">Strike</text:p>
            </text:list-item>
          </text:list>
        </text:list-item>
      </text:list>
      <text:list xml:id="list3145572753952597052" text:style-name="L82">
        <text:list-item>
          <text:p text:style-name="P164">Skeleton Warlock</text:p>
          <text:list>
            <text:list-item>
              <text:p text:style-name="P164">Venomous (passive)</text:p>
            </text:list-item>
            <text:list-item>
              <text:p text:style-name="P164">Blight</text:p>
            </text:list-item>
            <text:list-item>
              <text:p text:style-name="P164">Hex</text:p>
            </text:list-item>
            <text:list-item>
              <text:p text:style-name="P164">Strike</text:p>
            </text:list-item>
          </text:list>
        </text:list-item>
      </text:list>
      <text:p text:style-name="P5"/>
      <text:list xml:id="list5827772886610054767" text:style-name="L83">
        <text:list-item>
          <text:p text:style-name="P165">Goblin Horde Rework</text:p>
          <text:list>
            <text:list-item>
              <text:p text:style-name="P165">5 goblins spawn instead of 4</text:p>
            </text:list-item>
            <text:list-item>
              <text:p text:style-name="P165"><text:soft-page-break/>2 archer goblins, 2 stabby goblins, and a goblin leader</text:p>
            </text:list-item>
            <text:list-item>
              <text:p text:style-name="P165">Goblin Stabby</text:p>
              <text:list>
                <text:list-item>
                  <text:p text:style-name="P165">Nimble (Passive)</text:p>
                </text:list-item>
                <text:list-item>
                  <text:p text:style-name="P165">Tendon Slash </text:p>
                </text:list-item>
                <text:list-item>
                  <text:p text:style-name="P165">Strike </text:p>
                </text:list-item>
              </text:list>
            </text:list-item>
          </text:list>
        </text:list-item>
      </text:list>
      <text:list xml:id="list1238860353201299237" text:style-name="L84">
        <text:list-item>
          <text:p text:style-name="P166">Goblin Shooty</text:p>
          <text:list>
            <text:list-item>
              <text:p text:style-name="P166">Shoot</text:p>
            </text:list-item>
            <text:list-item>
              <text:p text:style-name="P166">Pinning Shot (basically shoot that applies pinned)</text:p>
            </text:list-item>
            <text:list-item>
              <text:p text:style-name="P166">Nimble (Passive)</text:p>
            </text:list-item>
          </text:list>
        </text:list-item>
      </text:list>
      <text:list xml:id="list435436409659245180" text:style-name="L85">
        <text:list-item>
          <text:p text:style-name="P167">Goblin Chieftain</text:p>
          <text:list>
            <text:list-item>
              <text:p text:style-name="P167">Nimble (Passive)</text:p>
            </text:list-item>
            <text:list-item>
              <text:p text:style-name="P167">Encouraging Presence (Passive)</text:p>
            </text:list-item>
            <text:list-item>
              <text:p text:style-name="P167">Inspire</text:p>
            </text:list-item>
            <text:list-item>
              <text:p text:style-name="P167">Guard</text:p>
            </text:list-item>
            <text:list-item>
              <text:p text:style-name="P167">Defend</text:p>
            </text:list-item>
            <text:list-item>
              <text:p text:style-name="P167">Strike</text:p>
            </text:list-item>
          </text:list>
        </text:list-item>
      </text:list>
      <text:list xml:id="list6162728868761568493" text:style-name="L86">
        <text:list-item>
          <text:p text:style-name="P168">Vampire / Ghoul Encounter</text:p>
          <text:list>
            <text:list-item>
              <text:p text:style-name="P168">Vampire</text:p>
              <text:list>
                <text:list-item>
                  <text:p text:style-name="P168">Lifesteal (Passive)</text:p>
                </text:list-item>
                <text:list-item>
                  <text:p text:style-name="P168">Dash</text:p>
                </text:list-item>
                <text:list-item>
                  <text:p text:style-name="P168">Disarm</text:p>
                </text:list-item>
                <text:list-item>
                  <text:p text:style-name="P168">Blood Offering</text:p>
                </text:list-item>
                <text:list-item>
                  <text:p text:style-name="P168">Strike</text:p>
                </text:list-item>
              </text:list>
            </text:list-item>
          </text:list>
        </text:list-item>
      </text:list>
      <text:list xml:id="list1340246183855560717" text:style-name="L87">
        <text:list-item>
          <text:p text:style-name="P169">Ghoul</text:p>
          <text:list>
            <text:list-item>
              <text:p text:style-name="P169">Toxic Aura (Passive)</text:p>
            </text:list-item>
            <text:list-item>
              <text:p text:style-name="P169">Undead (Passive)</text:p>
            </text:list-item>
            <text:list-item>
              <text:p text:style-name="P169">Toxic Slash</text:p>
            </text:list-item>
            <text:list-item>
              <text:p text:style-name="P169">Noxious Fumes</text:p>
            </text:list-item>
            <text:list-item>
              <text:p text:style-name="P169"><text:soft-page-break/>Charge</text:p>
            </text:list-item>
            <text:list-item>
              <text:p text:style-name="P169">Strike</text:p>
            </text:list-item>
          </text:list>
        </text:list-item>
      </text:list>
      <text:p text:style-name="P5"/>
      <text:p text:style-name="P9">Kings Blessing Game Start Event System</text:p>
      <text:list xml:id="list2502407906778602801" text:style-name="L88">
        <text:list-item>
          <text:p text:style-name="P170">At the very start of the game, the player chooses a blessing from the king before embarking on their journey</text:p>
        </text:list-item>
        <text:list-item>
          <text:p text:style-name="P170">Player may choose 1 of 4 options presented</text:p>
        </text:list-item>
        <text:list-item>
          <text:p text:style-name="P170">Choices Ideas</text:p>
          <text:list>
            <text:list-item>
              <text:p text:style-name="P170">Gain 3 random common items</text:p>
            </text:list-item>
            <text:list-item>
              <text:p text:style-name="P170">Choose a rare item</text:p>
            </text:list-item>
            <text:list-item>
              <text:p text:style-name="P170">Gain a random epic item: Gain a random curse</text:p>
            </text:list-item>
            <text:list-item>
              <text:p text:style-name="P170">All characters gain +100 XP: Gain a random curse</text:p>
            </text:list-item>
            <text:list-item>
              <text:p text:style-name="P170">All characters gain +50 XP</text:p>
            </text:list-item>
            <text:list-item>
              <text:p text:style-name="P170">Discover an epic item: Reduce all character's health to 50%</text:p>
            </text:list-item>
            <text:list-item>
              <text:p text:style-name="P170">All characters gain +10 Max HP</text:p>
            </text:list-item>
            <text:list-item>
              <text:p text:style-name="P170">Gain 100 gold</text:p>
            </text:list-item>
            <text:list-item>
              <text:p text:style-name="P170">Gain 50g and a random consumable</text:p>
            </text:list-item>
            <text:list-item>
              <text:p text:style-name="P170">Gain 3 random consumables, Gain a random curse</text:p>
            </text:list-item>
            <text:list-item>
              <text:p text:style-name="P170">Enemies in the next 3 combats have 50% health.</text:p>
            </text:list-item>
          </text:list>
        </text:list-item>
      </text:list>
      <text:p text:style-name="P5"/>
      <text:p text:style-name="P9">Random Ideas</text:p>
      <text:list xml:id="list1204262201454283724" text:style-name="L89">
        <text:list-item>
          <text:p text:style-name="P171">There are now 4 different ability types: Melee Attack, Ranged Attack, Magic Attack, and Skill</text:p>
        </text:list-item>
        <text:list-item>
          <text:p text:style-name="P171">Stat Changes</text:p>
          <text:list>
            <text:list-item>
              <text:p text:style-name="P171">Strength increases the damage of Melee Attacks by 10% per point</text:p>
            </text:list-item>
            <text:list-item>
              <text:p text:style-name="P171">Wisdom increases the damage of Magic Attacks by 10% per point</text:p>
            </text:list-item>
            <text:list-item>
              <text:p text:style-name="P171">Finesse increases the damage of <text:s/>Ranged Attacks by 10% per point</text:p>
            </text:list-item>
          </text:list>
        </text:list-item>
      </text:list>
      <text:p text:style-name="P5"/>
      <text:list xml:id="list4431522546049340636" text:style-name="L90">
        <text:list-item>
          <text:p text:style-name="P172">Instead of designing more act 2 enemies, for the short term, we could use the same encounters, but <text:soft-page-break/>increase all enemies health, damage, wisdom etc</text:p>
        </text:list-item>
      </text:list>
      <text:p text:style-name="P5"/>
      <text:list xml:id="list9074717218116160790" text:style-name="L91">
        <text:list-item>
          <text:p text:style-name="P173">Item reward screens may need to have 4 or 5 options instead of 3, since there are so many items in the game now</text:p>
        </text:list-item>
      </text:list>
      <text:p text:style-name="P5"/>
      <text:p text:style-name="P7">Powers</text:p>
      <text:list xml:id="list912439291153029588" text:style-name="L92">
        <text:list-item>
          <text:p text:style-name="P174">New Ability Type: Power</text:p>
        </text:list-item>
        <text:list-item>
          <text:p text:style-name="P174">Powers give the character a constant passive effect while active</text:p>
        </text:list-item>
        <text:list-item>
          <text:p text:style-name="P174">A character can only have 1 power active at a time</text:p>
        </text:list-item>
        <text:list-item>
          <text:p text:style-name="P174">Characters pay an initial cost to activate a power, as well as a continuing cost at the start of each activation</text:p>
        </text:list-item>
        <text:list-item>
          <text:p text:style-name="P177">Power ideas</text:p>
          <text:list>
            <text:list-item>
              <text:p text:style-name="P174">Recklessness (barbarian): Your melee attacks have +20 Critical Strike chance.</text:p>
            </text:list-item>
            <text:list-item>
              <text:p text:style-name="P174">Concentration(ranger): Your ranged attacks have +10 crit chance and cannot be dodged</text:p>
            </text:list-item>
            <text:list-item>
              <text:p text:style-name="P174">Infusing(manipulator): +15 all resistances</text:p>
            </text:list-item>
            <text:list-item>
              <text:p text:style-name="P174">Testudo(guardian): Gain 4 block at the start of your activation</text:p>
            </text:list-item>
            <text:list-item>
              <text:p text:style-name="P174">Panache(duelist): Gain +20 Parry chance</text:p>
            </text:list-item>
            <text:list-item>
              <text:p text:style-name="P174">Blaze(Pyromania): Your melee attacks deal Fire damage</text:p>
            </text:list-item>
            <text:list-item>
              <text:p text:style-name="P174">Shadow Wreath(Shadowmancy): Your melee attacks deal Shadow damage.</text:p>
            </text:list-item>
            <text:list-item>
              <text:p text:style-name="P174">Pressurize(Naturalist): Your melee attacks deal air damage</text:p>
            </text:list-item>
            <text:list-item>
              <text:p text:style-name="P174">Ooze(Corruption): Your melee attacks deal poison damage</text:p>
            </text:list-item>
            <text:list-item>
              <text:p text:style-name="P174">Creeping Frost(Cyromancy): Your melee attacks deal frost damage</text:p>
            </text:list-item>
            <text:list-item>
              <text:p text:style-name="P174">Purity (Divinity): +2 Strength, Wisdom and <text:s/>Dexterity</text:p>
            </text:list-item>
            <text:list-item>
              <text:p text:style-name="P174">Stalk (Assassasin): Melee attacks that back strike deal 30% more damage</text:p>
            </text:list-item>
          </text:list>
        </text:list-item>
      </text:list>
      <text:p text:style-name="P5"/>
      <text:p text:style-name="P5"/>
      <text:p text:style-name="P9"/>
      <text:p text:style-name="P9">Mystery Events System</text:p>
      <text:p text:style-name="P9"><text:soft-page-break/></text:p>
      <text:p text:style-name="P6">New Mystery Encounters Post MVP</text:p>
      <text:p text:style-name="P6"/>
      <text:p text:style-name="P18">1. Ultimatum at the Bridge</text:p>
      <text:p text:style-name="P19">Option 1: Pay Mork and lose all gold</text:p>
      <text:p text:style-name="P19">Option 2: Fight Mork.</text:p>
      <text:p text:style-name="P19">Option 3: Take the long way round: Gain state: Exhausted (-10 Stamina, -1 Mobility, permanent removable)</text:p>
      <text:p text:style-name="P19"/>
      <text:list xml:id="list7852191167240726451" text:style-name="L93">
        <text:list-header>
          <text:p text:style-name="P222">2. Vampire Cult</text:p>
        </text:list-header>
      </text:list>
      <text:p text:style-name="P19">Option 1: Gain state: Vampirism. Reduce all characters max HP by 50%</text:p>
      <text:p text:style-name="P19">Option 2: Donate Blood. All characters lose 30% Health, gain 10g.</text:p>
      <text:p text:style-name="P15"/>
      <text:p text:style-name="P18">3. War Refugees</text:p>
      <text:p text:style-name="P19">Option 1: Help The Refugees: Gain State: Heroism (+1 strenght, wisdom, dexterity) permanent</text:p>
      <text:p text:style-name="P15">Option 2: Rob the Refugees: Gain 10g. Gain State: Wanted (You cannot spend gold in shops)</text:p>
      <text:p text:style-name="P15"/>
      <text:list xml:id="list2074190079781300211" text:style-name="L94">
        <text:list-header>
          <text:p text:style-name="P223">4. Abandoned Library</text:p>
        </text:list-header>
      </text:list>
      <text:p text:style-name="P15">Option 1: Browse the Library: Choose 1 of 20 Spell Books to keep</text:p>
      <text:p text:style-name="P15">Option 2: Make Camp in the ruins. Gain State (Well Rested)</text:p>
      <text:p text:style-name="P15"/>
      <text:list xml:id="list4147957027847962996" text:style-name="L95">
        <text:list-item>
          <text:p text:style-name="P224">Blade of The Blood God</text:p>
        </text:list-item>
      </text:list>
      <text:p text:style-name="P15">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5">“Whomsoever takes up this sword shall wield the power of the blood god. Just as you draw blood, so shall the blade draw from you”.</text:p>
      <text:p text:style-name="P15">Option 1: Take the Sword: Gain Item: Blade Of The Blood God. Gain State: Curse of the Blood God </text:p>
      <text:p text:style-name="P15"><text:tab/>- Blade of the Blood God (Epic) 1H, Base Damage 8 (Shadow Damage). Shadow Form</text:p>
      <text:p text:style-name="P15">Option <text:s/>2: Pillage the Altar: Gain 15g and negative state: Shame (-1 to all stats, permanent removable)</text:p>
      <text:p text:style-name="P15"><text:soft-page-break/><text:tab/>- Curse Of The Blood God (Start Combat with 1 Fading</text:p>
      <text:p text:style-name="P15"><text:span text:style-name="T3">Whomsoever takes up this blade shall wield power eternal. Just as the blade rends flesh, so must power scar the spirit.</text:span> </text:p>
      <text:p text:style-name="P15"/>
      <text:list xml:id="list35661211" text:continue-list="list7852191167240726451" text:style-name="L93">
        <text:list-header>
          <text:p text:style-name="P226"/>
        </text:list-header>
      </text:list>
      <text:p text:style-name="P15"/>
      <text:p text:style-name="P16">6. Travelling Healer</text:p>
      <text:p text:style-name="P15">Option 1: Pat 50g. All characters heal 30%</text:p>
      <text:p text:style-name="P15">Option 2: Pay 50g. Choose a state to remove</text:p>
      <text:p text:style-name="P15">Option 3: Leave</text:p>
      <text:p text:style-name="P15"/>
      <text:p text:style-name="P18">7. The Three Witches</text:p>
      <text:p text:style-name="P19">Option 1: Choose a character, they gain 100 XP.</text:p>
      <text:p text:style-name="P19">Option 2: Choose a character, they heal to full hp.</text:p>
      <text:p text:style-name="P15">Option 3: Gain 100 gold</text:p>
      <text:p text:style-name="P15"/>
      <text:list xml:id="list7426910901979011061" text:style-name="L96">
        <text:list-header>
          <text:p text:style-name="P225">8. Shady Trader</text:p>
        </text:list-header>
      </text:list>
      <text:p text:style-name="P15">Option 1: Pay 30g, Gain a random common item (repeatable)</text:p>
      <text:p text:style-name="P15">Option 3: Pay 40g, Gain a random spell book (repeatable)</text:p>
      <text:p text:style-name="P15">Option 2: Pay 50g, Gain a random consumable (Repeatable)</text:p>
      <text:p text:style-name="P15"/>
      <text:p text:style-name="P15"/>
      <text:p text:style-name="P16">10. Sacrificial Altar</text:p>
      <text:p text:style-name="P19">Option 1: Choose a character to die. All other characters gain 100 XP</text:p>
      <text:p text:style-name="P19">Option 2: Leave</text:p>
      <text:p text:style-name="P15"/>
      <text:p text:style-name="P15"/>
      <text:p text:style-name="P16"/>
      <text:p text:style-name="P15"/>
      <text:p text:style-name="P15"><text:soft-page-break/></text:p>
      <text:p text:style-name="P15"/>
      <text:p text:style-name="P5"/>
      <text:p text:style-name="P18">Mystery Encounters</text:p>
      <text:p text:style-name="P18">1. Ultimatum at the Bridge</text:p>
      <text:p text:style-name="P19">Travelling along the road, your party comes across a bridge over a river, with a gigantic troll sitting upon it. As you approach the bridge, the troll notices your presence and <text:s/>greets you with a warm, toothy smile.</text:p>
      <text:p text:style-name="P19">“Beatiful day , ain't it? The name's Mork, how do ya do?”.</text:p>
      <text:p text:style-name="P19">Ignoring him, your party begins to move across the bridge, <text:s/>and the troll quickly jumps to his feet.</text:p>
      <text:p text:style-name="P19">“ Whoa whoa whoa, not so fast lads. Dis' bridge is Mork's bridge, an dif you wanna be crossing mork's bridge, you gotta be paying Mork's fee!”</text:p>
      <text:p text:style-name="P19">Option 1: Pay Mork and lose all gold</text:p>
      <text:p text:style-name="P19">Option 2: Fight Mork.</text:p>
      <text:p text:style-name="P19">Option 3: Take the long way round: Gain afflication: Tired</text:p>
      <text:p text:style-name="P18">2. Wandering War Veteran</text:p>
      <text:p text:style-name="P19">Option 1: 50g: Choose a character to level up</text:p>
      <text:p text:style-name="P19">Option 2: 50g: Gain a random epic item</text:p>
      <text:p text:style-name="P19">Option 2: Leave</text:p>
      <text:p text:style-name="P18">3. Vampire Cult</text:p>
      <text:p text:style-name="P19">Option 1: All characters reduce there max health by 50% and gain life steal passive</text:p>
      <text:p text:style-name="P19">Option 2: Leave</text:p>
      <text:p text:style-name="P18">4. Travelling Healer</text:p>
      <text:p text:style-name="P19">Option 1: Choose a character to heal to full hp. Pay 50g</text:p>
      <text:p text:style-name="P19">Option 2: All characters heal to full hp: 100g</text:p>
      <text:p text:style-name="P19">Option 2: Leave</text:p>
      <text:p text:style-name="P18">5. War Refugees</text:p>
      <text:p text:style-name="P19">Option 1: Give 100g to the fleeing refugees: Gain positive state</text:p>
      <text:p text:style-name="P19">Option 2: Give nothing and leave</text:p>
      <text:p text:style-name="P19">Option 3: Rob the refugees and gain 100g. Gain Shame</text:p>
      <text:p text:style-name="P18"><text:soft-page-break/>6. Fountain of Life</text:p>
      <text:p text:style-name="P19">Option 1: All characters heal to full HP</text:p>
      <text:p text:style-name="P19">Option 2: All characters gain 1 level</text:p>
      <text:p text:style-name="P18">7. Elven Warcamp</text:p>
      <text:p text:style-name="P19">Option 1: Pay 50g, choose a character to level up</text:p>
      <text:p text:style-name="P19">Option 2: Pay 50g, resurect a dead character to 50% hp</text:p>
      <text:p text:style-name="P19">Option 3: Leave</text:p>
      <text:p text:style-name="P19"/>
      <text:p text:style-name="P18">8. Trecherous Mountain Pass:</text:p>
      <text:p text:style-name="P19">Option 1: 1 Random character dies</text:p>
      <text:p text:style-name="P19">Option 2: 1 random character loses all equipted items</text:p>
      <text:p text:style-name="P19">Option 3</text:p>
      <text:p text:style-name="P18">9. Sacrificial Altar</text:p>
      <text:p text:style-name="P19">Option 1: Choose a character to die. All other characters gain 1 level.</text:p>
      <text:p text:style-name="P19">Option 2: Leave</text:p>
      <text:p text:style-name="P19">Option 3: </text:p>
      <text:p text:style-name="P18">10. The Cursed Blade:</text:p>
      <text:p text:style-name="P19">Option 1: Take the blade. Blade provides a powerful bonus, but also a DoT to whoever equipts it.</text:p>
      <text:p text:style-name="P19">Option 2: Leave</text:p>
      <text:p text:style-name="P18">11. The Cursed Jewel</text:p>
      <text:p text:style-name="P19">Option 1: Take the jewel as an artifact item. Provides powerful party wide bonus and negative</text:p>
      <text:p text:style-name="P19">Option 2: leave</text:p>
      <text:p text:style-name="P18">12. Abandoned War Camp</text:p>
      <text:p text:style-name="P19">Option 1: Choose 1 of 10 random items to take</text:p>
      <text:p text:style-name="P19">Option 2: Camp for the night, all characters heal 50% hp.</text:p>
      <text:p text:style-name="P18">13. The Blood Bank</text:p>
      <text:p text:style-name="P19">Option 1: All characters lose 30% hp, gain 100g.</text:p>
      <text:p text:style-name="P19">Option 2: Leave</text:p>
      <text:p text:style-name="P19">Option 3(only available if vampire): Steal all the blood. Heal all characters to 100% hp.</text:p>
      <text:p text:style-name="P18"><text:soft-page-break/>14. Hungry Worm</text:p>
      <text:p text:style-name="P19">Option 1: Give worm 3 items from inventory, gain a random artifact</text:p>
      <text:p text:style-name="P19">Option 2:( if character has a food related artifact) give that artifact, gain 2 random artifacts</text:p>
      <text:p text:style-name="P19">Option 3: Leave</text:p>
      <text:p text:style-name="P18">15. The Recyclying Machine</text:p>
      <text:p text:style-name="P19">Option 1: Give machine an item from inventory. Gain a random item with the same rarity</text:p>
      <text:p text:style-name="P19">Option 2: Leave</text:p>
      <text:p text:style-name="P18">16. Lake of Lava</text:p>
      <text:p text:style-name="P19">Option 1: Chosen character loses 5hp, 20% chance to gain a random artifact</text:p>
      <text:p text:style-name="P19">Option 2: Leave</text:p>
      <text:p text:style-name="P18">17. The Informant</text:p>
      <text:p text:style-name="P19">Option 1: Pay 50g, teleport directly to the boss</text:p>
      <text:p text:style-name="P19">Option 2: Leave</text:p>
      <text:p text:style-name="P19"/>
      <text:p text:style-name="P18">19. Ambushed Knights</text:p>
      <text:p text:style-name="P19">Option 1: Gain 50g, 35% chance ambushing orcs return</text:p>
      <text:p text:style-name="P19">Option 2 (enabled only AFTER <text:s/>choosing option 1): Gain random relic, 70% chance ambushing orcs return</text:p>
      <text:p text:style-name="P19">Option 3: Leave</text:p>
      <text:list xml:id="list7801452081274479958" text:style-name="L97">
        <text:list-header>
          <text:p text:style-name="P228">The Three Witches</text:p>
        </text:list-header>
      </text:list>
      <text:p text:style-name="P19">Option 1: Choose a character to gain a level</text:p>
      <text:p text:style-name="P19">Option 2. Choose a character to heal to full hp</text:p>
      <text:p text:style-name="P19">Option 3. Gain 100g</text:p>
      <text:p text:style-name="P19">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9">Ask us for wisdom, and you shall see! Smarter, brighter and brainy you'll be!</text:p>
      <text:p text:style-name="P19">Ask us for riches, <text:s/>treasures and gold! All will tremble in the power you hold!</text:p>
      <text:p text:style-name="P15">Ask us for health, strength and life! Shield you from death, struggles and strife!</text:p>
      <text:p text:style-name="P15"/>
      <text:p text:style-name="P15"><text:soft-page-break/></text:p>
      <text:p text:style-name="P15"/>
      <text:p text:style-name="P17">Random Ideas</text:p>
      <text:list xml:id="list4694292531137206261" text:style-name="L98">
        <text:list-item>
          <text:p text:style-name="P227">some powers should have a negative effect as well e.g.</text:p>
        </text:list-item>
        <text:list-item>
          <text:p text:style-name="P227">Recklessness grants +20% crit, but you cannot dodge or gain block</text:p>
        </text:list-item>
      </text:list>
      <text:p text:style-name="P15"/>
      <text:p text:style-name="P11">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118422741086107956" text:style-name="L99">
        <text:list-item>
          <text:p text:style-name="P88">Each act has 9 encounter rows and then 1 boss fight</text:p>
        </text:list-item>
        <text:list-item>
          <text:p text:style-name="P88">each row on the world map contains only 3 (different) encounters</text:p>
        </text:list-item>
        <text:list-item>
          <text:p text:style-name="P88">the encounters are generated randomly, with some rules and exceptions to enforce consistency but maintian rng/replayibility</text:p>
        </text:list-item>
        <text:list-item>
          <text:p text:style-name="P88">The encounters can be: Basic Enemy, Elite Enemy, Camp Site, Shop, Treasure Site, Mystery Room</text:p>
        </text:list-item>
        <text:list-item>
          <text:p text:style-name="P88">A player can choose any of the 3 encounters in the next row, pathing does not invalidate choices here</text:p>
        </text:list-item>
        <text:list-item>
          <text:p text:style-name="P88">Random Map generation rules</text:p>
          <text:list>
            <text:list-item>
              <text:p text:style-name="P88">The same encounter cannot appear on the same row</text:p>
            </text:list-item>
            <text:list-item>
              <text:p text:style-name="P88">All encounters on row 5 are treasure rooms, to guarantee the player gets a treasure</text:p>
            </text:list-item>
            <text:list-item>
              <text:p text:style-name="P88">the first row must have either an elite or a basic enemy</text:p>
            </text:list-item>
            <text:list-item>
              <text:p text:style-name="P88">a camp site cannot spawn in the first row</text:p>
            </text:list-item>
            <text:list-item>
              <text:p text:style-name="P88"><text:soft-page-break/>a camp site OR a shop must spawn in the last row before the boss</text:p>
            </text:list-item>
          </text:list>
        </text:list-item>
      </text:list>
      <text:p text:style-name="P1"/>
      <text:p text:style-name="P3">States System</text:p>
      <text:list xml:id="list561294264572221184" text:style-name="L100">
        <text:list-item>
          <text:p text:style-name="P89">Certain events reward the player with a 'State'</text:p>
        </text:list-item>
        <text:list-item>
          <text:p text:style-name="P89">A <text:s/>state applies a power passive buff for the duration of the run (like hearthstone single player adventure)</text:p>
        </text:list-item>
        <text:list-item>
          <text:p text:style-name="P89">States can be collected by defeating an elite enemy, in treasure chest rooms, or in some mystery events</text:p>
        </text:list-item>
        <text:list-item>
          <text:p text:style-name="P89">State events offer the player a 1 of 3 choice. When ever they recieve <text:s/>a state, they are offered 3 choices and get to pick 1.</text:p>
        </text:list-item>
        <text:list-item>
          <text:p text:style-name="P89">State Ideas</text:p>
          <text:list>
            <text:list-item>
              <text:p text:style-name="P89">Elite / Boss / Treasure Reward States</text:p>
              <text:list>
                <text:list-item>
                  <text:p text:style-name="P89">Polished Armour: Your block does not expire on activation start. Start combat with 5 Block</text:p>
                </text:list-item>
                <text:list-item>
                  <text:p text:style-name="P89">Genius: <text:s/>Increase all XP gains by 50% </text:p>
                </text:list-item>
                <text:list-item>
                  <text:p text:style-name="P89">Pennywise: Increase all gold gains by 50%</text:p>
                </text:list-item>
                <text:list-item>
                  <text:p text:style-name="P89">Pumped Up: Your characters have +10 stamina and max energy</text:p>
                </text:list-item>
                <text:list-item>
                  <text:p text:style-name="P89">Vengeful: Your characters have +5 strength</text:p>
                </text:list-item>
                <text:list-item>
                  <text:p text:style-name="P89">Well Drilled: Strike, Shoot and Defend and Move cost 5 energy less</text:p>
                </text:list-item>
                <text:list-item>
                  <text:p text:style-name="P89">Blessing Of Undeath: The next 3 times one of your characters dies in combat, ressurect them to 50% health.</text:p>
                </text:list-item>
                <text:list-item>
                  <text:p text:style-name="P89">Alert: Your characters have +2 Mobility and Initiative during the first turn of combat</text:p>
                </text:list-item>
                <text:list-item>
                  <text:p text:style-name="P89">Curious: Your Characters have +2 Strength, Wisdom and Dexterity</text:p>
                </text:list-item>
                <text:list-item>
                  <text:p text:style-name="P89">Determined: Your character's are immune to Stunned, Sleep, Blind, Disarmed and Silenced </text:p>
                </text:list-item>
                <text:list-item>
                  <text:p text:style-name="P89">Blessing Of Elements: Your characters are immune to Burning, Poisoned, Shocked and Chilled</text:p>
                </text:list-item>
                <text:list-item>
                  <text:p text:style-name="P89">Godly: Your characters ignore all resistances when attacking</text:p>
                </text:list-item>
              </text:list>
            </text:list-item>
          </text:list>
        </text:list-item>
      </text:list>
      <text:list xml:id="list3407757009660168712" text:style-name="L101">
        <text:list-item>
          <text:p text:style-name="P90">Camp Site Reward States</text:p>
          <text:list>
            <text:list-item>
              <text:p text:style-name="P90">Well Fed: +2 Strength, Wisdom and Dexterity during the next combat</text:p>
            </text:list-item>
            <text:list-item>
              <text:p text:style-name="P90">Well Rested: +10 Stamina and max Energy during the next combat</text:p>
            </text:list-item>
          </text:list>
        </text:list-item>
      </text:list>
      <text:list xml:id="list6861427134829132402" text:style-name="L102">
        <text:list-item>
          <text:p text:style-name="P91">Mystery Encounter Event State Rewards</text:p>
          <text:list>
            <text:list-item>
              <text:p text:style-name="P91"><text:soft-page-break/>Vampirism: Your characters have 'Life Steal'</text:p>
            </text:list-item>
            <text:list-item>
              <text:p text:style-name="P91"/>
            </text:list-item>
          </text:list>
        </text:list-item>
      </text:list>
      <text:p text:style-name="P1"/>
      <text:p text:style-name="P3">Items System</text:p>
      <text:list xml:id="list5195295073781663602" text:style-name="L103">
        <text:list-item>
          <text:p text:style-name="P92">Items will be massively scaled down compared to old rpg game</text:p>
        </text:list-item>
        <text:list-item>
          <text:p text:style-name="P92">instead of 10 items slots, characters should only have 5, these being</text:p>
          <text:list>
            <text:list-item>
              <text:p text:style-name="P92">Main hand</text:p>
            </text:list-item>
            <text:list-item>
              <text:p text:style-name="P92">Off hand</text:p>
            </text:list-item>
            <text:list-item>
              <text:p text:style-name="P92">Head</text:p>
            </text:list-item>
            <text:list-item>
              <text:p text:style-name="P92">Chest</text:p>
            </text:list-item>
            <text:list-item>
              <text:p text:style-name="P92">Legs</text:p>
            </text:list-item>
          </text:list>
        </text:list-item>
      </text:list>
      <text:list xml:id="list2636592946307002025" text:style-name="L104">
        <text:list-item>
          <text:p text:style-name="P93">This will allow us to make items that are much more impactful and interesting</text:p>
        </text:list-item>
        <text:list-item>
          <text:p text:style-name="P93">In the future, we can possibly add more slots once act 1 feels like a complete game and if we need </text:p>
        </text:list-item>
        <text:list-item>
          <text:p text:style-name="P93">Each item type slot should only have bonuses that make sense for that item type (e.g. Leg slot items should manipulate movement, chest slot items should increase survivability, head slot items should manipulate vision, etc)</text:p>
        </text:list-item>
        <text:list-item>
          <text:p text:style-name="P93">Should try to make at least 4 common items and 4 rare items for each slot)</text:p>
        </text:list-item>
        <text:list-item>
          <text:p text:style-name="P93">Items will probably be easier to design once we have enemies and talents designed more thoroughly</text:p>
        </text:list-item>
        <text:list-item>
          <text:p text:style-name="P93">Can we make it so items ONLY give a passive bonus? No direct buffs to stats (except maybe mobility)</text:p>
          <text:list>
            <text:list-item>
              <text:p text:style-name="P93">this might meanign redesigning talent trees to have more abilities and less passives</text:p>
            </text:list-item>
            <text:list-item>
              <text:p text:style-name="P93">items should help player dictate their characters build, not just enforce it with stats</text:p>
            </text:list-item>
            <text:list-item>
              <text:p text:style-name="P9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3">Item Ideas</text:p>
          <text:list>
            <text:list-item>
              <text:p text:style-name="P93">Head</text:p>
              <text:list>
                <text:list-item>
                  <text:p text:style-name="P93">True Sight Goggles (common): True Sight</text:p>
                </text:list-item>
                <text:list-item>
                  <text:p text:style-name="P93">Berserker Mask (common): Enrage +2</text:p>
                </text:list-item>
                <text:list-item>
                  <text:p text:style-name="P93">Archer Cap (common): +1 Hawk Eye</text:p>
                </text:list-item>
                <text:list-item>
                  <text:p text:style-name="P93"><text:soft-page-break/>Assassin Hood (rare): Stealth</text:p>
                </text:list-item>
                <text:list-item>
                  <text:p text:style-name="P93">Focus Band (rare): Your skills cost 5 energy less SKIPPED FOR NOW<text:tab/></text:p>
                </text:list-item>
                <text:list-item>
                  <text:p text:style-name="P93">Knight Visor (rare): You may have an extra power active at a time</text:p>
                </text:list-item>
              </text:list>
            </text:list-item>
          </text:list>
        </text:list-item>
      </text:list>
      <text:list xml:id="list2960384756991818063" text:style-name="L105">
        <text:list-item>
          <text:p text:style-name="P94">Chest</text:p>
          <text:list>
            <text:list-item>
              <text:p text:style-name="P94">Blessed Bulwark: +30% all resistances (rare)</text:p>
            </text:list-item>
            <text:list-item>
              <text:p text:style-name="P94">Divine Robes: +10 Stamina and Max Energy (rare)</text:p>
            </text:list-item>
            <text:list-item>
              <text:p text:style-name="P94">Ninja Vest: +30 Crit chance (Rare)</text:p>
            </text:list-item>
            <text:list-item>
              <text:p text:style-name="P94">Gladiator Wraps: +2 Stength (common)</text:p>
            </text:list-item>
            <text:list-item>
              <text:p text:style-name="P94">Wizard Robes: +2 Wisdom (common)</text:p>
            </text:list-item>
            <text:list-item>
              <text:p text:style-name="P94">Thick Plate +2 Dexterity (common)</text:p>
            </text:list-item>
          </text:list>
        </text:list-item>
      </text:list>
      <text:list xml:id="list7881760815999619641" text:style-name="L106">
        <text:list-item>
          <text:p text:style-name="P95">Legs</text:p>
          <text:list>
            <text:list-item>
              <text:p text:style-name="P95">Comfy Slippers: +2 Initiative (common)</text:p>
            </text:list-item>
            <text:list-item>
              <text:p text:style-name="P95">Slick Shoes: Slippery (common)</text:p>
            </text:list-item>
            <text:list-item>
              <text:p text:style-name="P95">Steel Boots: Unstoppable (common)</text:p>
            </text:list-item>
            <text:list-item>
              <text:p text:style-name="P95">Weightless Walkers: +1 Mobility (rare)</text:p>
            </text:list-item>
            <text:list-item>
              <text:p text:style-name="P95">Blur Boots: +40 Dodge (rare)</text:p>
            </text:list-item>
            <text:list-item>
              <text:p text:style-name="P95">Regiment Treads: +40 Parry (rare)</text:p>
            </text:list-item>
          </text:list>
        </text:list-item>
      </text:list>
      <text:list xml:id="list5859369054561435325" text:style-name="L107">
        <text:list-item>
          <text:p text:style-name="P96">Main Hand</text:p>
          <text:list>
            <text:list-item>
              <text:p text:style-name="P96">1h melee weapon</text:p>
              <text:list>
                <text:list-item>
                  <text:p text:style-name="P96">Balanced Dagger (common): <text:s/>BD 3, +50 opportunist</text:p>
                </text:list-item>
                <text:list-item>
                  <text:p text:style-name="P96">Steel Mace (common): BD 3, +20 Critical Chance</text:p>
                </text:list-item>
                <text:list-item>
                  <text:p text:style-name="P96">Kings Rapier (rare): BD 4. Riposte. +20 Parry Chance</text:p>
                </text:list-item>
                <text:list-item>
                  <text:p text:style-name="P96">Flaming Blade (rare): BD 4, Deals fire damage</text:p>
                </text:list-item>
              </text:list>
            </text:list-item>
            <text:list-item>
              <text:p text:style-name="P96">2h melee weapon</text:p>
              <text:list>
                <text:list-item>
                  <text:p text:style-name="P96">Berserk Axe (common): BD 6, +1 Melee range </text:p>
                </text:list-item>
                <text:list-item>
                  <text:p text:style-name="P96">Divine Staff( common): BD 6, +1 Aura Size</text:p>
                </text:list-item>
                <text:list-item>
                  <text:p text:style-name="P96">Mage Staff (common): BD 6, +3 Wisdom </text:p>
                </text:list-item>
                <text:list-item>
                  <text:p text:style-name="P96">Gigantic Mace (Rare): BD 10</text:p>
                </text:list-item>
                <text:list-item>
                  <text:p text:style-name="P96"><text:soft-page-break/>Great Sword (Rare): BD 8, Your attacks cannot be parried</text:p>
                </text:list-item>
                <text:list-item>
                  <text:p text:style-name="P96">Electrical Rod (Rare): BD 8, +10 Stamina and Max Energy</text:p>
                </text:list-item>
              </text:list>
            </text:list-item>
            <text:list-item>
              <text:p text:style-name="P96">2h ranged weapon</text:p>
              <text:list>
                <text:list-item>
                  <text:p text:style-name="P96">Marksman Bow (common): BD 6, Hawk Eye +1</text:p>
                </text:list-item>
                <text:list-item>
                  <text:p text:style-name="P96">Flawless Bow (rare): BD 8, Your ranged attacks cannot be dodged </text:p>
                </text:list-item>
                <text:list-item>
                  <text:p text:style-name="P96">Cursed Bow (rare): <text:s/>BD 8 , Deals Shadow Damage</text:p>
                </text:list-item>
              </text:list>
            </text:list-item>
          </text:list>
        </text:list-item>
        <text:list-item>
          <text:p text:style-name="P96">Off Hand (Shield, totem)</text:p>
          <text:list>
            <text:list-item>
              <text:p text:style-name="P96">Spiked Shield (common) + 5 thorns</text:p>
            </text:list-item>
            <text:list-item>
              <text:p text:style-name="P96">'Element' Totem (common) (for each element type): Increase all X type damage dealt by 20%</text:p>
              <text:list>
                <text:list-item>
                  <text:p text:style-name="P96">fire, Shadow, poison, air, frost</text:p>
                </text:list-item>
              </text:list>
            </text:list-item>
          </text:list>
        </text:list-item>
      </text:list>
      <text:list xml:id="list1669195956120077668" text:style-name="L108">
        <text:list-item>
          <text:p text:style-name="P97">Charged Buckler (rare): +10 <text:s/>Stamina and Max energy</text:p>
        </text:list-item>
        <text:list-item>
          <text:p text:style-name="P97">Impenetrable Wall (rare): +3 dexterity<text:tab/></text:p>
        </text:list-item>
      </text:list>
      <text:p text:style-name="P1"/>
      <text:p text:style-name="P3">Encounters</text:p>
      <text:p text:style-name="P4">Basic Enemy</text:p>
      <text:list xml:id="list5332226974902751847" text:style-name="L109">
        <text:list-item>
          <text:p text:style-name="P98">Basic enemy encounters contain a mildy challenging enemy battle that the player must overcome to proceed</text:p>
        </text:list-item>
        <text:list-item>
          <text:p text:style-name="P98">Rewards on defeat:</text:p>
          <text:list>
            <text:list-item>
              <text:p text:style-name="P98">10 gold</text:p>
            </text:list-item>
            <text:list-item>
              <text:p text:style-name="P98">+50 xp to each character</text:p>
            </text:list-item>
            <text:list-item>
              <text:p text:style-name="P98">100% chance for common item (choose 1 of 3)</text:p>
            </text:list-item>
            <text:list-item>
              <text:p text:style-name="P98">chance to drop random consumable</text:p>
            </text:list-item>
            <text:list-item>
              <text:p text:style-name="P98"/>
            </text:list-item>
          </text:list>
        </text:list-item>
      </text:list>
      <text:p text:style-name="P1"/>
      <text:p text:style-name="P4">Elite Enemy</text:p>
      <text:list xml:id="list35632729" text:continue-numbering="true" text:style-name="L109">
        <text:list-item>
          <text:p text:style-name="P98">Elite enemy encounters contain an extremely challenging enemy battle that the player must overcome to proceed</text:p>
        </text:list-item>
        <text:list-item>
          <text:p text:style-name="P98">Rewards on defeat: </text:p>
          <text:list>
            <text:list-item>
              <text:p text:style-name="P98">20 gold</text:p>
            </text:list-item>
            <text:list-item>
              <text:p text:style-name="P98"><text:soft-page-break/>+100 xp to each character</text:p>
            </text:list-item>
            <text:list-item>
              <text:p text:style-name="P98">100% chance to drop treasure (Choose 1-3)</text:p>
            </text:list-item>
            <text:list-item>
              <text:p text:style-name="P98">100% chance for common item (choose 1 of 3)</text:p>
            </text:list-item>
            <text:list-item>
              <text:p text:style-name="P98">100% chance for rare item (choose 1 of 3) (maybe not drop rare item, maybe we only want common items in the game? At least to start with)</text:p>
            </text:list-item>
            <text:list-item>
              <text:p text:style-name="P98">100% chance to drop random consumbale</text:p>
            </text:list-item>
          </text:list>
        </text:list-item>
      </text:list>
      <text:p text:style-name="P1"/>
      <text:p text:style-name="P4">Treasure Site </text:p>
      <text:list xml:id="list4509043538434899787" text:style-name="L110">
        <text:list-item>
          <text:p text:style-name="P99">Treasure site reward contains a choose 1 of 3 treasure events</text:p>
        </text:list-item>
        <text:list-item>
          <text:p text:style-name="P99">Treasure sites will always appear in every position on row 5 (to guarantee the player recieves a treasure each run)</text:p>
        </text:list-item>
        <text:list-item>
          <text:p text:style-name="P99">Treasure sites also have a chance to appear in mystery events</text:p>
        </text:list-item>
      </text:list>
      <text:p text:style-name="P1"/>
      <text:p text:style-name="P1"/>
      <text:p text:style-name="P4">Shop</text:p>
      <text:list xml:id="list6584349023299135530" text:style-name="L111">
        <text:list-item>
          <text:p text:style-name="P100">Shop events contain an assortment of things that a player can purchase</text:p>
        </text:list-item>
        <text:list-item>
          <text:p text:style-name="P100">Player starts with 20g</text:p>
        </text:list-item>
        <text:list-item>
          <text:p text:style-name="P100">Shop elements</text:p>
          <text:list>
            <text:list-item>
              <text:p text:style-name="P100">Spell Books</text:p>
              <text:list>
                <text:list-item>
                  <text:p text:style-name="P100">6 random books (</text:p>
                  <text:list>
                    <text:list-item>
                      <text:p text:style-name="P100">2 random tier 1 books (10g)<text:tab/></text:p>
                    </text:list-item>
                    <text:list-item>
                      <text:p text:style-name="P100">2 random tier 2 books (15g)</text:p>
                    </text:list-item>
                    <text:list-item>
                      <text:p text:style-name="P100">2 random tier 3 books (20g)</text:p>
                    </text:list-item>
                  </text:list>
                </text:list-item>
              </text:list>
            </text:list-item>
            <text:list-item>
              <text:p text:style-name="P100">Consumables</text:p>
              <text:list>
                <text:list-item>
                  <text:p text:style-name="P100">3 random consumables (10g) each</text:p>
                </text:list-item>
              </text:list>
            </text:list-item>
            <text:list-item>
              <text:p text:style-name="P100">Items</text:p>
              <text:list>
                <text:list-item>
                  <text:p text:style-name="P100">3 random rare items (15g each)</text:p>
                </text:list-item>
                <text:list-item>
                  <text:p text:style-name="P100">3 random common items (10g each)</text:p>
                </text:list-item>
              </text:list>
            </text:list-item>
          </text:list>
        </text:list-item>
      </text:list>
      <text:p text:style-name="P1"/>
      <text:p text:style-name="P4"><text:soft-page-break/>Camp Site</text:p>
      <text:list xml:id="list6889183519091440262" text:style-name="L112">
        <text:list-item>
          <text:p text:style-name="P101">similar to our current system</text:p>
        </text:list-item>
        <text:list-item>
          <text:p text:style-name="P101">Camp site have a variety of activities that the player can engage in, all with different effects</text:p>
        </text:list-item>
        <text:list-item>
          <text:p text:style-name="P101">Each activity at a camp site has a 'Activity Point' cost</text:p>
        </text:list-item>
        <text:list-item>
          <text:p text:style-name="P101">The player is given 3 activity points per camp site event</text:p>
        </text:list-item>
        <text:list-item>
          <text:p text:style-name="P101">Activities</text:p>
          <text:list>
            <text:list-item>
              <text:p text:style-name="P101">Pray (cost 2): ressurect a dead character to 50% HP</text:p>
            </text:list-item>
            <text:list-item>
              <text:p text:style-name="P101">Triage (cost 1): Heal a chosen character 50% health</text:p>
            </text:list-item>
            <text:list-item>
              <text:p text:style-name="P101">Training (cost 1): Choose a character to gain +50 XP</text:p>
            </text:list-item>
            <text:list-item>
              <text:p text:style-name="P101">Feast (cost 1): You characters have +2 Strength, Dexterity and Wisdom during the next combat</text:p>
            </text:list-item>
            <text:list-item>
              <text:p text:style-name="P101">Rest (Cost 2): Your characters have +10 stamina and Max Energy during the next combat</text:p>
            </text:list-item>
            <text:list-item>
              <text:p text:style-name="P101">Bathe (Cost 3): Remove a negative state (if we have mysterys in the game)</text:p>
            </text:list-item>
          </text:list>
        </text:list-item>
      </text:list>
      <text:p text:style-name="P1"/>
      <text:p text:style-name="P3">Mystery Room</text:p>
      <text:list xml:id="list3391511099397968631" text:style-name="L113">
        <text:list-item>
          <text:p text:style-name="P102">Mystery rooms can contain any kind of encounter</text:p>
        </text:list-item>
        <text:list-item>
          <text:p text:style-name="P102">Mystery rooms can also contain an sts style mystery events</text:p>
        </text:list-item>
        <text:list-item>
          <text:p text:style-name="P102">These mystery events should be high impact, and should have very drastic consequences, ie</text:p>
          <text:list>
            <text:list-item>
              <text:p text:style-name="P102">no easy choice ME's like sts</text:p>
            </text:list-item>
            <text:list-item>
              <text:p text:style-name="P102">no 'leave' and do nothing option like sts</text:p>
            </text:list-item>
            <text:list-item>
              <text:p text:style-name="P102">no 'only goood options ME's like sts</text:p>
            </text:list-item>
          </text:list>
        </text:list-item>
      </text:list>
      <text:p text:style-name="P1"/>
      <text:p text:style-name="P3">Kings Blessing Game Start Event</text:p>
      <text:p text:style-name="P1"/>
      <text:list xml:id="list7028982086808321104" text:style-name="L114">
        <text:list-item>
          <text:p text:style-name="P103">At the start of the game, player gets to choose a special bonus from a choice of 3</text:p>
        </text:list-item>
        <text:list-item>
          <text:p text:style-name="P103">Choice Ideas</text:p>
          <text:list>
            <text:list-item>
              <text:p text:style-name="P103">Gain 10g</text:p>
            </text:list-item>
            <text:list-item>
              <text:p text:style-name="P103">Discover a Rare Item</text:p>
            </text:list-item>
            <text:list-item>
              <text:p text:style-name="P103">Gain 3 random common items</text:p>
            </text:list-item>
            <text:list-item>
              <text:p text:style-name="P103"><text:soft-page-break/>Gain 2 random spell books</text:p>
            </text:list-item>
            <text:list-item>
              <text:p text:style-name="P103">Enemies in the next 2 combats have 50% health</text:p>
            </text:list-item>
            <text:list-item>
              <text:p text:style-name="P103">All characters gain 75 xp</text:p>
            </text:list-item>
            <text:list-item>
              <text:p text:style-name="P103">Gain 2 random consumables</text:p>
            </text:list-item>
            <text:list-item>
              <text:p text:style-name="P103">All characters gain +20 Max Health</text:p>
            </text:list-item>
            <text:list-item>
              <text:p text:style-name="P103">Gain a random State. Gain a random afflication</text:p>
            </text:list-item>
            <text:list-item>
              <text:p text:style-name="P103">Gain a random epic item. Gain a random afflication</text:p>
            </text:list-item>
          </text:list>
        </text:list-item>
      </text:list>
      <text:p text:style-name="P1"/>
      <text:p text:style-name="P3">Enemy Ideas</text:p>
      <text:p text:style-name="P1">Overview</text:p>
      <text:list xml:id="list1115925098479515067" text:style-name="L115">
        <text:list-item>
          <text:p text:style-name="P104">Each enemy encounter should have a weakness as well as a strength</text:p>
        </text:list-item>
        <text:list-item>
          <text:p text:style-name="P104">Each enemy encounter should be able to be approached with a variety of stradegies</text:p>
        </text:list-item>
      </text:list>
      <text:p text:style-name="P1"/>
      <text:p text:style-name="P1">Problems that enemies give players</text:p>
      <text:list xml:id="list6620908344769785536" text:style-name="L116">
        <text:list-item>
          <text:p text:style-name="P105">An encounter that requires the player to have strong AoE damage</text:p>
        </text:list-item>
        <text:list-item>
          <text:p text:style-name="P105">an encounter that requires the player to have strong melee attacks</text:p>
        </text:list-item>
        <text:list-item>
          <text:p text:style-name="P105">an encounter that requires the player to deal high damage in a short space of time</text:p>
        </text:list-item>
        <text:list-item>
          <text:p text:style-name="P105">an encounter that requires the player to be able to deal with enemies that have high parry/dodge(using passives/abilities like recklessnes, concentration, perfect aim, no dodge bow, wtc)</text:p>
        </text:list-item>
        <text:list-item>
          <text:p text:style-name="P105">an encounter that requires the player has a good stradegy of endurance (scaling power with growing, unwavering, poison/burning stacking, etc)</text:p>
        </text:list-item>
        <text:list-item>
          <text:p text:style-name="P10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6362401264885500797" text:style-name="L117">
        <text:list-item>
          <text:p text:style-name="P106">Basic</text:p>
        </text:list-item>
      </text:list>
      <text:list xml:id="list4303090841519313393" text:style-name="L118">
        <text:list-item>
          <text:p text:style-name="P107">Goblin Warband</text:p>
          <text:list>
            <text:list-item>
              <text:p text:style-name="P107">2x goblin stabby</text:p>
            </text:list-item>
            <text:list-item>
              <text:p text:style-name="P107"><text:soft-page-break/>2x goblin shooty</text:p>
            </text:list-item>
            <text:list-item>
              <text:p text:style-name="P107">1 goblin war leader</text:p>
            </text:list-item>
          </text:list>
        </text:list-item>
      </text:list>
      <text:list xml:id="list8607217236535855681" text:style-name="L119">
        <text:list-item>
          <text:p text:style-name="P108">Skeleton Gang</text:p>
          <text:list>
            <text:list-item>
              <text:p text:style-name="P108">3x random skeleton</text:p>
            </text:list-item>
          </text:list>
        </text:list-item>
      </text:list>
      <text:list xml:id="list2962210313687268266" text:style-name="L120">
        <text:list-item>
          <text:p text:style-name="P109">Elemental Pack</text:p>
          <text:list>
            <text:list-item>
              <text:p text:style-name="P109">3x random elemental</text:p>
            </text:list-item>
          </text:list>
        </text:list-item>
      </text:list>
      <text:list xml:id="list2917399253475026918" text:style-name="L121">
        <text:list-item>
          <text:p text:style-name="P110">Necromancer</text:p>
          <text:list>
            <text:list-item>
              <text:p text:style-name="P110">1x necromancer</text:p>
            </text:list-item>
          </text:list>
        </text:list-item>
      </text:list>
      <text:p text:style-name="P1">Elites</text:p>
      <text:list xml:id="list5321920287573645120" text:style-name="L122">
        <text:list-item>
          <text:p text:style-name="P111">Skeleton Mega gang</text:p>
          <text:list>
            <text:list-item>
              <text:p text:style-name="P111">5x random skeleton</text:p>
            </text:list-item>
          </text:list>
        </text:list-item>
      </text:list>
      <text:list xml:id="list8600002044132844346" text:style-name="L123">
        <text:list-item>
          <text:p text:style-name="P112">Elemental Mega Pack</text:p>
          <text:list>
            <text:list-item>
              <text:p text:style-name="P112">5x random elemental</text:p>
            </text:list-item>
          </text:list>
        </text:list-item>
      </text:list>
      <text:list xml:id="list2681080750257216876" text:style-name="L124">
        <text:list-item>
          <text:p text:style-name="P11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4433996224190324934" text:style-name="L125">
        <text:list-item>
          <text:p text:style-name="P114">Bandit Brawler</text:p>
          <text:list>
            <text:list-item>
              <text:p text:style-name="P114">Riposte (passive)</text:p>
            </text:list-item>
            <text:list-item>
              <text:p text:style-name="P114">+20 base parry and dodge</text:p>
            </text:list-item>
            <text:list-item>
              <text:p text:style-name="P114">Evasion </text:p>
            </text:list-item>
            <text:list-item>
              <text:p text:style-name="P114">Dash</text:p>
            </text:list-item>
            <text:list-item>
              <text:p text:style-name="P114">Tendon Slash</text:p>
            </text:list-item>
            <text:list-item>
              <text:p text:style-name="P114">Shield Shatter</text:p>
            </text:list-item>
          </text:list>
        </text:list-item>
      </text:list>
      <text:p text:style-name="P5"/>
      <text:p text:style-name="P5"/>
      <text:p text:style-name="P5"/>
      <text:p text:style-name="P5"><text:soft-page-break/></text:p>
      <text:p text:style-name="P5">Talent Colors</text:p>
      <text:list xml:id="list6703186777791047389" text:style-name="L126">
        <text:list-item>
          <text:p text:style-name="P175">Brawler: Dark red 9F2504</text:p>
        </text:list-item>
        <text:list-item>
          <text:p text:style-name="P175">Neutral: light grey B0B0B0</text:p>
        </text:list-item>
        <text:list-item>
          <text:p text:style-name="P175">Duelist: Light brown A97906</text:p>
        </text:list-item>
        <text:list-item>
          <text:p text:style-name="P175">Assassination: grey/black 505050</text:p>
        </text:list-item>
        <text:list-item>
          <text:p text:style-name="P175">Guardian: dark yellow 868C05</text:p>
        </text:list-item>
        <text:list-item>
          <text:p text:style-name="P175">Pyromania: Light red FF3700</text:p>
        </text:list-item>
        <text:list-item>
          <text:p text:style-name="P175">Cyromancy: dark blue 0062B9</text:p>
        </text:list-item>
        <text:list-item>
          <text:p text:style-name="P175">Ranger: light green 90FF5D</text:p>
        </text:list-item>
        <text:list-item>
          <text:p text:style-name="P175">Manipulation: Light purple BE00FF</text:p>
        </text:list-item>
        <text:list-item>
          <text:p text:style-name="P175">Divinity: Light yellow FFF70B</text:p>
        </text:list-item>
        <text:list-item>
          <text:p text:style-name="P175">Shadowcraft: Dark purple 7A00A4</text:p>
        </text:list-item>
        <text:list-item>
          <text:p text:style-name="P175">Corruption: Dark green 3EC100</text:p>
        </text:list-item>
        <text:list-item>
          <text:p text:style-name="P175">Naturalism: Light blue 00E0B6</text:p>
        </text:list-item>
      </text:list>
      <text:p text:style-name="P5"/>
      <text:p text:style-name="P5"/>
      <text:p text:style-name="P5"/>
      <text:p text:style-name="P10">New Talents, Abilities, Passives, Enemies and Preset Designs</text:p>
      <text:p text:style-name="P10"/>
      <text:p text:style-name="P211">Overview / General Ideas</text:p>
      <text:list xml:id="list5457895161192195972" text:style-name="L127">
        <text:list-item>
          <text:p text:style-name="P178">download dos2 and dos1 ability icons</text:p>
        </text:list-item>
        <text:list-item>
          <text:p text:style-name="P178">Make each ability really really fucking good. There shouldnt be any bad/uninteresting choices on a talent tree.</text:p>
        </text:list-item>
        <text:list-item>
          <text:p text:style-name="P178">Make more disables and stun abilities</text:p>
          <text:list>
            <text:list-item>
              <text:p text:style-name="P178">perhaps we could make it so that when a character is stunned, they cannot be stunned again for a few turns. This would allow us to implement lots of disable and stun abilities without worrying about balance, or player stun locking enemies and cheesing the game</text:p>
            </text:list-item>
          </text:list>
        </text:list-item>
      </text:list>
      <text:p text:style-name="P13"><text:soft-page-break/></text:p>
      <text:p text:style-name="P211">Enemies</text:p>
      <text:list xml:id="list8337660605423551310" text:style-name="L171">
        <text:list-item>
          <text:p text:style-name="P202">We could make a skeleton enemy out of every preset we come up with</text:p>
        </text:list-item>
        <text:list-item>
          <text:p text:style-name="P202">We would need to spend more time on making the AI better, but the behaviours/ability sets could be applied to many enemies in the future (e.g. Skeleton Arcanist, Goblin Arcanist, Human Arcanist, etc)</text:p>
        </text:list-item>
      </text:list>
      <text:p text:style-name="P13"/>
      <text:p text:style-name="P13">Old Enemy Changes</text:p>
      <text:list xml:id="list6293215101142473359" text:style-name="L172">
        <text:list-item>
          <text:p text:style-name="P203">Skeleton Barbarian</text:p>
          <text:list>
            <text:list-item>
              <text:p text:style-name="P203">Enrage passive</text:p>
            </text:list-item>
            <text:list-item>
              <text:p text:style-name="P203">Charge</text:p>
            </text:list-item>
            <text:list-item>
              <text:p text:style-name="P203">Blood Offering</text:p>
            </text:list-item>
            <text:list-item>
              <text:p text:style-name="P203">Kick to the balls</text:p>
            </text:list-item>
            <text:list-item>
              <text:p text:style-name="P203">Smash</text:p>
            </text:list-item>
          </text:list>
        </text:list-item>
      </text:list>
      <text:list xml:id="list5960374438373113417" text:style-name="L173">
        <text:list-item>
          <text:p text:style-name="P204">Skeleton Arcanist</text:p>
          <text:list>
            <text:list-item>
              <text:p text:style-name="P204">Fire Ball</text:p>
            </text:list-item>
            <text:list-item>
              <text:p text:style-name="P204">Frost Bolt</text:p>
            </text:list-item>
            <text:list-item>
              <text:p text:style-name="P204">Icy Focus</text:p>
            </text:list-item>
            <text:list-item>
              <text:p text:style-name="P204">Blink</text:p>
            </text:list-item>
            <text:list-item>
              <text:p text:style-name="P204">Flux</text:p>
            </text:list-item>
          </text:list>
        </text:list-item>
      </text:list>
      <text:list xml:id="list1313812876401163627" text:style-name="L175">
        <text:list-item>
          <text:p text:style-name="P206">Skeleton Bulwark</text:p>
        </text:list-item>
      </text:list>
      <text:list xml:id="list3130064248234092977" text:style-name="L174">
        <text:list-item>
          <text:p text:style-name="P220"><text:span text:style-name="T4">Thorns</text:span></text:p>
        </text:list-item>
        <text:list-item>
          <text:p text:style-name="P205">Testudo</text:p>
        </text:list-item>
        <text:list-item>
          <text:p text:style-name="P205">Shield Slam</text:p>
        </text:list-item>
        <text:list-item>
          <text:p text:style-name="P205">Fortify</text:p>
        </text:list-item>
        <text:list-item>
          <text:p text:style-name="P205">Get Down</text:p>
        </text:list-item>
      </text:list>
      <text:list xml:id="list6744281653336023166" text:style-name="L176">
        <text:list-item>
          <text:p text:style-name="P207">Skeleton Assassin</text:p>
          <text:list>
            <text:list-item>
              <text:list>
                <text:list-item>
                  <text:p text:style-name="P207"><text:soft-page-break/>Stealth passive</text:p>
                </text:list-item>
                <text:list-item>
                  <text:p text:style-name="P207">Shadow Step</text:p>
                </text:list-item>
                <text:list-item>
                  <text:p text:style-name="P207">Suprise Attack</text:p>
                </text:list-item>
                <text:list-item>
                  <text:p text:style-name="P207">Shank</text:p>
                </text:list-item>
                <text:list-item>
                  <text:p text:style-name="P207"/>
                </text:list-item>
              </text:list>
            </text:list-item>
          </text:list>
        </text:list-item>
      </text:list>
      <text:p text:style-name="P211"/>
      <text:p text:style-name="P211">Abilities</text:p>
      <text:list xml:id="list234954082505360476" text:style-name="L128">
        <text:list-item>
          <text:p text:style-name="P179">Abilities from current game version that are good</text:p>
          <text:list>
            <text:list-item>
              <text:p text:style-name="P179">Charge</text:p>
            </text:list-item>
            <text:list-item>
              <text:p text:style-name="P179">Smash</text:p>
            </text:list-item>
            <text:list-item>
              <text:p text:style-name="P179">Whirlwind</text:p>
            </text:list-item>
            <text:list-item>
              <text:p text:style-name="P179">Dash</text:p>
            </text:list-item>
            <text:list-item>
              <text:p text:style-name="P179">Telekinesis</text:p>
            </text:list-item>
            <text:list-item>
              <text:p text:style-name="P179">Invigorate</text:p>
            </text:list-item>
            <text:list-item>
              <text:p text:style-name="P179">Frost Bolt</text:p>
            </text:list-item>
            <text:list-item>
              <text:p text:style-name="P179">Fire Ball</text:p>
            </text:list-item>
            <text:list-item>
              <text:p text:style-name="P179">Second Wind</text:p>
            </text:list-item>
            <text:list-item>
              <text:p text:style-name="P179">Shank</text:p>
            </text:list-item>
            <text:list-item>
              <text:p text:style-name="P179">Vanish</text:p>
            </text:list-item>
            <text:list-item>
              <text:p text:style-name="P179">Preparation</text:p>
            </text:list-item>
            <text:list-item>
              <text:p text:style-name="P179">Inspire</text:p>
            </text:list-item>
            <text:list-item>
              <text:p text:style-name="P179">Icy Focus</text:p>
            </text:list-item>
            <text:list-item>
              <text:p text:style-name="P179">Rapid Fire</text:p>
            </text:list-item>
            <text:list-item>
              <text:p text:style-name="P179">Phase Shift</text:p>
            </text:list-item>
            <text:list-item>
              <text:p text:style-name="P179">Blink</text:p>
            </text:list-item>
            <text:list-item>
              <text:p text:style-name="P179">Time Warp</text:p>
            </text:list-item>
            <text:list-item>
              <text:p text:style-name="P179"><text:soft-page-break/>Holy Fire</text:p>
            </text:list-item>
            <text:list-item>
              <text:p text:style-name="P179">Transcendence</text:p>
            </text:list-item>
            <text:list-item>
              <text:p text:style-name="P179">Hex</text:p>
            </text:list-item>
            <text:list-item>
              <text:p text:style-name="P179">Blood Offering</text:p>
            </text:list-item>
            <text:list-item>
              <text:p text:style-name="P179">Blight</text:p>
            </text:list-item>
          </text:list>
        </text:list-item>
      </text:list>
      <text:p text:style-name="P13"/>
      <text:p text:style-name="P212">New Ability Ideas + changes to old abilities</text:p>
      <text:list xml:id="list2362461044153232671" text:style-name="L129">
        <text:list-item>
          <text:p text:style-name="P180">Evasion: Increase parry chance by 100% for one activation</text:p>
        </text:list-item>
        <text:list-item>
          <text:p text:style-name="P180">Charge: now stuns</text:p>
        </text:list-item>
        <text:list-item>
          <text:p text:style-name="P180">Encourage/Rally: Buff all allies within your aura</text:p>
          <text:list>
            <text:list-item>
              <text:p text:style-name="P180">give all allies +20 energy (could replace encouraging presence)</text:p>
            </text:list-item>
            <text:list-item>
              <text:p text:style-name="P180">give all allies +1 temp mobility</text:p>
            </text:list-item>
          </text:list>
        </text:list-item>
        <text:list-item>
          <text:p text:style-name="P180">Mirage: Increase dodge chance by 100% for one activation</text:p>
        </text:list-item>
        <text:list-item>
          <text:p text:style-name="P180">Go Berserk: Increase characters critical chance by 100% for one activation.</text:p>
        </text:list-item>
        <text:list-item>
          <text:p text:style-name="P180">Dark Gift: Increase all damage dealt by a character by 50% for one activation</text:p>
        </text:list-item>
        <text:list-item>
          <text:p text:style-name="P180">Blink: Teleport to a tile within X (maybe 2)</text:p>
        </text:list-item>
        <text:list-item>
          <text:p text:style-name="P180">Shield Slam: Deal damage equal to your armour</text:p>
        </text:list-item>
        <text:list-item>
          <text:p text:style-name="P180">Shadow Step: Same as current, except you attack for 100% weapon damage</text:p>
        </text:list-item>
        <text:list-item>
          <text:p text:style-name="P180">Raise Shield: </text:p>
        </text:list-item>
        <text:list-item>
          <text:p text:style-name="P180">Melt: Remove all block from a target and apply 2 burning</text:p>
        </text:list-item>
        <text:list-item>
          <text:p text:style-name="P180">Fortify: Give an ally +5 block. Removes stunned and immobilized</text:p>
        </text:list-item>
        <text:list-item>
          <text:p text:style-name="P180">Bless: Give an ally 5 block. Removes weakened and Vulnerable</text:p>
        </text:list-item>
        <text:list-item>
          <text:p text:style-name="P180">Forest Medicine: Give an ally 5 block. Removes burning and poisoned</text:p>
        </text:list-item>
        <text:list-item>
          <text:p text:style-name="P180">Stone Skin: Character gains 100 physical resistance for one turn.</text:p>
        </text:list-item>
        <text:list-item>
          <text:p text:style-name="P180">Snow Stasis Become immune to all damage until end of turn cycle</text:p>
        </text:list-item>
        <text:list-item>
          <text:p text:style-name="P180">Vampiric Touch: Deal shadow damage to a target within melee range and apply weakened (or gain block or some shit)</text:p>
        </text:list-item>
        <text:list-item>
          <text:p text:style-name="P180"><text:soft-page-break/>Blinding Dust: Apply Blind to a character</text:p>
        </text:list-item>
        <text:list-item>
          <text:p text:style-name="P180">Dark Rite: Lose 5hp. Give an all 10 Block</text:p>
        </text:list-item>
        <text:list-item>
          <text:p text:style-name="P180">Chloroform: Deal poison damage in a 3x3 area and apply confused</text:p>
        </text:list-item>
        <text:list-item>
          <text:p text:style-name="P180">Smoke Grenade: </text:p>
        </text:list-item>
        <text:list-item>
          <text:p text:style-name="P180">Harden Up: Give an ally +2 dexterity</text:p>
        </text:list-item>
        <text:list-item>
          <text:p text:style-name="P180">Pettrify: Give a target +4 dexterity for one turn</text:p>
        </text:list-item>
        <text:list-item>
          <text:p text:style-name="P180">Haste: Give an ally +1 Mobility and Initiative</text:p>
        </text:list-item>
      </text:list>
      <text:p text:style-name="P13"/>
      <text:p text:style-name="P13">New Power Ideas</text:p>
      <text:list xml:id="list628078375278405356" text:style-name="L170">
        <text:list-item>
          <text:p text:style-name="P201">Rapid Cloaking: While channelled, you cannot lose camoflage</text:p>
        </text:list-item>
        <text:list-item>
          <text:p text:style-name="P201">Your attacks cannot be parried</text:p>
        </text:list-item>
        <text:list-item>
          <text:p text:style-name="P201">Your attacks cannot be dodged</text:p>
        </text:list-item>
        <text:list-item>
          <text:p text:style-name="P201"/>
        </text:list-item>
      </text:list>
      <text:p text:style-name="P13"/>
      <text:p text:style-name="P211">Talent Tree Ability List</text:p>
      <text:p text:style-name="P212">Brawler</text:p>
      <text:list xml:id="list1918798475071926665" text:style-name="L160">
        <text:list-item>
          <text:p text:style-name="P193">Charge: Move to an enemy and stun</text:p>
        </text:list-item>
        <text:list-item>
          <text:p text:style-name="P193">Whirlwind:</text:p>
        </text:list-item>
        <text:list-item>
          <text:p text:style-name="P193">Smash: 200% weapon damage</text:p>
        </text:list-item>
        <text:list-item>
          <text:p text:style-name="P193">Go Berserk: Increase characters critical chance by 100% for one activation</text:p>
        </text:list-item>
      </text:list>
      <text:p text:style-name="P212">Guardian</text:p>
      <text:list xml:id="list4120319576509949903" text:style-name="L161">
        <text:list-item>
          <text:p text:style-name="P194">Provoke</text:p>
        </text:list-item>
        <text:list-item>
          <text:p text:style-name="P194">Testudo</text:p>
        </text:list-item>
        <text:list-item>
          <text:p text:style-name="P194">Fortify </text:p>
        </text:list-item>
        <text:list-item>
          <text:p text:style-name="P194">Shield Slam</text:p>
        </text:list-item>
        <text:list-item>
          <text:p text:style-name="P194">Get Down</text:p>
        </text:list-item>
        <text:list-item>
          <text:p text:style-name="P194"><text:soft-page-break/>Harden Up</text:p>
        </text:list-item>
      </text:list>
      <text:p text:style-name="P13"/>
      <text:p text:style-name="P212">Duelist</text:p>
      <text:list xml:id="list2102382566037360283" text:style-name="L162">
        <text:list-item>
          <text:p text:style-name="P195">Dash</text:p>
        </text:list-item>
        <text:list-item>
          <text:p text:style-name="P195">Second Wind</text:p>
        </text:list-item>
        <text:list-item>
          <text:p text:style-name="P195">Evasion</text:p>
        </text:list-item>
        <text:list-item>
          <text:p text:style-name="P195">Disarm</text:p>
        </text:list-item>
        <text:list-item>
          <text:p text:style-name="P195">Shield Shatter</text:p>
        </text:list-item>
      </text:list>
      <text:p text:style-name="P13"/>
      <text:p text:style-name="P212">Assassination</text:p>
      <text:list xml:id="list35634175" text:continue-numbering="true" text:style-name="L162">
        <text:list-item>
          <text:p text:style-name="P195">Vanish</text:p>
        </text:list-item>
        <text:list-item>
          <text:p text:style-name="P195">Shadow Step</text:p>
        </text:list-item>
        <text:list-item>
          <text:p text:style-name="P195">Cheap Shot / Suprise Attack</text:p>
        </text:list-item>
        <text:list-item>
          <text:p text:style-name="P195">Preparation</text:p>
        </text:list-item>
        <text:list-item>
          <text:p text:style-name="P195">Shank</text:p>
        </text:list-item>
      </text:list>
      <text:p text:style-name="P13"/>
      <text:p text:style-name="P212">Ranger</text:p>
      <text:list xml:id="list35657189" text:continue-numbering="true" text:style-name="L162">
        <text:list-item>
          <text:p text:style-name="P195">Head Shot</text:p>
        </text:list-item>
        <text:list-item>
          <text:p text:style-name="P195">Impaling Bolt</text:p>
        </text:list-item>
        <text:list-item>
          <text:p text:style-name="P195">Forest Medicine</text:p>
        </text:list-item>
        <text:list-item>
          <text:p text:style-name="P195">Rapid Fire</text:p>
        </text:list-item>
        <text:list-item>
          <text:p text:style-name="P195">Pinning Shot</text:p>
        </text:list-item>
        <text:list-item>
          <text:p text:style-name="P195">Mark Target : Target is unable to dodge or parry until the end of the current turn cycle.</text:p>
        </text:list-item>
      </text:list>
      <text:p text:style-name="P13"/>
      <text:p text:style-name="P212">Cyromancy</text:p>
      <text:list xml:id="list4561670059369255729" text:style-name="L163">
        <text:list-item>
          <text:p text:style-name="P196">Frost Bolt</text:p>
        </text:list-item>
        <text:list-item>
          <text:p text:style-name="P196"><text:soft-page-break/>Icy Focus</text:p>
        </text:list-item>
        <text:list-item>
          <text:p text:style-name="P196">Frost Nova</text:p>
        </text:list-item>
        <text:list-item>
          <text:p text:style-name="P196">Snow Stasis</text:p>
        </text:list-item>
      </text:list>
      <text:p text:style-name="P13"/>
      <text:p text:style-name="P212">Pyromancy</text:p>
      <text:list xml:id="list8737956264814319743" text:style-name="L164">
        <text:list-item>
          <text:p text:style-name="P197">Phoenix Dive</text:p>
        </text:list-item>
        <text:list-item>
          <text:p text:style-name="P197">Fire Ball</text:p>
        </text:list-item>
        <text:list-item>
          <text:p text:style-name="P197">Fire Nova</text:p>
        </text:list-item>
        <text:list-item>
          <text:p text:style-name="P197">Haste</text:p>
        </text:list-item>
        <text:list-item>
          <text:p text:style-name="P197">Melt</text:p>
        </text:list-item>
        <text:list-item>
          <text:p text:style-name="P197">Combustion</text:p>
        </text:list-item>
      </text:list>
      <text:p text:style-name="P13"/>
      <text:p text:style-name="P212">Manipulation</text:p>
      <text:list xml:id="list8623385184015460729" text:style-name="L165">
        <text:list-item>
          <text:p text:style-name="P198">Blink</text:p>
        </text:list-item>
        <text:list-item>
          <text:p text:style-name="P198">Telekinesis</text:p>
        </text:list-item>
        <text:list-item>
          <text:p text:style-name="P198">Nether Swap</text:p>
        </text:list-item>
        <text:list-item>
          <text:p text:style-name="P198">Mirage</text:p>
        </text:list-item>
      </text:list>
      <text:p text:style-name="P13"/>
      <text:p text:style-name="P212">Divinity</text:p>
      <text:list xml:id="list1573127724254732656" text:style-name="L168">
        <text:list-item>
          <text:p text:style-name="P199">Inspire</text:p>
        </text:list-item>
        <text:list-item>
          <text:p text:style-name="P199">Holy Fire</text:p>
        </text:list-item>
        <text:list-item>
          <text:p text:style-name="P199">Invigorate</text:p>
        </text:list-item>
      </text:list>
      <text:p text:style-name="P13"/>
      <text:p text:style-name="P212">Shadowcraft</text:p>
      <text:list xml:id="list7706932779371559201" text:style-name="L166">
        <text:list-item>
          <text:p text:style-name="P213"><text:span text:style-name="T1">Dark Gift</text:span></text:p>
        </text:list-item>
        <text:list-item>
          <text:p text:style-name="P213"><text:span text:style-name="T1">Hex</text:span></text:p>
        </text:list-item>
        <text:list-item>
          <text:p text:style-name="P213"><text:soft-page-break/><text:span text:style-name="T1">Shroud</text:span></text:p>
        </text:list-item>
        <text:list-item>
          <text:p text:style-name="P213"><text:span text:style-name="T1">Shadow Blast</text:span></text:p>
        </text:list-item>
        <text:list-item>
          <text:p text:style-name="P213"><text:span text:style-name="T1">Chaos Bolt</text:span></text:p>
        </text:list-item>
      </text:list>
      <text:p text:style-name="P212"><text:span text:style-name="T1"/></text:p>
      <text:p text:style-name="P212">Corruption</text:p>
      <text:list xml:id="list2693205738405478150" text:style-name="L167">
        <text:list-item>
          <text:p text:style-name="P214"><text:span text:style-name="T1">Blood Offering</text:span></text:p>
        </text:list-item>
        <text:list-item>
          <text:p text:style-name="P214"><text:span text:style-name="T1">Blight</text:span></text:p>
        </text:list-item>
        <text:list-item>
          <text:p text:style-name="P214"><text:span text:style-name="T1">Chem reaction</text:span></text:p>
        </text:list-item>
        <text:list-item>
          <text:p text:style-name="P214"><text:span text:style-name="T1">Drain</text:span></text:p>
        </text:list-item>
      </text:list>
      <text:p text:style-name="P212"><text:span text:style-name="T1"/></text:p>
      <text:p text:style-name="P212">Naturalism</text:p>
      <text:list xml:id="list6914672187881164089" text:style-name="L169">
        <text:list-item>
          <text:p text:style-name="P200">Spirit Vision: give 5 block and true sight</text:p>
        </text:list-item>
        <text:list-item>
          <text:p text:style-name="P200">Favourable Winds (give all allies within your aura +1 mobility and 10 energy)</text:p>
        </text:list-item>
        <text:list-item>
          <text:p text:style-name="P200">Thunder Strike: big damage, if the target is shocked, apply stunned</text:p>
        </text:list-item>
        <text:list-item>
          <text:p text:style-name="P200">Chain Lightning: now applies shocked to each character hit </text:p>
        </text:list-item>
      </text:list>
      <text:p text:style-name="P13"/>
      <text:p text:style-name="P210"/>
      <text:p text:style-name="P13"/>
      <text:p text:style-name="P211">Presets</text:p>
      <text:p text:style-name="P211"/>
      <text:p text:style-name="P13">FUCK THE TALENT TREES, DONT CONSIDER THEM HERE! Just come up with some presets i think sound fun and interesting, deal with talent trees and balancing later. </text:p>
      <text:p text:style-name="P13">If characters have 4 starting abilities and no passive, then try make it so each preset has 1 buff ability and 1 movement related ability</text:p>
      <text:p text:style-name="P210"/>
      <text:p text:style-name="P212">Bulwark</text:p>
      <text:list xml:id="list1737339359377299765" text:style-name="L177">
        <text:list-item>
          <text:p text:style-name="P208">Abilties</text:p>
        </text:list-item>
      </text:list>
      <text:list xml:id="list1467589426993171308" text:style-name="L146">
        <text:list-item>
          <text:p text:style-name="P221"><text:soft-page-break/><text:span text:style-name="T4">Provoke</text:span></text:p>
        </text:list-item>
        <text:list-item>
          <text:p text:style-name="P182">Get Down</text:p>
        </text:list-item>
        <text:list-item>
          <text:p text:style-name="P182">Evasion</text:p>
        </text:list-item>
        <text:list-item>
          <text:p text:style-name="P182">Fortify</text:p>
        </text:list-item>
      </text:list>
      <text:list xml:id="list5359259338940166473" text:style-name="L178">
        <text:list-item>
          <text:p text:style-name="P209">Passives / Items that could synergize</text:p>
          <text:list>
            <text:list-item>
              <text:p text:style-name="P209">Riposte</text:p>
            </text:list-item>
            <text:list-item>
              <text:p text:style-name="P209">Cautious</text:p>
            </text:list-item>
            <text:list-item>
              <text:p text:style-name="P209">Tenacious</text:p>
            </text:list-item>
            <text:list-item>
              <text:p text:style-name="P209">Enrage</text:p>
            </text:list-item>
            <text:list-item>
              <text:p text:style-name="P209">Bonus Dexterity</text:p>
            </text:list-item>
            <text:list-item>
              <text:p text:style-name="P209">Guardian Aura / any buffing aura</text:p>
            </text:list-item>
          </text:list>
        </text:list-item>
      </text:list>
      <text:p text:style-name="P212"/>
      <text:p text:style-name="P212">Knight</text:p>
      <text:list xml:id="list936317756552415662" text:style-name="L147">
        <text:list-item>
          <text:p text:style-name="P183">Abilities</text:p>
          <text:list>
            <text:list-item>
              <text:p text:style-name="P183">Shield Slam</text:p>
            </text:list-item>
            <text:list-item>
              <text:p text:style-name="P183">Testudo</text:p>
            </text:list-item>
            <text:list-item>
              <text:p text:style-name="P183">Dash</text:p>
            </text:list-item>
            <text:list-item>
              <text:p text:style-name="P183">Inspire</text:p>
            </text:list-item>
          </text:list>
        </text:list-item>
        <text:list-item>
          <text:p text:style-name="P183">Passives / Items that could synergize</text:p>
          <text:list>
            <text:list-item>
              <text:p text:style-name="P183">Riposte</text:p>
            </text:list-item>
            <text:list-item>
              <text:p text:style-name="P183">Tenacious</text:p>
            </text:list-item>
            <text:list-item>
              <text:p text:style-name="P183">Enrage</text:p>
            </text:list-item>
            <text:list-item>
              <text:p text:style-name="P183">Bonus Dexterity</text:p>
            </text:list-item>
            <text:list-item>
              <text:p text:style-name="P183">Guardian Aura</text:p>
            </text:list-item>
            <text:list-item>
              <text:p text:style-name="P183">Cautious</text:p>
            </text:list-item>
            <text:list-item>
              <text:p text:style-name="P183">Unwavering</text:p>
            </text:list-item>
            <text:list-item>
              <text:p text:style-name="P183"><text:soft-page-break/>Unstoppable</text:p>
            </text:list-item>
          </text:list>
        </text:list-item>
      </text:list>
      <text:p text:style-name="P13"/>
      <text:p text:style-name="P13">Barbarian</text:p>
      <text:list xml:id="list7291064027826509224" text:style-name="L148">
        <text:list-item>
          <text:p text:style-name="P184">Charge</text:p>
        </text:list-item>
        <text:list-item>
          <text:p text:style-name="P184">Smash</text:p>
        </text:list-item>
        <text:list-item>
          <text:p text:style-name="P184">Whirlwind</text:p>
        </text:list-item>
        <text:list-item>
          <text:p text:style-name="P184">Blood Sacrifice</text:p>
        </text:list-item>
        <text:list-item>
          <text:p text:style-name="P184">Tenacious</text:p>
        </text:list-item>
      </text:list>
      <text:p text:style-name="P13"/>
      <text:p text:style-name="P13">Battle Mage</text:p>
      <text:list xml:id="list2762720158634766175" text:style-name="L149">
        <text:list-item>
          <text:p text:style-name="P185">Phoenix Dive</text:p>
        </text:list-item>
        <text:list-item>
          <text:p text:style-name="P185">Whirlwind</text:p>
        </text:list-item>
        <text:list-item>
          <text:p text:style-name="P185">Fire Nova</text:p>
        </text:list-item>
        <text:list-item>
          <text:p text:style-name="P185">Fire Ball</text:p>
        </text:list-item>
        <text:list-item>
          <text:p text:style-name="P185">Fiery Aura</text:p>
        </text:list-item>
      </text:list>
      <text:p text:style-name="P13"/>
      <text:p text:style-name="P13">Death Knight</text:p>
      <text:list xml:id="list2421050378007392126" text:style-name="L150">
        <text:list-item>
          <text:p text:style-name="P186">Charge</text:p>
        </text:list-item>
        <text:list-item>
          <text:p text:style-name="P186">Dark Gift</text:p>
        </text:list-item>
        <text:list-item>
          <text:p text:style-name="P186">Blood Sacrifice</text:p>
        </text:list-item>
        <text:list-item>
          <text:p text:style-name="P186">Chaos Bolt</text:p>
        </text:list-item>
        <text:list-item>
          <text:p text:style-name="P186">Passive:</text:p>
        </text:list-item>
      </text:list>
      <text:p text:style-name="P13"/>
      <text:p text:style-name="P13">Witch / Shadow Priest</text:p>
      <text:list xml:id="list56860556514305294" text:style-name="L151">
        <text:list-item>
          <text:p text:style-name="P187">Chaos Bolt (stuns instead)</text:p>
        </text:list-item>
        <text:list-item>
          <text:p text:style-name="P187">Dark Gift</text:p>
        </text:list-item>
        <text:list-item>
          <text:p text:style-name="P187"><text:soft-page-break/>Hex</text:p>
        </text:list-item>
        <text:list-item>
          <text:p text:style-name="P187">Nightmare</text:p>
        </text:list-item>
      </text:list>
      <text:p text:style-name="P13"/>
      <text:p text:style-name="P13">Paladin</text:p>
      <text:list xml:id="list6165974256459171257" text:style-name="L152">
        <text:list-item>
          <text:p text:style-name="P188">Inspire</text:p>
        </text:list-item>
        <text:list-item>
          <text:p text:style-name="P188">Invigorate</text:p>
        </text:list-item>
        <text:list-item>
          <text:p text:style-name="P188">Charge</text:p>
        </text:list-item>
      </text:list>
      <text:p text:style-name="P13"/>
      <text:p text:style-name="P13">Marksman</text:p>
      <text:list xml:id="list2521910211042601079" text:style-name="L153">
        <text:list-item>
          <text:p text:style-name="P189">Head Shot</text:p>
        </text:list-item>
        <text:list-item>
          <text:p text:style-name="P189">Pinning Shot (applies immobilized)</text:p>
        </text:list-item>
        <text:list-item>
          <text:p text:style-name="P189">Point Blank: Short range, big damage, stuns</text:p>
        </text:list-item>
        <text:list-item>
          <text:p text:style-name="P189">Vanish</text:p>
        </text:list-item>
      </text:list>
      <text:p text:style-name="P13"/>
      <text:p text:style-name="P13">Stormer</text:p>
      <text:list xml:id="list820711236470906446" text:style-name="L154">
        <text:list-item>
          <text:p text:style-name="P190">Spirit Vision: Give an ally 5 block and True Sight</text:p>
        </text:list-item>
        <text:list-item>
          <text:p text:style-name="P190">Favourable Winds: Give all allies in your aura +1 temp mobility</text:p>
        </text:list-item>
        <text:list-item>
          <text:p text:style-name="P190">Dash</text:p>
        </text:list-item>
        <text:list-item>
          <text:p text:style-name="P190">Thunder Strike</text:p>
        </text:list-item>
      </text:list>
      <text:p text:style-name="P13"/>
      <text:p text:style-name="P13">Arcanist</text:p>
      <text:list xml:id="list5987380757551154660" text:style-name="L155">
        <text:list-item>
          <text:p text:style-name="P191">Fire Ball</text:p>
        </text:list-item>
        <text:list-item>
          <text:p text:style-name="P191">Frost Bolt</text:p>
        </text:list-item>
        <text:list-item>
          <text:p text:style-name="P191">Lightning Bolt</text:p>
        </text:list-item>
        <text:list-item>
          <text:p text:style-name="P191">Icy Focus</text:p>
        </text:list-item>
        <text:list-item>
          <text:p text:style-name="P191">Telekinesis</text:p>
        </text:list-item>
      </text:list>
      <text:p text:style-name="P13"><text:soft-page-break/></text:p>
      <text:p text:style-name="P13">Shadow Blade</text:p>
      <text:list xml:id="list2589061936419943086" text:style-name="L156">
        <text:list-item>
          <text:p text:style-name="P192">Shadow Step</text:p>
        </text:list-item>
        <text:list-item>
          <text:p text:style-name="P192">Suprise Attack: Cheap shot, except it stuns if character has stealth</text:p>
        </text:list-item>
        <text:list-item>
          <text:p text:style-name="P192">Vanish</text:p>
        </text:list-item>
        <text:list-item>
          <text:p text:style-name="P192">Shank</text:p>
        </text:list-item>
      </text:list>
      <text:p text:style-name="P10"/>
      <text:p text:style-name="P10"/>
      <text:p text:style-name="P9">Talent Pools List</text:p>
      <text:p text:style-name="P11">Brawler</text:p>
      <text:p text:style-name="P4">Passive Per Point Bonus: <text:span text:style-name="T1">+1 Base Damage with Melee Weapons</text:span></text:p>
      <text:list xml:id="list35639859" text:continue-list="list763856736010022263" text:style-name="L1">
        <text:list-item>
          <text:list>
            <text:list-item>
              <text:p text:style-name="P20">Level 1</text:p>
            </text:list-item>
            <text:list-item>
              <text:p text:style-name="P43">Whirlwind (Energy 20, CD 2): Deal 100% Weapon Damage to all enemies within your melee range.</text:p>
            </text:list-item>
            <text:list-item>
              <text:p text:style-name="P43">Smash (Energy 20, CD 2) Deal 200% weapon damage to a target.</text:p>
            </text:list-item>
            <text:list-item>
              <text:p text:style-name="P43">Tenacious (Passive): Whenever you lose health, gain 2 block.</text:p>
            </text:list-item>
            <text:list-item>
              <text:p text:style-name="P20">Level 2</text:p>
            </text:list-item>
            <text:list-item>
              <text:p text:style-name="P43">Charge (Energy 10, CD 3): Charge towards a target within 2 + (Mobility). At the end of the movement, deal 60% weapon damage and apply 1 Vulnerable.</text:p>
            </text:list-item>
            <text:list-item>
              <text:p text:style-name="P43">Kick to the Balls (Energy 10, CD 5): Apply 1 'Stunned' to a target.</text:p>
            </text:list-item>
            <text:list-item>
              <text:p text:style-name="P43">Go Berserk: (Energy 10) Your melee attacks have +50 Critical Strike Chance and cannot be parried. Expires on activation end.</text:p>
            </text:list-item>
            <text:list-item>
              <text:p text:style-name="P20">Level 3</text:p>
            </text:list-item>
            <text:list-item>
              <text:p text:style-name="P43">Blade Flurry (Energy 30, CD 4): Deal 140% weapon damage to a random enemy within melee range 3 times.</text:p>
            </text:list-item>
            <text:list-item>
              <text:p text:style-name="P43">Last Stand (Passive): The first time you would take lethal damage each combat, your health is instead reduced to 1, and you gain +5 strength.</text:p>
            </text:list-item>
          </text:list>
        </text:list-item>
      </text:list>
      <text:p text:style-name="P1"/>
      <text:p text:style-name="P11">Duelist</text:p>
      <text:p text:style-name="P4"><text:soft-page-break/>Passive Per Point Bonus: <text:span text:style-name="T1">+10 Parry Chance</text:span></text:p>
      <text:list xml:id="list3791329515876648501" text:style-name="L135">
        <text:list-item>
          <text:list>
            <text:list-item>
              <text:p text:style-name="P32">Level 1</text:p>
            </text:list-item>
            <text:list-item>
              <text:p text:style-name="P115">Dash (Energy: 0, CD 2): Move to a location within 1 + (current mobility)</text:p>
            </text:list-item>
            <text:list-item>
              <text:p text:style-name="P115">Tendon Slash (Energy 20, CD 1): Deal 140% weapon damage and apply 1 'Weakened'</text:p>
            </text:list-item>
            <text:list-item>
              <text:p text:style-name="P115">Riposte (Passive): Whenever you parry an attack, melee attack the target back for 100% weapon damage</text:p>
            </text:list-item>
            <text:list-item>
              <text:p text:style-name="P32">Level 2</text:p>
            </text:list-item>
            <text:list-item>
              <text:p text:style-name="P115">Shield Shatter (Energy 10, CD 4): Remove all block from a target, then deal 100% weapon damage.</text:p>
            </text:list-item>
            <text:list-item>
              <text:p text:style-name="P115">Evasion (Energy 10, CD 3, Range 3): Increase a target's parry chance by 100% until the end of the current turn cycle.</text:p>
            </text:list-item>
            <text:list-item>
              <text:p text:style-name="P115">Disarm (Energy 10, CD 4): Deal 100% weapon damage and apply 1 'Disarmed'<text:tab/></text:p>
            </text:list-item>
            <text:list-item>
              <text:p text:style-name="P32">Level 3</text:p>
            </text:list-item>
            <text:list-item>
              <text:p text:style-name="P115">Perfect Reflexes (Passive): Increase your Dodge and Parry chance by 20%.</text:p>
            </text:list-item>
            <text:list-item>
              <text:p text:style-name="P115">Decapitate (Energy 30, CD 4): Deal 200% Weapon Damage. Target is killed instantly if they have 20% or less health.</text:p>
            </text:list-item>
            <text:list-item>
              <text:p text:style-name="P115">Second Wind (Energy 0, CD 5): Gain maximum energy.</text:p>
            </text:list-item>
          </text:list>
        </text:list-item>
      </text:list>
      <text:p text:style-name="P1"/>
      <text:p text:style-name="P11">Assassination</text:p>
      <text:p text:style-name="P4">Passive Per Point Bonus: <text:span text:style-name="T1">+5% Critical Strike Chance</text:span></text:p>
      <text:list xml:id="list1856531285304316236" text:style-name="L136">
        <text:list-item>
          <text:list>
            <text:list-item>
              <text:p text:style-name="P33">Level 1</text:p>
            </text:list-item>
            <text:list-item>
              <text:p text:style-name="P116">Vanish (Energy 0, CD 4): Immediately gain 'Camoflage'.</text:p>
            </text:list-item>
            <text:list-item>
              <text:p text:style-name="P116">Shank (Energy 0, CD 2) Deal 100% Weapon Damage</text:p>
            </text:list-item>
            <text:list-item>
              <text:p text:style-name="P116">Predator (Passive): While camoflaged, your critical strike chance is increased by 50%</text:p>
            </text:list-item>
            <text:list-item>
              <text:p text:style-name="P33">Level 2</text:p>
            </text:list-item>
            <text:list-item>
              <text:p text:style-name="P116">Cheap Shot (Energy 20, CD 2): Deal 140% weapon damage. If you have 'Camoflage', apply 1 Vulnerable.</text:p>
            </text:list-item>
            <text:list-item>
              <text:p text:style-name="P116">Shadow Step (Energy 10, CD 2, Range 3) Target an enemy within 3, and teleport to their back tile.</text:p>
            </text:list-item>
            <text:list-item>
              <text:p text:style-name="P116">Rapid Cloaking (Power, Energy 10): On Activation end, gain camoflage.</text:p>
            </text:list-item>
            <text:list-item>
              <text:p text:style-name="P33"><text:soft-page-break/>Level 3</text:p>
            </text:list-item>
            <text:list-item>
              <text:p text:style-name="P116">Sharpen Blade (Energy 10, CD 4): Your next melee attack is guaranteed to critically strike</text:p>
            </text:list-item>
            <text:list-item>
              <text:p text:style-name="P116">Preparation (Energy 0, CD 4): Reduce the energy cost of your next ability to 0.</text:p>
            </text:list-item>
            <text:list-item>
              <text:p text:style-name="P116">Slice and Dice (Energy X, CD 4): Spend all your energy. For each 10 points spent, deal 140% weapon damage to a target.</text:p>
            </text:list-item>
          </text:list>
        </text:list-item>
      </text:list>
      <text:p text:style-name="P1"/>
      <text:p text:style-name="P1"/>
      <text:p text:style-name="P1"/>
      <text:p text:style-name="P11">Guardian</text:p>
      <text:p text:style-name="P4">Passive Per Point Bonus: <text:span text:style-name="T1">+10 Physical Resistance</text:span></text:p>
      <text:list xml:id="list3240873687128538050" text:style-name="L137">
        <text:list-item>
          <text:list>
            <text:list-item>
              <text:p text:style-name="P34">Level 1</text:p>
            </text:list-item>
            <text:list-item>
              <text:p text:style-name="P117">Provoke (Energy 10, CD 3, Range 1): Force a target enemy within 1 to focus its attacks on you during its next activation.</text:p>
            </text:list-item>
            <text:list-item>
              <text:p text:style-name="P117">Guard (Energy 10, CD 2, Range 3): Give an ally 6 Block</text:p>
            </text:list-item>
            <text:list-item>
              <text:p text:style-name="P117">Cautious 5 (Passive): On activation end, if you have no block, gain 5 block.</text:p>
            </text:list-item>
            <text:list-item>
              <text:p text:style-name="P117">Sword And Board (Energy 20, CD 2): Deal 140% Weapon damage. Gain 5 Block.</text:p>
            </text:list-item>
            <text:list-item>
              <text:p text:style-name="P34">Level 2</text:p>
            </text:list-item>
            <text:list-item>
              <text:p text:style-name="P117">Get Down! (Energy 30, CD 3): Move to a tile within 1 + (Mobility). At the end of the movement, give adjacent allies 5 Block</text:p>
            </text:list-item>
            <text:list-item>
              <text:p text:style-name="P117">Shield Slam (Energy 10, CD 3): Deal physical damage to a target equal to your current block, then knock the target back 1 tile.</text:p>
            </text:list-item>
            <text:list-item>
              <text:p text:style-name="P117">Testudo (Energy): On activation start, gain 3 Block</text:p>
            </text:list-item>
            <text:list-item>
              <text:p text:style-name="P117">Guardian Aura (Passive): On activation end, allies within (aura size) gain 5 Block.</text:p>
            </text:list-item>
            <text:list-item>
              <text:p text:style-name="P34">Level 3</text:p>
            </text:list-item>
            <text:list-item>
              <text:p text:style-name="P117">Reactive Armour (Energy 20, CD 3): Remove all block, then deal physical damage to all enemies within your melee range equal to the block removed. </text:p>
            </text:list-item>
            <text:list-item>
              <text:p text:style-name="P117">Challenging Shout (Energy 20, CD 4): Force all enemies in your melee range to focus their attacks on you during their next activations.</text:p>
            </text:list-item>
            <text:list-item>
              <text:p text:style-name="P117">Unwavering (Passive): Block does not expire on activation end</text:p>
            </text:list-item>
          </text:list>
        </text:list-item>
      </text:list>
      <text:p text:style-name="P1"/>
      <text:p text:style-name="P11"><text:soft-page-break/>Pyromania</text:p>
      <text:p text:style-name="P4">Passive Per Point Bonus: <text:span text:style-name="T1">+5% Fire Damage, +5 Fire Resistance</text:span></text:p>
      <text:list xml:id="list8521359594661780842" text:style-name="L138">
        <text:list-item>
          <text:p text:style-name="P35">Pyromania</text:p>
          <text:list>
            <text:list-item>
              <text:p text:style-name="P35">Level 1</text:p>
            </text:list-item>
            <text:list-item>
              <text:p text:style-name="P118">Fire Ball (Energy 20, CD 0, Range 5): Deal 8 Fire damage to a target.</text:p>
            </text:list-item>
            <text:list-item>
              <text:p text:style-name="P118">Fiery Aura (Passive): On Activation end, deal 3 Fire damage to all enemies within (aura size).</text:p>
            </text:list-item>
            <text:list-item>
              <text:p text:style-name="P118">Fire Nova (Energy 20, CD 2): Deal 6 Fire damage to all enemies within 1 and apply 1 Burning.</text:p>
            </text:list-item>
            <text:list-item>
              <text:p text:style-name="P35">Level 2</text:p>
            </text:list-item>
            <text:list-item>
              <text:p text:style-name="P118">Phoenix Dive (Energy 20, CD 3) Teleport to a location within 3. Upon arrival, apply Burning to all adjacent enemies.</text:p>
            </text:list-item>
            <text:list-item>
              <text:p text:style-name="P118">Meteor (Energy 30, CD 4): Deal 10 fire damage and apply Burning to all characters in a 3x3 area.</text:p>
            </text:list-item>
            <text:list-item>
              <text:p text:style-name="P118">Immolation (Passive): Your melee attacks that reduce health apply 1 Burning</text:p>
            </text:list-item>
            <text:list-item>
              <text:p text:style-name="P118">Blaze (Energy 10): Your Melee Attacks deal Fire damage.</text:p>
            </text:list-item>
            <text:list-item>
              <text:p text:style-name="P35">Level 3</text:p>
            </text:list-item>
            <text:list-item>
              <text:p text:style-name="P118">Combustion (Energy 30, CD 4, R 1): Deal 3 fire damage to a target for each stack of burning. Remove all Burning from the target.</text:p>
            </text:list-item>
            <text:list-item>
              <text:p text:style-name="P118">Dragon Breath (Energy 30, CD 3): Deal 8 fire/magic damage to all targets in a line, up to 5 tiles away.</text:p>
            </text:list-item>
            <text:list-item>
              <text:p text:style-name="P118">Demon (Passive): +20 Fire Resistance. Increase all fire damage dealt by 20%</text:p>
            </text:list-item>
          </text:list>
        </text:list-item>
      </text:list>
      <text:p text:style-name="P1"/>
      <text:p text:style-name="P11">Cyromancy</text:p>
      <text:p text:style-name="P4">Passive Per Point Bonus: <text:span text:style-name="T1">+5% Frost Damage, +5 Frost Resistance</text:span></text:p>
      <text:list xml:id="list2463287698246684684" text:style-name="L139">
        <text:list-item>
          <text:list>
            <text:list-item>
              <text:p text:style-name="P36">Level 1</text:p>
            </text:list-item>
            <text:list-item>
              <text:p text:style-name="P119">Frost Nova (Energy 20, CD 2):Deal 6 Frost Damage to adjacent enemies and apply 1 Chilled</text:p>
            </text:list-item>
            <text:list-item>
              <text:p text:style-name="P119">Chilling Blow (Energy 20, CD 1): Deal 140% Weapon damage and apply 1 'Chilled'</text:p>
            </text:list-item>
            <text:list-item>
              <text:p text:style-name="P119">Icy Focus (Energy 10, CD 1, Range 3): Give an ally +2 Wisdom</text:p>
            </text:list-item>
            <text:list-item>
              <text:p text:style-name="P119">Shatter (Passive): Your Attacks made against targets with 'Chilled' have +20 crit chance.</text:p>
            </text:list-item>
            <text:list-item>
              <text:p text:style-name="P36">Level 2</text:p>
            </text:list-item>
            <text:list-item>
              <text:p text:style-name="P119">Blizzard (Energy 30, CD 4, Range 5): Deal 10 Frost Damage and apply Chilled to all enemies in a <text:soft-page-break/>3x3 area. </text:p>
            </text:list-item>
            <text:list-item>
              <text:p text:style-name="P119">Frost Armour (Energy 20, CD 3, Range 3): Give an ally 5 block. Removes Burning </text:p>
            </text:list-item>
            <text:list-item>
              <text:p text:style-name="P119">Frost Bolt (Energy 10, CD 4, Range 5) Deal 4 Frost damage and apply Crippled.</text:p>
            </text:list-item>
            <text:list-item>
              <text:p text:style-name="P119">Creeping Frost (Energy 10): Your Melee Attacks deal Frost Damage</text:p>
            </text:list-item>
            <text:list-item>
              <text:p text:style-name="P36">Level 3</text:p>
            </text:list-item>
            <text:list-item>
              <text:p text:style-name="P119">Thaw (Energy 30, CD 3, Range 5): Deal 10 Frost damage to a target. If they are 'Chilled', refund the energy cost</text:p>
            </text:list-item>
            <text:list-item>
              <text:p text:style-name="P119">Frozen Heart (Passive): +20 Frost Resistance. Increase all Frost Damage dealt by 20%.</text:p>
            </text:list-item>
            <text:list-item>
              <text:p text:style-name="P119">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7404515660333267223" text:style-name="L140">
        <text:list-item>
          <text:list>
            <text:list-item>
              <text:p text:style-name="P37">Level 1</text:p>
            </text:list-item>
            <text:list-item>
              <text:p text:style-name="P120">Snipe (Energy 20, CD 2, Range 7): Deal 140% weapon damage to a target. Requires a ranged weapon.</text:p>
            </text:list-item>
            <text:list-item>
              <text:p text:style-name="P120">Haste (Energy 10, CD 2, Range 3): Give an ally +1 mobility and initiative</text:p>
            </text:list-item>
            <text:list-item>
              <text:p text:style-name="P120">Impaling Bolt (Energy 30, CD 4, Range 5): Deal 100% weapon damage and knock a target back 3 tiles</text:p>
            </text:list-item>
            <text:list-item>
              <text:p text:style-name="P120">Patient Stalker (Passive): You have +10 stamina and +1 mobility while Camoflaged</text:p>
            </text:list-item>
            <text:list-item>
              <text:p text:style-name="P37">Level 2</text:p>
            </text:list-item>
            <text:list-item>
              <text:p text:style-name="P120">Steady Hands (Energy 10, CD 3, Range 3) Give a target +2 range with Ranged Attacks for one Activation</text:p>
            </text:list-item>
            <text:list-item>
              <text:p text:style-name="P120">Head Shot (Energy 30, CD 4, Range 5): Deal 200% weapon damage</text:p>
            </text:list-item>
            <text:list-item>
              <text:p text:style-name="P120">Forest Medicine (Energy 20, CD 3, Range 3):Give an ally 5 block. Removes 'Poisoned' </text:p>
            </text:list-item>
            <text:list-item>
              <text:p text:style-name="P120">Tree Leap (Energy 10, CD 4, Range 4) Teleport to a grass tile within 4.</text:p>
            </text:list-item>
            <text:list-item>
              <text:p text:style-name="P120">Concentration (Energy 10): Your ranged attacks have +20 Critical Chance and cannot be Dodged.</text:p>
            </text:list-item>
            <text:list-item>
              <text:p text:style-name="P37">Level 3</text:p>
            </text:list-item>
            <text:list-item>
              <text:p text:style-name="P120">Rapid Fire (Energy X, CD 4, Range 5) Spend all your energy. For every 10 Energy spent, deal 100% weapon damage to a target.</text:p>
            </text:list-item>
            <text:list-item>
              <text:p text:style-name="P120"><text:soft-page-break/>Overwatch (Energy 20, CD 1): Deal 140% weapon damage to the first enemy that moves within range of your weapon.</text:p>
            </text:list-item>
            <text:list-item>
              <text:p text:style-name="P120">Hawk Eye (2) (Passive): Your ranged attacks have +2 range.</text:p>
            </text:list-item>
          </text:list>
        </text:list-item>
      </text:list>
      <text:p text:style-name="P1"/>
      <text:p text:style-name="P11">Manipulation</text:p>
      <text:p text:style-name="P4">Passive Per Point Bonus: <text:span text:style-name="T1">+10 Dodge Chance</text:span></text:p>
      <text:list xml:id="list360597709840224457" text:style-name="L141">
        <text:list-item>
          <text:list>
            <text:list-item>
              <text:p text:style-name="P38">Level 1</text:p>
            </text:list-item>
            <text:list-item>
              <text:p text:style-name="P121">Telekinesis (Energy 0, CD 2, range 5): Teleport a target anywhere within 2 of its current poisition</text:p>
            </text:list-item>
            <text:list-item>
              <text:p text:style-name="P121">Flux (Passive): Your first 'Move' ability each activation costs 0 energy</text:p>
            </text:list-item>
            <text:list-item>
              <text:p text:style-name="P121">Dimensional Blast(Energy 20, CD 1, Range 5): Deal 8 damage of a random element type to a target.</text:p>
            </text:list-item>
            <text:list-item>
              <text:p text:style-name="P121">Mirage (Energy 10, CD 4, Range 3): Increase a targets dodge chance by 50%. Last until the end of their next activation.</text:p>
            </text:list-item>
            <text:list-item>
              <text:p text:style-name="P38">Level 2</text:p>
            </text:list-item>
            <text:list-item>
              <text:p text:style-name="P121">Phase Shift (Energy 30, CD 5, Range 5): Switch locations with a target character. </text:p>
            </text:list-item>
            <text:list-item>
              <text:p text:style-name="P121">Burst of Knowledge (Energy 10, CD 3, Range 3): Give an ally +4 Temporary Wisdom</text:p>
            </text:list-item>
            <text:list-item>
              <text:p text:style-name="P121">Blink (Energy 10, CD 2): Teleport to a location within 2 of your current position</text:p>
            </text:list-item>
            <text:list-item>
              <text:p text:style-name="P121">Quick Reflexes / Phasing (Passive): The first time this character is attacked each turn cycle, it teleports to a random tile within 2 of its current location.</text:p>
            </text:list-item>
            <text:list-item>
              <text:p text:style-name="P121">Infuse (Energy 10): +20 all resistances</text:p>
            </text:list-item>
            <text:list-item>
              <text:p text:style-name="P38">Level 3</text:p>
            </text:list-item>
            <text:list-item>
              <text:p text:style-name="P121">Ethereal Being (Passive): You ignore all obstacles when determining line of sight. You can walk through trees and over water.</text:p>
            </text:list-item>
            <text:list-item>
              <text:p text:style-name="P121">Time Warp (Energy 40, CD 5, Range 3): When target character finishes their next activation, they activate again.</text:p>
            </text:list-item>
            <text:list-item>
              <text:p text:style-name="P121">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6304943439636581585" text:style-name="L142">
        <text:list-item>
          <text:list>
            <text:list-item>
              <text:p text:style-name="P39">Level 1</text:p>
            </text:list-item>
            <text:list-item>
              <text:p text:style-name="P122"><text:soft-page-break/>Holy Fire (Energy 20, CD 1, Range 3) Deal 6 fire damage to an enemy, or give an ally 6 block.</text:p>
            </text:list-item>
            <text:list-item>
              <text:p text:style-name="P122">Inspire (Energy 10, CD 1, Range 3) Give an ally +2 strength.</text:p>
            </text:list-item>
            <text:list-item>
              <text:p text:style-name="P122">Consecrate (Energy 20, CD 1) Deal 5 fire damage to all enemies and give +10 Energy to all allies within your melee range.</text:p>
            </text:list-item>
            <text:list-item>
              <text:p text:style-name="P122">Encouraging Aura (Passive): On activation end, give allies within (aura size) +10 Energy</text:p>
            </text:list-item>
            <text:list-item>
              <text:p text:style-name="P39">Level 2</text:p>
            </text:list-item>
            <text:list-item>
              <text:p text:style-name="P122">Invigorate (Energy 0, CD 2, Range 3) Give an ally +20 Energy</text:p>
            </text:list-item>
            <text:list-item>
              <text:p text:style-name="P122">Bless (Energy 10, CD 3, Range 3): Removes Weakened and Vulnerable and Stunned from an ally</text:p>
            </text:list-item>
            <text:list-item>
              <text:p text:style-name="P122">Radiance (Passive): Increase the range of your aura effects by 1</text:p>
            </text:list-item>
            <text:list-item>
              <text:p text:style-name="P122">Blinding Light (Energy 30, CD 4, Range 5): Deal 10 Fire damage and apply 'Blind' to all enemies in a 3x3 area.</text:p>
            </text:list-item>
            <text:list-item>
              <text:p text:style-name="P122">Purity (Energy 10): +2 Wisdom, Strength and Dexterity</text:p>
            </text:list-item>
            <text:list-item>
              <text:p text:style-name="P39">Level 3</text:p>
            </text:list-item>
            <text:list-item>
              <text:p text:style-name="P122">Transcendence (Energy 40, CD 5, Range 4): Target ally becomes immune to all damage until the end of the current turn cycle.</text:p>
            </text:list-item>
            <text:list-item>
              <text:p text:style-name="P122">Sacred Aura (Passive): On activation end, remove Stun, Crippled, Blind, Disarmed, Confused, and Terrified from all allies withn (aura size)</text:p>
            </text:list-item>
            <text:list-item>
              <text:p text:style-name="P122">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2461893389730394717" text:style-name="L143">
        <text:list-item>
          <text:list>
            <text:list-item>
              <text:p text:style-name="P40">Level 1</text:p>
            </text:list-item>
            <text:list-item>
              <text:p text:style-name="P123">Shadow Blast (Energy 20, CD 1, Range 5) Deal 8 magic damage to a target and apply 1 'Knock Back'</text:p>
            </text:list-item>
            <text:list-item>
              <text:p text:style-name="P123">Shroud (Energy 0, CD 3, Range 3): Give an ally 'Camoflage' </text:p>
            </text:list-item>
            <text:list-item>
              <text:p text:style-name="P123">Hex (Energy 10, CD 4, Range 5): Apply 1 weakened and 1 vulnerable to a target</text:p>
            </text:list-item>
            <text:list-item>
              <text:p text:style-name="P123">Shadow Aura (Passive): On activation end, apply 1 weakened to all enemies within (aura size)</text:p>
            </text:list-item>
            <text:list-item>
              <text:p text:style-name="P40">Level 2</text:p>
            </text:list-item>
            <text:list-item>
              <text:p text:style-name="P123">Chaos Bolt (Energy 30, CD 4, Range 5): Deal 10 shadow damage to a target and apply 1 Vulnerable.</text:p>
            </text:list-item>
            <text:list-item>
              <text:p text:style-name="P123"><text:soft-page-break/>Nightmare (Energy 10, CD 5, Range 3): Apply 1 'Sleep' to a target.</text:p>
            </text:list-item>
            <text:list-item>
              <text:p text:style-name="P123">Rain Of Chaos (Energy 30, CD 5, Range 5): Deal 10 shadow damage and apply 1 Weakened to all characters in a 3x3 area.</text:p>
            </text:list-item>
            <text:list-item>
              <text:p text:style-name="P123">Shadow Wreath (Energy 10): Your melee attacks deal Shadow Damage</text:p>
            </text:list-item>
            <text:list-item>
              <text:p text:style-name="P40">Level 3</text:p>
            </text:list-item>
            <text:list-item>
              <text:p text:style-name="P123">Shadow Form (Passive): +20 Shadow Resistance. Increase all shadow damage dealt by 20%</text:p>
            </text:list-item>
            <text:list-item>
              <text:p text:style-name="P123">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5966994162549151714" text:style-name="L144">
        <text:list-item>
          <text:list>
            <text:list-item>
              <text:p text:style-name="P41">Level 1</text:p>
            </text:list-item>
            <text:list-item>
              <text:p text:style-name="P124">Poisonous (Passive): Your attacks that reduce health apply 1 'Poison'.</text:p>
            </text:list-item>
            <text:list-item>
              <text:p text:style-name="P124">Blight (Energy 10, CD 1, Range 5): Apply 1 poison to a target. </text:p>
            </text:list-item>
            <text:list-item>
              <text:p text:style-name="P124">Blood Offering (Energy 0, CD 1): Lose 3 Heath. Gain +20 Energy</text:p>
            </text:list-item>
            <text:list-item>
              <text:p text:style-name="P124">Toxic Slash (Energy 20, CD 1): Deal 140% Weapon damage and apply 1 poison.</text:p>
            </text:list-item>
            <text:list-item>
              <text:p text:style-name="P41">Level 2</text:p>
            </text:list-item>
            <text:list-item>
              <text:p text:style-name="P124">Venomous (Passive): Whenever you apply 'Poison', apply 1 extra stack.</text:p>
            </text:list-item>
            <text:list-item>
              <text:p text:style-name="P124">Noxious Fumes (Energy 20, CD 2): Deal 6 poison damage to adjacent enemies and apply 1 poison</text:p>
            </text:list-item>
            <text:list-item>
              <text:p text:style-name="P124">Toxic Eruption (Energy 30, CD 4, Range 5) Deal 10 poison damage and apply 1 poison to all enemies in a 3x3 area. </text:p>
            </text:list-item>
            <text:list-item>
              <text:p text:style-name="P124">Chemical Reaction (Energy 20, CD 4, Range 3): Double a targets current poison </text:p>
            </text:list-item>
            <text:list-item>
              <text:p text:style-name="P41">Level 3</text:p>
            </text:list-item>
            <text:list-item>
              <text:p text:style-name="P124">Drain (Energy 10, CD 3, Range 3): Remove all poison from an enemy. Deal poison damage equal to the amount of poison removed.</text:p>
            </text:list-item>
            <text:list-item>
              <text:p text:style-name="P124">Toxicity (Passive): +20 Poison resistance. Increase all poison damage dealt by 20%.</text:p>
            </text:list-item>
            <text:list-item>
              <text:p text:style-name="P124">Toxic Aura (Passive): On activation end apply 2 poisoned to adjacent enemies.</text:p>
            </text:list-item>
          </text:list>
        </text:list-item>
      </text:list>
      <text:p text:style-name="P1"/>
      <text:p text:style-name="P11"><text:soft-page-break/>Naturalism</text:p>
      <text:p text:style-name="P4">Passive Per Point Bonus: <text:span text:style-name="T1">+5% Air Damage, +5 Air Resistance</text:span></text:p>
      <text:list xml:id="list4262082274858280148" text:style-name="L145">
        <text:list-item>
          <text:p text:style-name="P42">Naturalist</text:p>
          <text:list>
            <text:list-item>
              <text:p text:style-name="P42">Level 1</text:p>
            </text:list-item>
            <text:list-item>
              <text:p text:style-name="P125">Spirit Surge (Energy 10, CD 1, Range 3): Give an ally +1 Dexterity, Strength and Wisdom.</text:p>
            </text:list-item>
            <text:list-item>
              <text:p text:style-name="P125">Lightning Bolt (Energy 20, CD 1, Range 5): Deal 8 Air Damage to a target and apply 'Shocked'.</text:p>
            </text:list-item>
            <text:list-item>
              <text:p text:style-name="P125">Thunder Strike (Energy 20, CD 1): Deal 140% weapon damage and apply 'Shocked'.</text:p>
            </text:list-item>
            <text:list-item>
              <text:p text:style-name="P125">Storm Aura (Passive): On Activation End, deal 3 Air damage to random enemy within (aura size) twice</text:p>
            </text:list-item>
            <text:list-item>
              <text:p text:style-name="P42">Level 2</text:p>
            </text:list-item>
            <text:list-item>
              <text:p text:style-name="P125">Spirit Vision : Give an ally 'True Sight' for until the end of their activation</text:p>
            </text:list-item>
            <text:list-item>
              <text:p text:style-name="P125">Primal Rage (Energy 10, CD 3, Range 3): Give an ally +4 Temporary Strength.</text:p>
            </text:list-item>
            <text:list-item>
              <text:p text:style-name="P125">Chain Lightning (Energy 30, CD 3, Range 5): Deal 4 Air Damage to a target. Jumps to a random adjacent enemy up to 2 more times.</text:p>
            </text:list-item>
            <text:list-item>
              <text:p text:style-name="P125">Thunder Storm (Energy 30, CD 4, Range 5): Deal 10 Air damage to all enemies in a 3x3 area and apply 1 'Shocked'</text:p>
            </text:list-item>
            <text:list-item>
              <text:p text:style-name="P125">Overload (Energy 10): Your Melee Attacks deal Air Damage.</text:p>
            </text:list-item>
            <text:list-item>
              <text:p text:style-name="P42">Level 3</text:p>
            </text:list-item>
            <text:list-item>
              <text:p text:style-name="P125">Concealing Clouds (Energy 20, CD 4, Range 3): Give Camoflage to all characters in a 3x3 area.</text:p>
            </text:list-item>
            <text:list-item>
              <text:p text:style-name="P125">Super Conductor (Energy 30, CD 5): Deal 12 air damage to all enemies within your melee range and apply 1 'Shocked'. If an enemy is already 'Shocked', they become Stunned.</text:p>
            </text:list-item>
            <text:list-item>
              <text:p text:style-name="P176">Storm Lord (Passive): +20 Air resistance. Increase all air damage by 2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5T15:43:09.97</dc:date>
    <dc:creator>Black Will</dc:creator>
    <meta:editing-duration>P32DT8H53M58S</meta:editing-duration>
    <meta:editing-cycles>1063</meta:editing-cycles>
    <meta:generator>OpenOffice/4.1.6$Win32 OpenOffice.org_project/416m1$Build-9790</meta:generator>
    <meta:document-statistic meta:table-count="0" meta:image-count="0" meta:object-count="0" meta:page-count="68" meta:paragraph-count="1585" meta:word-count="13464" meta:character-count="72249"/>
  </office:meta>
</office:document-meta>
</file>